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1173in" svg:y="0.563in">
            <draw:object draw:notify-on-update-of-ranges="Sheet1.A2:Sheet1.A401 Sheet1.D1:Sheet1.D1 Sheet1.D2:Sheet1.D401 Sheet1.A2:Sheet1.A401 Sheet1.E1:Sheet1.E1 Sheet1.E2:Sheet1.E401 Sheet1.B1:Sheet1.B1 Sheet1.B2:Sheet1.B401 Sheet1.A2:Sheet1.A401 Sheet1.C1:Sheet1.C1 Sheet1.C2:Sheet1.C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-0.013310545">
            <text:p>-0.0133105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011979709">
            <text:p>0.0001197971</text:p>
          </table:table-cell>
          <table:table-cell office:value-type="float" office:value="0">
            <text:p>0</text:p>
          </table:table-cell>
          <table:table-cell/>
          <table:table-cell table:formula="of:=([.D13]-[.E13])-([.D12]-[.E12])" office:value-type="float" office:value="0.00011979709">
            <text:p>0.000119797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0011979709">
            <text:p>0.0001197971</text:p>
          </table:table-cell>
          <table:table-cell office:value-type="float" office:value="0">
            <text:p>0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5">
            <text:p>0.015</text:p>
          </table:table-cell>
          <table:table-cell office:value-type="float" office:value="0.00091510004">
            <text:p>0.0009151</text:p>
          </table:table-cell>
          <table:table-cell office:value-type="float" office:value="0.00011979709">
            <text:p>0.0001197971</text:p>
          </table:table-cell>
          <table:table-cell office:value-type="float" office:value="-0.0066552726">
            <text:p>-0.0066552726</text:p>
          </table:table-cell>
          <table:table-cell/>
          <table:table-cell table:formula="of:=([.D15]-[.E15])-([.D14]-[.E14])" office:value-type="float" office:value="0.0066552726">
            <text:p>0.006655272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2">
            <text:p>0.02</text:p>
          </table:table-cell>
          <table:table-cell office:value-type="float" office:value="0.0054906">
            <text:p>0.0054906</text:p>
          </table:table-cell>
          <table:table-cell office:value-type="float" office:value="0.0001796973">
            <text:p>0.0001796973</text:p>
          </table:table-cell>
          <table:table-cell office:value-type="float" office:value="-0.02662109">
            <text:p>-0.02662109</text:p>
          </table:table-cell>
          <table:table-cell/>
          <table:table-cell table:formula="of:=([.D16]-[.E16])-([.D15]-[.E15])" office:value-type="float" office:value="0.02002571761">
            <text:p>0.020025717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9">
            <text:p>0.024999999</text:p>
          </table:table-cell>
          <table:table-cell office:value-type="float" office:value="0.0091510005">
            <text:p>0.0091510005</text:p>
          </table:table-cell>
          <table:table-cell office:value-type="float" office:value="0.00041932">
            <text:p>0.00041932</text:p>
          </table:table-cell>
          <table:table-cell office:value-type="float" office:value="-0.05324218">
            <text:p>-0.05324218</text:p>
          </table:table-cell>
          <table:table-cell/>
          <table:table-cell table:formula="of:=([.D17]-[.E17])-([.D16]-[.E16])" office:value-type="float" office:value="0.0268607127">
            <text:p>0.026860712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7">
            <text:p>0.029999997</text:p>
          </table:table-cell>
          <table:table-cell office:value-type="float" office:value="0.014641601">
            <text:p>0.014641601</text:p>
          </table:table-cell>
          <table:table-cell office:value-type="float" office:value="0.0008986202">
            <text:p>0.0008986202</text:p>
          </table:table-cell>
          <table:table-cell office:value-type="float" office:value="-0.053242177">
            <text:p>-0.053242177</text:p>
          </table:table-cell>
          <table:table-cell/>
          <table:table-cell table:formula="of:=([.D18]-[.E18])-([.D17]-[.E17])" office:value-type="float" office:value="0.000479297199999999">
            <text:p>0.0004792972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265379">
            <text:p>0.0265379</text:p>
          </table:table-cell>
          <table:table-cell office:value-type="float" office:value="0.0013781334">
            <text:p>0.0013781334</text:p>
          </table:table-cell>
          <table:table-cell office:value-type="float" office:value="0.0066552735">
            <text:p>0.0066552735</text:p>
          </table:table-cell>
          <table:table-cell/>
          <table:table-cell table:formula="of:=([.D19]-[.E19])-([.D18]-[.E18])" office:value-type="float" office:value="-0.0594179373">
            <text:p>-0.0594179373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9999995">
            <text:p>0.039999995</text:p>
          </table:table-cell>
          <table:table-cell office:value-type="float" office:value="0.032943603">
            <text:p>0.032943603</text:p>
          </table:table-cell>
          <table:table-cell office:value-type="float" office:value="0.0013189523">
            <text:p>0.0013189523</text:p>
          </table:table-cell>
          <table:table-cell office:value-type="float" office:value="0.013310547">
            <text:p>0.013310547</text:p>
          </table:table-cell>
          <table:table-cell/>
          <table:table-cell table:formula="of:=([.D20]-[.E20])-([.D19]-[.E19])" office:value-type="float" office:value="-0.0067144546">
            <text:p>-0.006714454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4999994">
            <text:p>0.044999994</text:p>
          </table:table-cell>
          <table:table-cell office:value-type="float" office:value="0.0375191">
            <text:p>0.0375191</text:p>
          </table:table-cell>
          <table:table-cell office:value-type="float" office:value="0.0011999884">
            <text:p>0.0011999884</text:p>
          </table:table-cell>
          <table:table-cell office:value-type="float" office:value="0.01996582">
            <text:p>0.01996582</text:p>
          </table:table-cell>
          <table:table-cell/>
          <table:table-cell table:formula="of:=([.D21]-[.E21])-([.D20]-[.E20])" office:value-type="float" office:value="-0.0067742369">
            <text:p>-0.0067742369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9999993">
            <text:p>0.049999993</text:p>
          </table:table-cell>
          <table:table-cell office:value-type="float" office:value="0.0402644">
            <text:p>0.0402644</text:p>
          </table:table-cell>
          <table:table-cell office:value-type="float" office:value="0.0010211314">
            <text:p>0.0010211314</text:p>
          </table:table-cell>
          <table:table-cell office:value-type="float" office:value="0">
            <text:p>0</text:p>
          </table:table-cell>
          <table:table-cell/>
          <table:table-cell table:formula="of:=([.D22]-[.E22])-([.D21]-[.E21])" office:value-type="float" office:value="0.019786963">
            <text:p>0.01978696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4999992">
            <text:p>0.054999992</text:p>
          </table:table-cell>
          <table:table-cell office:value-type="float" office:value="0.0439248">
            <text:p>0.0439248</text:p>
          </table:table-cell>
          <table:table-cell office:value-type="float" office:value="0.0010219563">
            <text:p>0.0010219563</text:p>
          </table:table-cell>
          <table:table-cell office:value-type="float" office:value="0">
            <text:p>0</text:p>
          </table:table-cell>
          <table:table-cell/>
          <table:table-cell table:formula="of:=([.D23]-[.E23])-([.D22]-[.E22])" office:value-type="float" office:value="0.000000824899999999837">
            <text:p>8.24899999999837E-007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999999">
            <text:p>0.05999999</text:p>
          </table:table-cell>
          <table:table-cell office:value-type="float" office:value="0.0475852">
            <text:p>0.0475852</text:p>
          </table:table-cell>
          <table:table-cell office:value-type="float" office:value="0.001022858">
            <text:p>0.001022858</text:p>
          </table:table-cell>
          <table:table-cell office:value-type="float" office:value="-0.026621094">
            <text:p>-0.026621094</text:p>
          </table:table-cell>
          <table:table-cell/>
          <table:table-cell table:formula="of:=([.D24]-[.E24])-([.D23]-[.E23])" office:value-type="float" office:value="0.0266219957">
            <text:p>0.0266219957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499999">
            <text:p>0.06499999</text:p>
          </table:table-cell>
          <table:table-cell office:value-type="float" office:value="0.052160703">
            <text:p>0.052160703</text:p>
          </table:table-cell>
          <table:table-cell office:value-type="float" office:value="0.0012635409">
            <text:p>0.0012635409</text:p>
          </table:table-cell>
          <table:table-cell office:value-type="float" office:value="-0.01996582">
            <text:p>-0.01996582</text:p>
          </table:table-cell>
          <table:table-cell/>
          <table:table-cell table:formula="of:=([.D25]-[.E25])-([.D24]-[.E24])" office:value-type="float" office:value="-0.00641459110000001">
            <text:p>-0.006414591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999999">
            <text:p>0.06999999</text:p>
          </table:table-cell>
          <table:table-cell office:value-type="float" office:value="0.055821102">
            <text:p>0.055821102</text:p>
          </table:table-cell>
          <table:table-cell office:value-type="float" office:value="0.0014446541">
            <text:p>0.0014446541</text:p>
          </table:table-cell>
          <table:table-cell office:value-type="float" office:value="-0.0066552735">
            <text:p>-0.0066552735</text:p>
          </table:table-cell>
          <table:table-cell/>
          <table:table-cell table:formula="of:=([.D26]-[.E26])-([.D25]-[.E25])" office:value-type="float" office:value="-0.0131294333">
            <text:p>-0.0131294333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594815">
            <text:p>0.0594815</text:p>
          </table:table-cell>
          <table:table-cell office:value-type="float" office:value="0.0015062101">
            <text:p>0.0015062101</text:p>
          </table:table-cell>
          <table:table-cell office:value-type="float" office:value="-0.0066552735">
            <text:p>-0.0066552735</text:p>
          </table:table-cell>
          <table:table-cell/>
          <table:table-cell table:formula="of:=([.D27]-[.E27])-([.D26]-[.E26])" office:value-type="float" office:value="0.0000615559999999991">
            <text:p>0.000061556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8">
            <text:p>0.08</text:p>
          </table:table-cell>
          <table:table-cell office:value-type="float" office:value="0.0704627">
            <text:p>0.0704627</text:p>
          </table:table-cell>
          <table:table-cell office:value-type="float" office:value="0.0015679508">
            <text:p>0.0015679508</text:p>
          </table:table-cell>
          <table:table-cell office:value-type="float" office:value="-0.01996582">
            <text:p>-0.01996582</text:p>
          </table:table-cell>
          <table:table-cell/>
          <table:table-cell table:formula="of:=([.D28]-[.E28])-([.D27]-[.E27])" office:value-type="float" office:value="0.0133722872">
            <text:p>0.013372287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5">
            <text:p>0.085</text:p>
          </table:table-cell>
          <table:table-cell office:value-type="float" office:value="0.073208004">
            <text:p>0.073208004</text:p>
          </table:table-cell>
          <table:table-cell office:value-type="float" office:value="0.0017500032">
            <text:p>0.0017500032</text:p>
          </table:table-cell>
          <table:table-cell office:value-type="float" office:value="-0.026621094">
            <text:p>-0.026621094</text:p>
          </table:table-cell>
          <table:table-cell/>
          <table:table-cell table:formula="of:=([.D29]-[.E29])-([.D28]-[.E28])" office:value-type="float" office:value="0.0068373264">
            <text:p>0.0068373264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9">
            <text:p>0.09</text:p>
          </table:table-cell>
          <table:table-cell office:value-type="float" office:value="0.07686841">
            <text:p>0.07686841</text:p>
          </table:table-cell>
          <table:table-cell office:value-type="float" office:value="0.001992362">
            <text:p>0.001992362</text:p>
          </table:table-cell>
          <table:table-cell office:value-type="float" office:value="0">
            <text:p>0</text:p>
          </table:table-cell>
          <table:table-cell/>
          <table:table-cell table:formula="of:=([.D30]-[.E30])-([.D29]-[.E29])" office:value-type="float" office:value="-0.0263787352">
            <text:p>-0.026378735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5000006">
            <text:p>0.095000006</text:p>
          </table:table-cell>
          <table:table-cell office:value-type="float" office:value="0.08235901">
            <text:p>0.08235901</text:p>
          </table:table-cell>
          <table:table-cell office:value-type="float" office:value="0.0019954655">
            <text:p>0.0019954655</text:p>
          </table:table-cell>
          <table:table-cell office:value-type="float" office:value="-0.026621094">
            <text:p>-0.026621094</text:p>
          </table:table-cell>
          <table:table-cell/>
          <table:table-cell table:formula="of:=([.D31]-[.E31])-([.D30]-[.E30])" office:value-type="float" office:value="0.0266241975">
            <text:p>0.0266241975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0000001">
            <text:p>0.10000001</text:p>
          </table:table-cell>
          <table:table-cell office:value-type="float" office:value="0.08693451">
            <text:p>0.08693451</text:p>
          </table:table-cell>
          <table:table-cell office:value-type="float" office:value="0.0022385912">
            <text:p>0.0022385912</text:p>
          </table:table-cell>
          <table:table-cell office:value-type="float" office:value="-0.0066552525">
            <text:p>-0.0066552525</text:p>
          </table:table-cell>
          <table:table-cell/>
          <table:table-cell table:formula="of:=([.D32]-[.E32])-([.D31]-[.E31])" office:value-type="float" office:value="-0.0197227158">
            <text:p>-0.0197227158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500001">
            <text:p>0.10500001</text:p>
          </table:table-cell>
          <table:table-cell office:value-type="float" office:value="0.0960855">
            <text:p>0.0960855</text:p>
          </table:table-cell>
          <table:table-cell office:value-type="float" office:value="0.0023024983">
            <text:p>0.0023024983</text:p>
          </table:table-cell>
          <table:table-cell office:value-type="float" office:value="-0.0066552735">
            <text:p>-0.0066552735</text:p>
          </table:table-cell>
          <table:table-cell/>
          <table:table-cell table:formula="of:=([.D33]-[.E33])-([.D32]-[.E32])" office:value-type="float" office:value="0.0000639280999999991">
            <text:p>6.39280999999991E-005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10000014">
            <text:p>0.110000014</text:p>
          </table:table-cell>
          <table:table-cell office:value-type="float" office:value="0.09974591">
            <text:p>0.09974591</text:p>
          </table:table-cell>
          <table:table-cell office:value-type="float" office:value="0.0023669617">
            <text:p>0.0023669617</text:p>
          </table:table-cell>
          <table:table-cell office:value-type="float" office:value="-0.01996582">
            <text:p>-0.01996582</text:p>
          </table:table-cell>
          <table:table-cell/>
          <table:table-cell table:formula="of:=([.D34]-[.E34])-([.D33]-[.E33])" office:value-type="float" office:value="0.0133750099">
            <text:p>0.013375009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500002">
            <text:p>0.11500002</text:p>
          </table:table-cell>
          <table:table-cell office:value-type="float" office:value="0.10340631">
            <text:p>0.10340631</text:p>
          </table:table-cell>
          <table:table-cell office:value-type="float" office:value="0.0025516564">
            <text:p>0.0025516564</text:p>
          </table:table-cell>
          <table:table-cell office:value-type="float" office:value="-0.01996582">
            <text:p>-0.01996582</text:p>
          </table:table-cell>
          <table:table-cell/>
          <table:table-cell table:formula="of:=([.D35]-[.E35])-([.D34]-[.E34])" office:value-type="float" office:value="0.000184694700000002">
            <text:p>0.0001846947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2000002">
            <text:p>0.12000002</text:p>
          </table:table-cell>
          <table:table-cell office:value-type="float" office:value="0.1061516">
            <text:p>0.1061516</text:p>
          </table:table-cell>
          <table:table-cell office:value-type="float" office:value="0.0027369366">
            <text:p>0.0027369366</text:p>
          </table:table-cell>
          <table:table-cell office:value-type="float" office:value="-0.026621094">
            <text:p>-0.026621094</text:p>
          </table:table-cell>
          <table:table-cell/>
          <table:table-cell table:formula="of:=([.D36]-[.E36])-([.D35]-[.E35])" office:value-type="float" office:value="0.0068405542">
            <text:p>0.006840554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500001">
            <text:p>0.12500001</text:p>
          </table:table-cell>
          <table:table-cell office:value-type="float" office:value="0.1134724">
            <text:p>0.1134724</text:p>
          </table:table-cell>
          <table:table-cell office:value-type="float" office:value="0.0029827433">
            <text:p>0.0029827433</text:p>
          </table:table-cell>
          <table:table-cell office:value-type="float" office:value="0">
            <text:p>0</text:p>
          </table:table-cell>
          <table:table-cell/>
          <table:table-cell table:formula="of:=([.D37]-[.E37])-([.D36]-[.E36])" office:value-type="float" office:value="-0.0263752873">
            <text:p>-0.0263752873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3000001">
            <text:p>0.13000001</text:p>
          </table:table-cell>
          <table:table-cell office:value-type="float" office:value="0.118963">
            <text:p>0.118963</text:p>
          </table:table-cell>
          <table:table-cell office:value-type="float" office:value="0.0029896984">
            <text:p>0.0029896984</text:p>
          </table:table-cell>
          <table:table-cell office:value-type="float" office:value="0">
            <text:p>0</text:p>
          </table:table-cell>
          <table:table-cell/>
          <table:table-cell table:formula="of:=([.D38]-[.E38])-([.D37]-[.E37])" office:value-type="float" office:value="0.00000695509999999993">
            <text:p>6.95509999999993E-006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5">
            <text:p>0.135</text:p>
          </table:table-cell>
          <table:table-cell office:value-type="float" office:value="0.12262341">
            <text:p>0.12262341</text:p>
          </table:table-cell>
          <table:table-cell office:value-type="float" office:value="0.0029970251">
            <text:p>0.0029970251</text:p>
          </table:table-cell>
          <table:table-cell office:value-type="float" office:value="0">
            <text:p>0</text:p>
          </table:table-cell>
          <table:table-cell/>
          <table:table-cell table:formula="of:=([.D39]-[.E39])-([.D38]-[.E38])" office:value-type="float" office:value="0.00000732670000000001">
            <text:p>7.32670000000001E-006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4">
            <text:p>0.14</text:p>
          </table:table-cell>
          <table:table-cell office:value-type="float" office:value="0.12628381">
            <text:p>0.12628381</text:p>
          </table:table-cell>
          <table:table-cell office:value-type="float" office:value="0.003004615">
            <text:p>0.003004615</text:p>
          </table:table-cell>
          <table:table-cell office:value-type="float" office:value="-0.013310547">
            <text:p>-0.013310547</text:p>
          </table:table-cell>
          <table:table-cell/>
          <table:table-cell table:formula="of:=([.D40]-[.E40])-([.D39]-[.E39])" office:value-type="float" office:value="0.0133181369">
            <text:p>0.013318136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5">
            <text:p>0.145</text:p>
          </table:table-cell>
          <table:table-cell office:value-type="float" office:value="0.13634992">
            <text:p>0.13634992</text:p>
          </table:table-cell>
          <table:table-cell office:value-type="float" office:value="0.003132423">
            <text:p>0.003132423</text:p>
          </table:table-cell>
          <table:table-cell office:value-type="float" office:value="-0.0066552735">
            <text:p>-0.0066552735</text:p>
          </table:table-cell>
          <table:table-cell/>
          <table:table-cell table:formula="of:=([.D41]-[.E41])-([.D40]-[.E40])" office:value-type="float" office:value="-0.0065274655">
            <text:p>-0.006527465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9">
            <text:p>0.14999999</text:p>
          </table:table-cell>
          <table:table-cell office:value-type="float" office:value="0.14367071">
            <text:p>0.14367071</text:p>
          </table:table-cell>
          <table:table-cell office:value-type="float" office:value="0.0032012742">
            <text:p>0.0032012742</text:p>
          </table:table-cell>
          <table:table-cell office:value-type="float" office:value="-0.01996582">
            <text:p>-0.01996582</text:p>
          </table:table-cell>
          <table:table-cell/>
          <table:table-cell table:formula="of:=([.D42]-[.E42])-([.D41]-[.E41])" office:value-type="float" office:value="0.0133793977">
            <text:p>0.0133793977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9">
            <text:p>0.15499999</text:p>
          </table:table-cell>
          <table:table-cell office:value-type="float" office:value="0.14001031">
            <text:p>0.14001031</text:p>
          </table:table-cell>
          <table:table-cell office:value-type="float" office:value="0.0033908137">
            <text:p>0.0033908137</text:p>
          </table:table-cell>
          <table:table-cell office:value-type="float" office:value="-0.01996582">
            <text:p>-0.01996582</text:p>
          </table:table-cell>
          <table:table-cell/>
          <table:table-cell table:formula="of:=([.D43]-[.E43])-([.D42]-[.E42])" office:value-type="float" office:value="0.000189539499999999">
            <text:p>0.0001895395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8">
            <text:p>0.15999998</text:p>
          </table:table-cell>
          <table:table-cell office:value-type="float" office:value="0.14641601">
            <text:p>0.14641601</text:p>
          </table:table-cell>
          <table:table-cell office:value-type="float" office:value="0.0035806852">
            <text:p>0.0035806852</text:p>
          </table:table-cell>
          <table:table-cell office:value-type="float" office:value="0.013310547">
            <text:p>0.013310547</text:p>
          </table:table-cell>
          <table:table-cell/>
          <table:table-cell table:formula="of:=([.D44]-[.E44])-([.D43]-[.E43])" office:value-type="float" office:value="-0.0330864955">
            <text:p>-0.0330864955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8">
            <text:p>0.16499998</text:p>
          </table:table-cell>
          <table:table-cell office:value-type="float" office:value="0.1500764">
            <text:p>0.1500764</text:p>
          </table:table-cell>
          <table:table-cell office:value-type="float" office:value="0.003471691">
            <text:p>0.003471691</text:p>
          </table:table-cell>
          <table:table-cell office:value-type="float" office:value="0">
            <text:p>0</text:p>
          </table:table-cell>
          <table:table-cell/>
          <table:table-cell table:formula="of:=([.D45]-[.E45])-([.D44]-[.E44])" office:value-type="float" office:value="0.0132015528">
            <text:p>0.0132015528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7">
            <text:p>0.16999997</text:p>
          </table:table-cell>
          <table:table-cell office:value-type="float" office:value="0.1564821">
            <text:p>0.1564821</text:p>
          </table:table-cell>
          <table:table-cell office:value-type="float" office:value="0.0034826414">
            <text:p>0.0034826414</text:p>
          </table:table-cell>
          <table:table-cell office:value-type="float" office:value="-0.0066552735">
            <text:p>-0.0066552735</text:p>
          </table:table-cell>
          <table:table-cell/>
          <table:table-cell table:formula="of:=([.D46]-[.E46])-([.D45]-[.E45])" office:value-type="float" office:value="0.0066662239">
            <text:p>0.0066662239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7">
            <text:p>0.17499997</text:p>
          </table:table-cell>
          <table:table-cell office:value-type="float" office:value="0.16288781">
            <text:p>0.16288781</text:p>
          </table:table-cell>
          <table:table-cell office:value-type="float" office:value="0.0035541297">
            <text:p>0.0035541297</text:p>
          </table:table-cell>
          <table:table-cell office:value-type="float" office:value="-0.013310547">
            <text:p>-0.013310547</text:p>
          </table:table-cell>
          <table:table-cell/>
          <table:table-cell table:formula="of:=([.D47]-[.E47])-([.D46]-[.E46])" office:value-type="float" office:value="0.0067267618">
            <text:p>0.0067267618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6">
            <text:p>0.17999996</text:p>
          </table:table-cell>
          <table:table-cell office:value-type="float" office:value="0.16929352">
            <text:p>0.16929352</text:p>
          </table:table-cell>
          <table:table-cell office:value-type="float" office:value="0.003686381">
            <text:p>0.003686381</text:p>
          </table:table-cell>
          <table:table-cell office:value-type="float" office:value="-0.01996582">
            <text:p>-0.01996582</text:p>
          </table:table-cell>
          <table:table-cell/>
          <table:table-cell table:formula="of:=([.D48]-[.E48])-([.D47]-[.E47])" office:value-type="float" office:value="0.0067875243">
            <text:p>0.006787524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6">
            <text:p>0.18499996</text:p>
          </table:table-cell>
          <table:table-cell office:value-type="float" office:value="0.17020862">
            <text:p>0.17020862</text:p>
          </table:table-cell>
          <table:table-cell office:value-type="float" office:value="0.003879649">
            <text:p>0.003879649</text:p>
          </table:table-cell>
          <table:table-cell office:value-type="float" office:value="0.039931595">
            <text:p>0.039931595</text:p>
          </table:table-cell>
          <table:table-cell/>
          <table:table-cell table:formula="of:=([.D49]-[.E49])-([.D48]-[.E48])" office:value-type="float" office:value="-0.059704147">
            <text:p>-0.059704147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5">
            <text:p>0.18999995</text:p>
          </table:table-cell>
          <table:table-cell office:value-type="float" office:value="0.1811898">
            <text:p>0.1811898</text:p>
          </table:table-cell>
          <table:table-cell office:value-type="float" office:value="0.0035336872">
            <text:p>0.0035336872</text:p>
          </table:table-cell>
          <table:table-cell office:value-type="float" office:value="-0.013310547">
            <text:p>-0.013310547</text:p>
          </table:table-cell>
          <table:table-cell/>
          <table:table-cell table:formula="of:=([.D50]-[.E50])-([.D49]-[.E49])" office:value-type="float" office:value="0.0528961802">
            <text:p>0.052896180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95">
            <text:p>0.19499995</text:p>
          </table:table-cell>
          <table:table-cell office:value-type="float" office:value="0.18393509">
            <text:p>0.18393509</text:p>
          </table:table-cell>
          <table:table-cell office:value-type="float" office:value="0.0036674133">
            <text:p>0.0036674133</text:p>
          </table:table-cell>
          <table:table-cell office:value-type="float" office:value="0.033276364">
            <text:p>0.033276364</text:p>
          </table:table-cell>
          <table:table-cell/>
          <table:table-cell table:formula="of:=([.D51]-[.E51])-([.D50]-[.E50])" office:value-type="float" office:value="-0.0464531849">
            <text:p>-0.0464531849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94">
            <text:p>0.19999994</text:p>
          </table:table-cell>
          <table:table-cell office:value-type="float" office:value="0.1885106">
            <text:p>0.1885106</text:p>
          </table:table-cell>
          <table:table-cell office:value-type="float" office:value="0.0033818244">
            <text:p>0.0033818244</text:p>
          </table:table-cell>
          <table:table-cell office:value-type="float" office:value="0">
            <text:p>0</text:p>
          </table:table-cell>
          <table:table-cell/>
          <table:table-cell table:formula="of:=([.D52]-[.E52])-([.D51]-[.E51])" office:value-type="float" office:value="0.0329907751">
            <text:p>0.0329907751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94">
            <text:p>0.20499994</text:p>
          </table:table-cell>
          <table:table-cell office:value-type="float" office:value="0.19766161">
            <text:p>0.19766161</text:p>
          </table:table-cell>
          <table:table-cell office:value-type="float" office:value="0.0033955737">
            <text:p>0.0033955737</text:p>
          </table:table-cell>
          <table:table-cell office:value-type="float" office:value="0">
            <text:p>0</text:p>
          </table:table-cell>
          <table:table-cell/>
          <table:table-cell table:formula="of:=([.D53]-[.E53])-([.D52]-[.E52])" office:value-type="float" office:value="0.0000137493000000001">
            <text:p>1.37493000000001E-005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775825">
            <text:p>0.20775825</text:p>
          </table:table-cell>
          <table:table-cell office:value-type="float" office:value="0.1940012">
            <text:p>0.1940012</text:p>
          </table:table-cell>
          <table:table-cell office:value-type="float" office:value="0.003410111">
            <text:p>0.003410111</text:p>
          </table:table-cell>
          <table:table-cell office:value-type="float" office:value="0.013310589">
            <text:p>0.013310589</text:p>
          </table:table-cell>
          <table:table-cell/>
          <table:table-cell table:formula="of:=([.D54]-[.E54])-([.D53]-[.E53])" office:value-type="float" office:value="-0.0132960517">
            <text:p>-0.0132960517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0688523">
            <text:p>0.20688523</text:p>
          </table:table-cell>
          <table:table-cell office:value-type="float" office:value="0.201322">
            <text:p>0.201322</text:p>
          </table:table-cell>
          <table:table-cell office:value-type="float" office:value="0.0033044529">
            <text:p>0.0033044529</text:p>
          </table:table-cell>
          <table:table-cell office:value-type="float" office:value="0.026621094">
            <text:p>0.026621094</text:p>
          </table:table-cell>
          <table:table-cell/>
          <table:table-cell table:formula="of:=([.D55]-[.E55])-([.D54]-[.E54])" office:value-type="float" office:value="-0.0134161631">
            <text:p>-0.0134161631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059793">
            <text:p>0.2059793</text:p>
          </table:table-cell>
          <table:table-cell office:value-type="float" office:value="0.1985767">
            <text:p>0.1985767</text:p>
          </table:table-cell>
          <table:table-cell office:value-type="float" office:value="0.00307887">
            <text:p>0.00307887</text:p>
          </table:table-cell>
          <table:table-cell office:value-type="float" office:value="0.019965779">
            <text:p>0.019965779</text:p>
          </table:table-cell>
          <table:table-cell/>
          <table:table-cell table:formula="of:=([.D56]-[.E56])-([.D55]-[.E55])" office:value-type="float" office:value="0.0064297321">
            <text:p>0.0064297321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050857">
            <text:p>0.2050857</text:p>
          </table:table-cell>
          <table:table-cell office:value-type="float" office:value="0.2031522">
            <text:p>0.2031522</text:p>
          </table:table-cell>
          <table:table-cell office:value-type="float" office:value="0.0029122017">
            <text:p>0.0029122017</text:p>
          </table:table-cell>
          <table:table-cell office:value-type="float" office:value="0.013310547">
            <text:p>0.013310547</text:p>
          </table:table-cell>
          <table:table-cell/>
          <table:table-cell table:formula="of:=([.D57]-[.E57])-([.D56]-[.E56])" office:value-type="float" office:value="0.0064885637">
            <text:p>0.0064885637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0417152">
            <text:p>0.20417152</text:p>
          </table:table-cell>
          <table:table-cell office:value-type="float" office:value="0.20498243">
            <text:p>0.20498243</text:p>
          </table:table-cell>
          <table:table-cell office:value-type="float" office:value="0.0028051778">
            <text:p>0.0028051778</text:p>
          </table:table-cell>
          <table:table-cell office:value-type="float" office:value="0.013310547">
            <text:p>0.013310547</text:p>
          </table:table-cell>
          <table:table-cell/>
          <table:table-cell table:formula="of:=([.D58]-[.E58])-([.D57]-[.E57])" office:value-type="float" office:value="-0.000107023899999999">
            <text:p>-0.0001070239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032491">
            <text:p>0.2032491</text:p>
          </table:table-cell>
          <table:table-cell office:value-type="float" office:value="0.2049824">
            <text:p>0.2049824</text:p>
          </table:table-cell>
          <table:table-cell office:value-type="float" office:value="0.002697842">
            <text:p>0.002697842</text:p>
          </table:table-cell>
          <table:table-cell office:value-type="float" office:value="0.026621094">
            <text:p>0.026621094</text:p>
          </table:table-cell>
          <table:table-cell/>
          <table:table-cell table:formula="of:=([.D59]-[.E59])-([.D58]-[.E58])" office:value-type="float" office:value="-0.0134178828">
            <text:p>-0.0134178828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0232669">
            <text:p>0.20232669</text:p>
          </table:table-cell>
          <table:table-cell office:value-type="float" office:value="0.20681262">
            <text:p>0.20681262</text:p>
          </table:table-cell>
          <table:table-cell office:value-type="float" office:value="0.0024700055">
            <text:p>0.0024700055</text:p>
          </table:table-cell>
          <table:table-cell office:value-type="float" office:value="-0.013310547">
            <text:p>-0.013310547</text:p>
          </table:table-cell>
          <table:table-cell/>
          <table:table-cell table:formula="of:=([.D60]-[.E60])-([.D59]-[.E59])" office:value-type="float" office:value="0.0397038045">
            <text:p>0.039703804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0139603">
            <text:p>0.20139603</text:p>
          </table:table-cell>
          <table:table-cell office:value-type="float" office:value="0.1985767">
            <text:p>0.1985767</text:p>
          </table:table-cell>
          <table:table-cell office:value-type="float" office:value="0.0026014915">
            <text:p>0.0026014915</text:p>
          </table:table-cell>
          <table:table-cell office:value-type="float" office:value="0.03327641">
            <text:p>0.03327641</text:p>
          </table:table-cell>
          <table:table-cell/>
          <table:table-cell table:formula="of:=([.D61]-[.E61])-([.D60]-[.E60])" office:value-type="float" office:value="-0.046455471">
            <text:p>-0.04645547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0050244">
            <text:p>0.20050244</text:p>
          </table:table-cell>
          <table:table-cell office:value-type="float" office:value="0.20681262">
            <text:p>0.20681262</text:p>
          </table:table-cell>
          <table:table-cell office:value-type="float" office:value="0.0023129308">
            <text:p>0.0023129308</text:p>
          </table:table-cell>
          <table:table-cell office:value-type="float" office:value="-0.03993164">
            <text:p>-0.03993164</text:p>
          </table:table-cell>
          <table:table-cell/>
          <table:table-cell table:formula="of:=([.D62]-[.E62])-([.D61]-[.E61])" office:value-type="float" office:value="0.0729194893">
            <text:p>0.072919489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19957179">
            <text:p>0.19957179</text:p>
          </table:table-cell>
          <table:table-cell office:value-type="float" office:value="0.19674651">
            <text:p>0.19674651</text:p>
          </table:table-cell>
          <table:table-cell office:value-type="float" office:value="0.0026839394">
            <text:p>0.0026839394</text:p>
          </table:table-cell>
          <table:table-cell office:value-type="float" office:value="-0.033276364">
            <text:p>-0.033276364</text:p>
          </table:table-cell>
          <table:table-cell/>
          <table:table-cell table:formula="of:=([.D63]-[.E63])-([.D62]-[.E62])" office:value-type="float" office:value="-0.0062842674">
            <text:p>-0.0062842674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19868644">
            <text:p>0.19868644</text:p>
          </table:table-cell>
          <table:table-cell office:value-type="float" office:value="0.1940012">
            <text:p>0.1940012</text:p>
          </table:table-cell>
          <table:table-cell office:value-type="float" office:value="0.0029960533">
            <text:p>0.0029960533</text:p>
          </table:table-cell>
          <table:table-cell office:value-type="float" office:value="-0.053242188">
            <text:p>-0.053242188</text:p>
          </table:table-cell>
          <table:table-cell/>
          <table:table-cell table:formula="of:=([.D64]-[.E64])-([.D63]-[.E63])" office:value-type="float" office:value="0.0202779379">
            <text:p>0.020277937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19781344">
            <text:p>0.19781344</text:p>
          </table:table-cell>
          <table:table-cell office:value-type="float" office:value="0.1885106">
            <text:p>0.1885106</text:p>
          </table:table-cell>
          <table:table-cell office:value-type="float" office:value="0.0034895127">
            <text:p>0.0034895127</text:p>
          </table:table-cell>
          <table:table-cell office:value-type="float" office:value="-0.013310547">
            <text:p>-0.013310547</text:p>
          </table:table-cell>
          <table:table-cell/>
          <table:table-cell table:formula="of:=([.D65]-[.E65])-([.D64]-[.E64])" office:value-type="float" office:value="-0.0394381816">
            <text:p>-0.0394381816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19696514">
            <text:p>0.19696514</text:p>
          </table:table-cell>
          <table:table-cell office:value-type="float" office:value="0.1811898">
            <text:p>0.1811898</text:p>
          </table:table-cell>
          <table:table-cell office:value-type="float" office:value="0.0036245943">
            <text:p>0.0036245943</text:p>
          </table:table-cell>
          <table:table-cell office:value-type="float" office:value="0.03993164">
            <text:p>0.03993164</text:p>
          </table:table-cell>
          <table:table-cell/>
          <table:table-cell table:formula="of:=([.D66]-[.E66])-([.D65]-[.E65])" office:value-type="float" office:value="-0.0531071054">
            <text:p>-0.0531071054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19614981">
            <text:p>0.19614981</text:p>
          </table:table-cell>
          <table:table-cell office:value-type="float" office:value="0.19491631">
            <text:p>0.19491631</text:p>
          </table:table-cell>
          <table:table-cell office:value-type="float" office:value="0.0032795293">
            <text:p>0.0032795293</text:p>
          </table:table-cell>
          <table:table-cell office:value-type="float" office:value="0.006655316">
            <text:p>0.006655316</text:p>
          </table:table-cell>
          <table:table-cell/>
          <table:table-cell table:formula="of:=([.D67]-[.E67])-([.D66]-[.E66])" office:value-type="float" office:value="0.032931259">
            <text:p>0.032931259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19527268">
            <text:p>0.19527268</text:p>
          </table:table-cell>
          <table:table-cell office:value-type="float" office:value="0.1848502">
            <text:p>0.1848502</text:p>
          </table:table-cell>
          <table:table-cell office:value-type="float" office:value="0.0032342281">
            <text:p>0.0032342281</text:p>
          </table:table-cell>
          <table:table-cell office:value-type="float" office:value="0.053242188">
            <text:p>0.053242188</text:p>
          </table:table-cell>
          <table:table-cell/>
          <table:table-cell table:formula="of:=([.D68]-[.E68])-([.D67]-[.E67])" office:value-type="float" office:value="-0.0466321732">
            <text:p>-0.0466321732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19444086">
            <text:p>0.19444086</text:p>
          </table:table-cell>
          <table:table-cell office:value-type="float" office:value="0.18851061">
            <text:p>0.18851061</text:p>
          </table:table-cell>
          <table:table-cell office:value-type="float" office:value="0.002767859">
            <text:p>0.002767859</text:p>
          </table:table-cell>
          <table:table-cell office:value-type="float" office:value="0.05324223">
            <text:p>0.05324223</text:p>
          </table:table-cell>
          <table:table-cell/>
          <table:table-cell table:formula="of:=([.D69]-[.E69])-([.D68]-[.E68])" office:value-type="float" office:value="-0.000466411100000001">
            <text:p>-0.000466411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19359256">
            <text:p>0.19359256</text:p>
          </table:table-cell>
          <table:table-cell office:value-type="float" office:value="0.1912559">
            <text:p>0.1912559</text:p>
          </table:table-cell>
          <table:table-cell office:value-type="float" office:value="0.002299758">
            <text:p>0.002299758</text:p>
          </table:table-cell>
          <table:table-cell office:value-type="float" office:value="0.0066552735">
            <text:p>0.0066552735</text:p>
          </table:table-cell>
          <table:table-cell/>
          <table:table-cell table:formula="of:=([.D70]-[.E70])-([.D69]-[.E69])" office:value-type="float" office:value="0.0461188555">
            <text:p>0.0461188555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19273192">
            <text:p>0.19273192</text:p>
          </table:table-cell>
          <table:table-cell office:value-type="float" office:value="0.1912559">
            <text:p>0.1912559</text:p>
          </table:table-cell>
          <table:table-cell office:value-type="float" office:value="0.002249996">
            <text:p>0.002249996</text:p>
          </table:table-cell>
          <table:table-cell office:value-type="float" office:value="0.01996582">
            <text:p>0.01996582</text:p>
          </table:table-cell>
          <table:table-cell/>
          <table:table-cell table:formula="of:=([.D71]-[.E71])-([.D70]-[.E70])" office:value-type="float" office:value="-0.0133603085">
            <text:p>-0.0133603085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19187127">
            <text:p>0.19187127</text:p>
          </table:table-cell>
          <table:table-cell office:value-type="float" office:value="0.20040691">
            <text:p>0.20040691</text:p>
          </table:table-cell>
          <table:table-cell office:value-type="float" office:value="0.0020799933">
            <text:p>0.0020799933</text:p>
          </table:table-cell>
          <table:table-cell office:value-type="float" office:value="-0.019965863">
            <text:p>-0.019965863</text:p>
          </table:table-cell>
          <table:table-cell/>
          <table:table-cell table:formula="of:=([.D72]-[.E72])-([.D71]-[.E71])" office:value-type="float" office:value="0.0397616803">
            <text:p>0.039761680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19096944">
            <text:p>0.19096944</text:p>
          </table:table-cell>
          <table:table-cell office:value-type="float" office:value="0.1930861">
            <text:p>0.1930861</text:p>
          </table:table-cell>
          <table:table-cell office:value-type="float" office:value="0.002269933">
            <text:p>0.002269933</text:p>
          </table:table-cell>
          <table:table-cell office:value-type="float" office:value="0.0066552735">
            <text:p>0.0066552735</text:p>
          </table:table-cell>
          <table:table-cell/>
          <table:table-cell table:formula="of:=([.D73]-[.E73])-([.D72]-[.E72])" office:value-type="float" office:value="-0.0264311968">
            <text:p>-0.0264311968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19010055">
            <text:p>0.19010055</text:p>
          </table:table-cell>
          <table:table-cell office:value-type="float" office:value="0.1903408">
            <text:p>0.1903408</text:p>
          </table:table-cell>
          <table:table-cell office:value-type="float" office:value="0.0022202737">
            <text:p>0.0022202737</text:p>
          </table:table-cell>
          <table:table-cell office:value-type="float" office:value="0.026621094">
            <text:p>0.026621094</text:p>
          </table:table-cell>
          <table:table-cell/>
          <table:table-cell table:formula="of:=([.D74]-[.E74])-([.D73]-[.E73])" office:value-type="float" office:value="-0.0200154798">
            <text:p>-0.0200154798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18924403">
            <text:p>0.18924403</text:p>
          </table:table-cell>
          <table:table-cell office:value-type="float" office:value="0.18302">
            <text:p>0.18302</text:p>
          </table:table-cell>
          <table:table-cell office:value-type="float" office:value="0.001990191">
            <text:p>0.001990191</text:p>
          </table:table-cell>
          <table:table-cell office:value-type="float" office:value="0.03993164">
            <text:p>0.03993164</text:p>
          </table:table-cell>
          <table:table-cell/>
          <table:table-cell table:formula="of:=([.D75]-[.E75])-([.D74]-[.E74])" office:value-type="float" office:value="-0.0135406287">
            <text:p>-0.0135406287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18842044">
            <text:p>0.18842044</text:p>
          </table:table-cell>
          <table:table-cell office:value-type="float" office:value="0.1766143">
            <text:p>0.1766143</text:p>
          </table:table-cell>
          <table:table-cell office:value-type="float" office:value="0.0016387197">
            <text:p>0.0016387197</text:p>
          </table:table-cell>
          <table:table-cell office:value-type="float" office:value="0.05989742">
            <text:p>0.05989742</text:p>
          </table:table-cell>
          <table:table-cell/>
          <table:table-cell table:formula="of:=([.D76]-[.E76])-([.D75]-[.E75])" office:value-type="float" office:value="-0.0203172513">
            <text:p>-0.0203172513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18762566">
            <text:p>0.18762566</text:p>
          </table:table-cell>
          <table:table-cell office:value-type="float" office:value="0.18302">
            <text:p>0.18302</text:p>
          </table:table-cell>
          <table:table-cell office:value-type="float" office:value="0.0011054428">
            <text:p>0.0011054428</text:p>
          </table:table-cell>
          <table:table-cell office:value-type="float" office:value="0">
            <text:p>0</text:p>
          </table:table-cell>
          <table:table-cell/>
          <table:table-cell table:formula="of:=([.D77]-[.E77])-([.D76]-[.E76])" office:value-type="float" office:value="0.0593641431">
            <text:p>0.0593641431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18680209">
            <text:p>0.18680209</text:p>
          </table:table-cell>
          <table:table-cell office:value-type="float" office:value="0.1711237">
            <text:p>0.1711237</text:p>
          </table:table-cell>
          <table:table-cell office:value-type="float" office:value="0.0011103165">
            <text:p>0.0011103165</text:p>
          </table:table-cell>
          <table:table-cell office:value-type="float" office:value="-0.0066552735">
            <text:p>-0.0066552735</text:p>
          </table:table-cell>
          <table:table-cell/>
          <table:table-cell table:formula="of:=([.D78]-[.E78])-([.D77]-[.E77])" office:value-type="float" office:value="0.0066601472">
            <text:p>0.0066601472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18603201">
            <text:p>0.18603201</text:p>
          </table:table-cell>
          <table:table-cell office:value-type="float" office:value="0.18302">
            <text:p>0.18302</text:p>
          </table:table-cell>
          <table:table-cell office:value-type="float" office:value="0.001174934">
            <text:p>0.001174934</text:p>
          </table:table-cell>
          <table:table-cell office:value-type="float" office:value="0.013310547">
            <text:p>0.013310547</text:p>
          </table:table-cell>
          <table:table-cell/>
          <table:table-cell table:formula="of:=([.D79]-[.E79])-([.D78]-[.E78])" office:value-type="float" office:value="-0.019901203">
            <text:p>-0.019901203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18520844">
            <text:p>0.18520844</text:p>
          </table:table-cell>
          <table:table-cell office:value-type="float" office:value="0.1821049">
            <text:p>0.1821049</text:p>
          </table:table-cell>
          <table:table-cell office:value-type="float" office:value="0.0010600974">
            <text:p>0.0010600974</text:p>
          </table:table-cell>
          <table:table-cell office:value-type="float" office:value="-0.0066552735">
            <text:p>-0.0066552735</text:p>
          </table:table-cell>
          <table:table-cell/>
          <table:table-cell table:formula="of:=([.D80]-[.E80])-([.D79]-[.E79])" office:value-type="float" office:value="0.0198509839">
            <text:p>0.0198509839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18438897">
            <text:p>0.18438897</text:p>
          </table:table-cell>
          <table:table-cell office:value-type="float" office:value="0.18393509">
            <text:p>0.18393509</text:p>
          </table:table-cell>
          <table:table-cell office:value-type="float" office:value="0.0011248392">
            <text:p>0.0011248392</text:p>
          </table:table-cell>
          <table:table-cell office:value-type="float" office:value="0.033276364">
            <text:p>0.033276364</text:p>
          </table:table-cell>
          <table:table-cell/>
          <table:table-cell table:formula="of:=([.D81]-[.E81])-([.D80]-[.E80])" office:value-type="float" office:value="-0.0398668957">
            <text:p>-0.0398668957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18356128">
            <text:p>0.18356128</text:p>
          </table:table-cell>
          <table:table-cell office:value-type="float" office:value="0.18576531">
            <text:p>0.18576531</text:p>
          </table:table-cell>
          <table:table-cell office:value-type="float" office:value="0.0008297489">
            <text:p>0.0008297489</text:p>
          </table:table-cell>
          <table:table-cell office:value-type="float" office:value="-0.0066552735">
            <text:p>-0.0066552735</text:p>
          </table:table-cell>
          <table:table-cell/>
          <table:table-cell table:formula="of:=([.D82]-[.E82])-([.D81]-[.E81])" office:value-type="float" office:value="0.0396365472">
            <text:p>0.0396365472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18272531">
            <text:p>0.18272531</text:p>
          </table:table-cell>
          <table:table-cell office:value-type="float" office:value="0.18393509">
            <text:p>0.18393509</text:p>
          </table:table-cell>
          <table:table-cell office:value-type="float" office:value="0.00089357933">
            <text:p>0.0008935793</text:p>
          </table:table-cell>
          <table:table-cell office:value-type="float" office:value="0.0066552735">
            <text:p>0.0066552735</text:p>
          </table:table-cell>
          <table:table-cell/>
          <table:table-cell table:formula="of:=([.D83]-[.E83])-([.D82]-[.E82])" office:value-type="float" office:value="-0.01324671657">
            <text:p>-0.0132467166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18189761">
            <text:p>0.18189761</text:p>
          </table:table-cell>
          <table:table-cell office:value-type="float" office:value="0.1766143">
            <text:p>0.1766143</text:p>
          </table:table-cell>
          <table:table-cell office:value-type="float" office:value="0.00083761173">
            <text:p>0.0008376117</text:p>
          </table:table-cell>
          <table:table-cell office:value-type="float" office:value="0.019965779">
            <text:p>0.019965779</text:p>
          </table:table-cell>
          <table:table-cell/>
          <table:table-cell table:formula="of:=([.D84]-[.E84])-([.D83]-[.E83])" office:value-type="float" office:value="-0.0133664731">
            <text:p>-0.0133664731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18110286">
            <text:p>0.18110286</text:p>
          </table:table-cell>
          <table:table-cell office:value-type="float" office:value="0.1784445">
            <text:p>0.1784445</text:p>
          </table:table-cell>
          <table:table-cell office:value-type="float" office:value="0.00066120125">
            <text:p>0.0006612013</text:p>
          </table:table-cell>
          <table:table-cell office:value-type="float" office:value="-0.01996582">
            <text:p>-0.01996582</text:p>
          </table:table-cell>
          <table:table-cell/>
          <table:table-cell table:formula="of:=([.D85]-[.E85])-([.D84]-[.E84])" office:value-type="float" office:value="0.03975518852">
            <text:p>0.0397551885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18029985">
            <text:p>0.18029985</text:p>
          </table:table-cell>
          <table:table-cell office:value-type="float" office:value="0.1674633">
            <text:p>0.1674633</text:p>
          </table:table-cell>
          <table:table-cell office:value-type="float" office:value="0.00084423856">
            <text:p>0.0008442386</text:p>
          </table:table-cell>
          <table:table-cell office:value-type="float" office:value="0.01996582">
            <text:p>0.01996582</text:p>
          </table:table-cell>
          <table:table-cell/>
          <table:table-cell table:formula="of:=([.D86]-[.E86])-([.D85]-[.E85])" office:value-type="float" office:value="-0.03974860269">
            <text:p>-0.0397486027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17954628">
            <text:p>0.17954628</text:p>
          </table:table-cell>
          <table:table-cell office:value-type="float" office:value="0.1711237">
            <text:p>0.1711237</text:p>
          </table:table-cell>
          <table:table-cell office:value-type="float" office:value="0.00066771253">
            <text:p>0.0006677125</text:p>
          </table:table-cell>
          <table:table-cell office:value-type="float" office:value="0.0066552735">
            <text:p>0.0066552735</text:p>
          </table:table-cell>
          <table:table-cell/>
          <table:table-cell table:formula="of:=([.D87]-[.E87])-([.D86]-[.E86])" office:value-type="float" office:value="0.01313402047">
            <text:p>0.0131340205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17877622">
            <text:p>0.17877622</text:p>
          </table:table-cell>
          <table:table-cell office:value-type="float" office:value="0.17020862">
            <text:p>0.17020862</text:p>
          </table:table-cell>
          <table:table-cell office:value-type="float" office:value="0.0006105622">
            <text:p>0.0006105622</text:p>
          </table:table-cell>
          <table:table-cell office:value-type="float" office:value="-0.026621094">
            <text:p>-0.026621094</text:p>
          </table:table-cell>
          <table:table-cell/>
          <table:table-cell table:formula="of:=([.D88]-[.E88])-([.D87]-[.E87])" office:value-type="float" office:value="0.03321921717">
            <text:p>0.0332192172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17801027">
            <text:p>0.17801027</text:p>
          </table:table-cell>
          <table:table-cell office:value-type="float" office:value="0.1711237">
            <text:p>0.1711237</text:p>
          </table:table-cell>
          <table:table-cell office:value-type="float" office:value="0.00085329456">
            <text:p>0.0008532946</text:p>
          </table:table-cell>
          <table:table-cell office:value-type="float" office:value="0.033276327">
            <text:p>0.033276327</text:p>
          </table:table-cell>
          <table:table-cell/>
          <table:table-cell table:formula="of:=([.D89]-[.E89])-([.D88]-[.E88])" office:value-type="float" office:value="-0.05965468864">
            <text:p>-0.0596546886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17724022">
            <text:p>0.17724022</text:p>
          </table:table-cell>
          <table:table-cell office:value-type="float" office:value="0.1784445">
            <text:p>0.1784445</text:p>
          </table:table-cell>
          <table:table-cell office:value-type="float" office:value="0.00055686437">
            <text:p>0.0005568644</text:p>
          </table:table-cell>
          <table:table-cell office:value-type="float" office:value="-0.01996582">
            <text:p>-0.01996582</text:p>
          </table:table-cell>
          <table:table-cell/>
          <table:table-cell table:formula="of:=([.D90]-[.E90])-([.D89]-[.E89])" office:value-type="float" office:value="0.05294571681">
            <text:p>0.0529457168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1764372">
            <text:p>0.1764372</text:p>
          </table:table-cell>
          <table:table-cell office:value-type="float" office:value="0.1756992">
            <text:p>0.1756992</text:p>
          </table:table-cell>
          <table:table-cell office:value-type="float" office:value="0.00073950004">
            <text:p>0.0007395</text:p>
          </table:table-cell>
          <table:table-cell office:value-type="float" office:value="-0.013310505">
            <text:p>-0.013310505</text:p>
          </table:table-cell>
          <table:table-cell/>
          <table:table-cell table:formula="of:=([.D91]-[.E91])-([.D90]-[.E90])" office:value-type="float" office:value="-0.00647267933">
            <text:p>-0.0064726793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17564657">
            <text:p>0.17564657</text:p>
          </table:table-cell>
          <table:table-cell office:value-type="float" office:value="0.1756992">
            <text:p>0.1756992</text:p>
          </table:table-cell>
          <table:table-cell office:value-type="float" office:value="0.00086289307">
            <text:p>0.0008628931</text:p>
          </table:table-cell>
          <table:table-cell office:value-type="float" office:value="0.013310505">
            <text:p>0.013310505</text:p>
          </table:table-cell>
          <table:table-cell/>
          <table:table-cell table:formula="of:=([.D92]-[.E92])-([.D91]-[.E91])" office:value-type="float" office:value="-0.02649761697">
            <text:p>-0.026497617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1748559">
            <text:p>0.1748559</text:p>
          </table:table-cell>
          <table:table-cell office:value-type="float" office:value="0.17478411">
            <text:p>0.17478411</text:p>
          </table:table-cell>
          <table:table-cell office:value-type="float" office:value="0.0007467294">
            <text:p>0.0007467294</text:p>
          </table:table-cell>
          <table:table-cell office:value-type="float" office:value="-0.006655231">
            <text:p>-0.006655231</text:p>
          </table:table-cell>
          <table:table-cell/>
          <table:table-cell table:formula="of:=([.D93]-[.E93])-([.D92]-[.E92])" office:value-type="float" office:value="0.01984957233">
            <text:p>0.0198495723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1740694">
            <text:p>0.1740694</text:p>
          </table:table-cell>
          <table:table-cell office:value-type="float" office:value="0.17203881">
            <text:p>0.17203881</text:p>
          </table:table-cell>
          <table:table-cell office:value-type="float" office:value="0.0008101358">
            <text:p>0.0008101358</text:p>
          </table:table-cell>
          <table:table-cell office:value-type="float" office:value="0.013310547">
            <text:p>0.013310547</text:p>
          </table:table-cell>
          <table:table-cell/>
          <table:table-cell table:formula="of:=([.D94]-[.E94])-([.D93]-[.E93])" office:value-type="float" office:value="-0.0199023716">
            <text:p>-0.0199023716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17329521">
            <text:p>0.17329521</text:p>
          </table:table-cell>
          <table:table-cell office:value-type="float" office:value="0.16837841">
            <text:p>0.16837841</text:p>
          </table:table-cell>
          <table:table-cell office:value-type="float" office:value="0.00069369253">
            <text:p>0.0006936925</text:p>
          </table:table-cell>
          <table:table-cell office:value-type="float" office:value="0.026621094">
            <text:p>0.026621094</text:p>
          </table:table-cell>
          <table:table-cell/>
          <table:table-cell table:formula="of:=([.D95]-[.E95])-([.D94]-[.E94])" office:value-type="float" office:value="-0.01342699027">
            <text:p>-0.0134269903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17253754">
            <text:p>0.17253754</text:p>
          </table:table-cell>
          <table:table-cell office:value-type="float" office:value="0.16929352">
            <text:p>0.16929352</text:p>
          </table:table-cell>
          <table:table-cell office:value-type="float" office:value="0.00045662292">
            <text:p>0.0004566229</text:p>
          </table:table-cell>
          <table:table-cell office:value-type="float" office:value="-0.0066552735">
            <text:p>-0.0066552735</text:p>
          </table:table-cell>
          <table:table-cell/>
          <table:table-cell table:formula="of:=([.D96]-[.E96])-([.D95]-[.E95])" office:value-type="float" office:value="0.03303929789">
            <text:p>0.0330392979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1717757">
            <text:p>0.1717757</text:p>
          </table:table-cell>
          <table:table-cell office:value-type="float" office:value="0.15922742">
            <text:p>0.15922742</text:p>
          </table:table-cell>
          <table:table-cell office:value-type="float" office:value="0.00051867834">
            <text:p>0.0005186783</text:p>
          </table:table-cell>
          <table:table-cell office:value-type="float" office:value="0.013310547">
            <text:p>0.013310547</text:p>
          </table:table-cell>
          <table:table-cell/>
          <table:table-cell table:formula="of:=([.D97]-[.E97])-([.D96]-[.E96])" office:value-type="float" office:value="-0.01990376508">
            <text:p>-0.0199037651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17105918">
            <text:p>0.17105918</text:p>
          </table:table-cell>
          <table:table-cell office:value-type="float" office:value="0.1674633">
            <text:p>0.1674633</text:p>
          </table:table-cell>
          <table:table-cell office:value-type="float" office:value="0.0004008051">
            <text:p>0.0004008051</text:p>
          </table:table-cell>
          <table:table-cell office:value-type="float" office:value="0.0066552735">
            <text:p>0.0066552735</text:p>
          </table:table-cell>
          <table:table-cell/>
          <table:table-cell table:formula="of:=([.D98]-[.E98])-([.D97]-[.E97])" office:value-type="float" office:value="0.00653740026">
            <text:p>0.0065374003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17030558">
            <text:p>0.17030558</text:p>
          </table:table-cell>
          <table:table-cell office:value-type="float" office:value="0.16288781">
            <text:p>0.16288781</text:p>
          </table:table-cell>
          <table:table-cell office:value-type="float" office:value="0.00034254868">
            <text:p>0.0003425487</text:p>
          </table:table-cell>
          <table:table-cell office:value-type="float" office:value="-0.013310547">
            <text:p>-0.013310547</text:p>
          </table:table-cell>
          <table:table-cell/>
          <table:table-cell table:formula="of:=([.D99]-[.E99])-([.D98]-[.E98])" office:value-type="float" office:value="0.01990756408">
            <text:p>0.019907564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1695726">
            <text:p>0.1695726</text:p>
          </table:table-cell>
          <table:table-cell office:value-type="float" office:value="0.1601425">
            <text:p>0.1601425</text:p>
          </table:table-cell>
          <table:table-cell office:value-type="float" office:value="0.00046408325">
            <text:p>0.0004640833</text:p>
          </table:table-cell>
          <table:table-cell office:value-type="float" office:value="0.033276364">
            <text:p>0.033276364</text:p>
          </table:table-cell>
          <table:table-cell/>
          <table:table-cell table:formula="of:=([.D100]-[.E100])-([.D99]-[.E99])" office:value-type="float" office:value="-0.04646537643">
            <text:p>-0.046465376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16885194">
            <text:p>0.16885194</text:p>
          </table:table-cell>
          <table:table-cell office:value-type="float" office:value="0.16563311">
            <text:p>0.16563311</text:p>
          </table:table-cell>
          <table:table-cell office:value-type="float" office:value="0.0001659375">
            <text:p>0.0001659375</text:p>
          </table:table-cell>
          <table:table-cell office:value-type="float" office:value="0.01996582">
            <text:p>0.01996582</text:p>
          </table:table-cell>
          <table:table-cell/>
          <table:table-cell table:formula="of:=([.D101]-[.E101])-([.D100]-[.E100])" office:value-type="float" office:value="0.01301239825">
            <text:p>0.0130123983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16810662">
            <text:p>0.16810662</text:p>
          </table:table-cell>
          <table:table-cell office:value-type="float" office:value="0.1638029">
            <text:p>0.1638029</text:p>
          </table:table-cell>
          <table:table-cell office:value-type="float" office:value="-0.000013417488">
            <text:p>-1.3417488E-005</text:p>
          </table:table-cell>
          <table:table-cell office:value-type="float" office:value="0.0066552735">
            <text:p>0.0066552735</text:p>
          </table:table-cell>
          <table:table-cell/>
          <table:table-cell table:formula="of:=([.D102]-[.E102])-([.D101]-[.E101])" office:value-type="float" office:value="0.013131191512">
            <text:p>0.0131311915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1673695">
            <text:p>0.1673695</text:p>
          </table:table-cell>
          <table:table-cell office:value-type="float" office:value="0.1638029">
            <text:p>0.1638029</text:p>
          </table:table-cell>
          <table:table-cell office:value-type="float" office:value="-0.00007350594">
            <text:p>-7.350594E-005</text:p>
          </table:table-cell>
          <table:table-cell office:value-type="float" office:value="-0.0066552735">
            <text:p>-0.0066552735</text:p>
          </table:table-cell>
          <table:table-cell/>
          <table:table-cell table:formula="of:=([.D103]-[.E103])-([.D102]-[.E102])" office:value-type="float" office:value="0.013250458548">
            <text:p>0.0132504585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1666324">
            <text:p>0.1666324</text:p>
          </table:table-cell>
          <table:table-cell office:value-type="float" office:value="0.16471802">
            <text:p>0.16471802</text:p>
          </table:table-cell>
          <table:table-cell office:value-type="float" office:value="-0.00001380117">
            <text:p>-1.380117E-005</text:p>
          </table:table-cell>
          <table:table-cell office:value-type="float" office:value="-0.026621094">
            <text:p>-0.026621094</text:p>
          </table:table-cell>
          <table:table-cell/>
          <table:table-cell table:formula="of:=([.D104]-[.E104])-([.D103]-[.E103])" office:value-type="float" office:value="0.02002552527">
            <text:p>0.0200255253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16589117">
            <text:p>0.16589117</text:p>
          </table:table-cell>
          <table:table-cell office:value-type="float" office:value="0.15922742">
            <text:p>0.15922742</text:p>
          </table:table-cell>
          <table:table-cell office:value-type="float" office:value="0.00022626226">
            <text:p>0.0002262623</text:p>
          </table:table-cell>
          <table:table-cell office:value-type="float" office:value="-0.053242188">
            <text:p>-0.053242188</text:p>
          </table:table-cell>
          <table:table-cell/>
          <table:table-cell table:formula="of:=([.D105]-[.E105])-([.D104]-[.E104])" office:value-type="float" office:value="0.02686115743">
            <text:p>0.0268611574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16517463">
            <text:p>0.16517463</text:p>
          </table:table-cell>
          <table:table-cell office:value-type="float" office:value="0.15099151">
            <text:p>0.15099151</text:p>
          </table:table-cell>
          <table:table-cell office:value-type="float" office:value="0.0007074628">
            <text:p>0.0007074628</text:p>
          </table:table-cell>
          <table:table-cell office:value-type="float" office:value="-0.033276364">
            <text:p>-0.033276364</text:p>
          </table:table-cell>
          <table:table-cell/>
          <table:table-cell table:formula="of:=([.D106]-[.E106])-([.D105]-[.E105])" office:value-type="float" office:value="-0.01948462346">
            <text:p>-0.0194846235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16449517">
            <text:p>0.16449517</text:p>
          </table:table-cell>
          <table:table-cell office:value-type="float" office:value="0.16929351">
            <text:p>0.16929351</text:p>
          </table:table-cell>
          <table:table-cell office:value-type="float" office:value="0.0010104909">
            <text:p>0.0010104909</text:p>
          </table:table-cell>
          <table:table-cell office:value-type="float" office:value="0.05989742">
            <text:p>0.05989742</text:p>
          </table:table-cell>
          <table:table-cell/>
          <table:table-cell table:formula="of:=([.D107]-[.E107])-([.D106]-[.E106])" office:value-type="float" office:value="-0.0928707559">
            <text:p>-0.0928707559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16373335">
            <text:p>0.16373335</text:p>
          </table:table-cell>
          <table:table-cell office:value-type="float" office:value="0.16288781">
            <text:p>0.16288781</text:p>
          </table:table-cell>
          <table:table-cell office:value-type="float" office:value="0.00047486162">
            <text:p>0.0004748616</text:p>
          </table:table-cell>
          <table:table-cell office:value-type="float" office:value="0.053242188">
            <text:p>0.053242188</text:p>
          </table:table-cell>
          <table:table-cell/>
          <table:table-cell table:formula="of:=([.D108]-[.E108])-([.D107]-[.E107])" office:value-type="float" office:value="0.00611960272">
            <text:p>0.0061196027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16300036">
            <text:p>0.16300036</text:p>
          </table:table-cell>
          <table:table-cell office:value-type="float" office:value="0.16288781">
            <text:p>0.16288781</text:p>
          </table:table-cell>
          <table:table-cell office:value-type="float" office:value="-0.0000032600888">
            <text:p>-3.2600888E-006</text:p>
          </table:table-cell>
          <table:table-cell office:value-type="float" office:value="0.09317379">
            <text:p>0.09317379</text:p>
          </table:table-cell>
          <table:table-cell/>
          <table:table-cell table:formula="of:=([.D109]-[.E109])-([.D108]-[.E108])" office:value-type="float" office:value="-0.0404097237088">
            <text:p>-0.0404097237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16226737">
            <text:p>0.16226737</text:p>
          </table:table-cell>
          <table:table-cell office:value-type="float" office:value="0.1610576">
            <text:p>0.1610576</text:p>
          </table:table-cell>
          <table:table-cell office:value-type="float" office:value="-0.0008437329">
            <text:p>-0.0008437329</text:p>
          </table:table-cell>
          <table:table-cell office:value-type="float" office:value="0.053242188">
            <text:p>0.053242188</text:p>
          </table:table-cell>
          <table:table-cell/>
          <table:table-cell table:formula="of:=([.D110]-[.E110])-([.D109]-[.E109])" office:value-type="float" office:value="0.0390911291888">
            <text:p>0.0390911292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16154261">
            <text:p>0.16154261</text:p>
          </table:table-cell>
          <table:table-cell office:value-type="float" office:value="0.1564821">
            <text:p>0.1564821</text:p>
          </table:table-cell>
          <table:table-cell office:value-type="float" office:value="-0.0013277732">
            <text:p>-0.0013277732</text:p>
          </table:table-cell>
          <table:table-cell office:value-type="float" office:value="0.01996582">
            <text:p>0.01996582</text:p>
          </table:table-cell>
          <table:table-cell/>
          <table:table-cell table:formula="of:=([.D111]-[.E111])-([.D110]-[.E110])" office:value-type="float" office:value="0.0327923277">
            <text:p>0.0327923277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16083843">
            <text:p>0.16083843</text:p>
          </table:table-cell>
          <table:table-cell office:value-type="float" office:value="0.15831232">
            <text:p>0.15831232</text:p>
          </table:table-cell>
          <table:table-cell office:value-type="float" office:value="-0.0015136716">
            <text:p>-0.0015136716</text:p>
          </table:table-cell>
          <table:table-cell office:value-type="float" office:value="0.07320801">
            <text:p>0.07320801</text:p>
          </table:table-cell>
          <table:table-cell/>
          <table:table-cell table:formula="of:=([.D112]-[.E112])-([.D111]-[.E111])" office:value-type="float" office:value="-0.0534280884">
            <text:p>-0.0534280884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16012603">
            <text:p>0.16012603</text:p>
          </table:table-cell>
          <table:table-cell office:value-type="float" office:value="0.15190661">
            <text:p>0.15190661</text:p>
          </table:table-cell>
          <table:table-cell office:value-type="float" office:value="-0.002180744">
            <text:p>-0.002180744</text:p>
          </table:table-cell>
          <table:table-cell office:value-type="float" office:value="0.03993164">
            <text:p>0.03993164</text:p>
          </table:table-cell>
          <table:table-cell/>
          <table:table-cell table:formula="of:=([.D113]-[.E113])-([.D112]-[.E112])" office:value-type="float" office:value="0.0326092976">
            <text:p>0.0326092976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15944245">
            <text:p>0.15944245</text:p>
          </table:table-cell>
          <table:table-cell office:value-type="float" office:value="0.1528217">
            <text:p>0.1528217</text:p>
          </table:table-cell>
          <table:table-cell office:value-type="float" office:value="-0.0025502485">
            <text:p>-0.0025502485</text:p>
          </table:table-cell>
          <table:table-cell office:value-type="float" office:value="0.033276364">
            <text:p>0.033276364</text:p>
          </table:table-cell>
          <table:table-cell/>
          <table:table-cell table:formula="of:=([.D114]-[.E114])-([.D113]-[.E113])" office:value-type="float" office:value="0.0062857715">
            <text:p>0.0062857715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15875475">
            <text:p>0.15875475</text:p>
          </table:table-cell>
          <table:table-cell office:value-type="float" office:value="0.15465191">
            <text:p>0.15465191</text:p>
          </table:table-cell>
          <table:table-cell office:value-type="float" office:value="-0.0028614316">
            <text:p>-0.0028614316</text:p>
          </table:table-cell>
          <table:table-cell office:value-type="float" office:value="-0.0066552735">
            <text:p>-0.0066552735</text:p>
          </table:table-cell>
          <table:table-cell/>
          <table:table-cell table:formula="of:=([.D115]-[.E115])-([.D114]-[.E114])" office:value-type="float" office:value="0.0396204544">
            <text:p>0.0396204544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15805884">
            <text:p>0.15805884</text:p>
          </table:table-cell>
          <table:table-cell office:value-type="float" office:value="0.1601425">
            <text:p>0.1601425</text:p>
          </table:table-cell>
          <table:table-cell office:value-type="float" office:value="-0.0028140014">
            <text:p>-0.0028140014</text:p>
          </table:table-cell>
          <table:table-cell office:value-type="float" office:value="-0.033276364">
            <text:p>-0.033276364</text:p>
          </table:table-cell>
          <table:table-cell/>
          <table:table-cell table:formula="of:=([.D116]-[.E116])-([.D115]-[.E115])" office:value-type="float" office:value="0.0266685207">
            <text:p>0.0266685207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15733819">
            <text:p>0.15733819</text:p>
          </table:table-cell>
          <table:table-cell office:value-type="float" office:value="0.1564821">
            <text:p>0.1564821</text:p>
          </table:table-cell>
          <table:table-cell office:value-type="float" office:value="-0.0025267166">
            <text:p>-0.0025267166</text:p>
          </table:table-cell>
          <table:table-cell office:value-type="float" office:value="-0.046586912">
            <text:p>-0.046586912</text:p>
          </table:table-cell>
          <table:table-cell/>
          <table:table-cell table:formula="of:=([.D117]-[.E117])-([.D116]-[.E116])" office:value-type="float" office:value="0.0135978328">
            <text:p>0.0135978328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15663403">
            <text:p>0.15663403</text:p>
          </table:table-cell>
          <table:table-cell office:value-type="float" office:value="0.15190661">
            <text:p>0.15190661</text:p>
          </table:table-cell>
          <table:table-cell office:value-type="float" office:value="-0.0021178513">
            <text:p>-0.0021178513</text:p>
          </table:table-cell>
          <table:table-cell office:value-type="float" office:value="0.026621094">
            <text:p>0.026621094</text:p>
          </table:table-cell>
          <table:table-cell/>
          <table:table-cell table:formula="of:=([.D118]-[.E118])-([.D117]-[.E117])" office:value-type="float" office:value="-0.0727991407">
            <text:p>-0.0727991407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15595046">
            <text:p>0.15595046</text:p>
          </table:table-cell>
          <table:table-cell office:value-type="float" office:value="0.14824621">
            <text:p>0.14824621</text:p>
          </table:table-cell>
          <table:table-cell office:value-type="float" office:value="-0.0023672495">
            <text:p>-0.0023672495</text:p>
          </table:table-cell>
          <table:table-cell office:value-type="float" office:value="0.03993164">
            <text:p>0.03993164</text:p>
          </table:table-cell>
          <table:table-cell/>
          <table:table-cell table:formula="of:=([.D119]-[.E119])-([.D118]-[.E118])" office:value-type="float" office:value="-0.0135599442">
            <text:p>-0.0135599442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15528335">
            <text:p>0.15528335</text:p>
          </table:table-cell>
          <table:table-cell office:value-type="float" office:value="0.14824621">
            <text:p>0.14824621</text:p>
          </table:table-cell>
          <table:table-cell office:value-type="float" office:value="-0.0027375757">
            <text:p>-0.0027375757</text:p>
          </table:table-cell>
          <table:table-cell office:value-type="float" office:value="0.053242188">
            <text:p>0.053242188</text:p>
          </table:table-cell>
          <table:table-cell/>
          <table:table-cell table:formula="of:=([.D120]-[.E120])-([.D119]-[.E119])" office:value-type="float" office:value="-0.0136808742">
            <text:p>-0.0136808742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15461624">
            <text:p>0.15461624</text:p>
          </table:table-cell>
          <table:table-cell office:value-type="float" office:value="0.1500764">
            <text:p>0.1500764</text:p>
          </table:table-cell>
          <table:table-cell office:value-type="float" office:value="-0.0032296008">
            <text:p>-0.0032296008</text:p>
          </table:table-cell>
          <table:table-cell office:value-type="float" office:value="0.07986328">
            <text:p>0.07986328</text:p>
          </table:table-cell>
          <table:table-cell/>
          <table:table-cell table:formula="of:=([.D121]-[.E121])-([.D120]-[.E120])" office:value-type="float" office:value="-0.0271131171">
            <text:p>-0.0271131171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15394089">
            <text:p>0.15394089</text:p>
          </table:table-cell>
          <table:table-cell office:value-type="float" office:value="0.14733112">
            <text:p>0.14733112</text:p>
          </table:table-cell>
          <table:table-cell office:value-type="float" office:value="-0.0039641154">
            <text:p>-0.0039641154</text:p>
          </table:table-cell>
          <table:table-cell office:value-type="float" office:value="0.033276364">
            <text:p>0.033276364</text:p>
          </table:table-cell>
          <table:table-cell/>
          <table:table-cell table:formula="of:=([.D122]-[.E122])-([.D121]-[.E121])" office:value-type="float" office:value="0.0458524014">
            <text:p>0.0458524014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1532779">
            <text:p>0.1532779</text:p>
          </table:table-cell>
          <table:table-cell office:value-type="float" office:value="0.14824621">
            <text:p>0.14824621</text:p>
          </table:table-cell>
          <table:table-cell office:value-type="float" office:value="-0.0042813965">
            <text:p>-0.0042813965</text:p>
          </table:table-cell>
          <table:table-cell office:value-type="float" office:value="0.026621094">
            <text:p>0.026621094</text:p>
          </table:table-cell>
          <table:table-cell/>
          <table:table-cell table:formula="of:=([.D123]-[.E123])-([.D122]-[.E122])" office:value-type="float" office:value="0.0063379889">
            <text:p>0.0063379889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15261081">
            <text:p>0.15261081</text:p>
          </table:table-cell>
          <table:table-cell office:value-type="float" office:value="0.14824621">
            <text:p>0.14824621</text:p>
          </table:table-cell>
          <table:table-cell office:value-type="float" office:value="-0.0045402255">
            <text:p>-0.0045402255</text:p>
          </table:table-cell>
          <table:table-cell office:value-type="float" office:value="0.026621094">
            <text:p>0.026621094</text:p>
          </table:table-cell>
          <table:table-cell/>
          <table:table-cell table:formula="of:=([.D124]-[.E124])-([.D123]-[.E123])" office:value-type="float" office:value="-0.000258828999999999">
            <text:p>-0.000258829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15194371">
            <text:p>0.15194371</text:p>
          </table:table-cell>
          <table:table-cell office:value-type="float" office:value="0.1500764">
            <text:p>0.1500764</text:p>
          </table:table-cell>
          <table:table-cell office:value-type="float" office:value="-0.004800275">
            <text:p>-0.004800275</text:p>
          </table:table-cell>
          <table:table-cell office:value-type="float" office:value="0.026621094">
            <text:p>0.026621094</text:p>
          </table:table-cell>
          <table:table-cell/>
          <table:table-cell table:formula="of:=([.D125]-[.E125])-([.D124]-[.E124])" office:value-type="float" office:value="-0.000260049500000005">
            <text:p>-0.0002600495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15126838">
            <text:p>0.15126838</text:p>
          </table:table-cell>
          <table:table-cell office:value-type="float" office:value="0.14733112">
            <text:p>0.14733112</text:p>
          </table:table-cell>
          <table:table-cell office:value-type="float" office:value="-0.005061831">
            <text:p>-0.005061831</text:p>
          </table:table-cell>
          <table:table-cell office:value-type="float" office:value="0.033276364">
            <text:p>0.033276364</text:p>
          </table:table-cell>
          <table:table-cell/>
          <table:table-cell table:formula="of:=([.D126]-[.E126])-([.D125]-[.E125])" office:value-type="float" office:value="-0.006916826">
            <text:p>-0.006916826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1506054">
            <text:p>0.1506054</text:p>
          </table:table-cell>
          <table:table-cell office:value-type="float" office:value="0.14916131">
            <text:p>0.14916131</text:p>
          </table:table-cell>
          <table:table-cell office:value-type="float" office:value="-0.00538426">
            <text:p>-0.00538426</text:p>
          </table:table-cell>
          <table:table-cell office:value-type="float" office:value="0.0066552735">
            <text:p>0.0066552735</text:p>
          </table:table-cell>
          <table:table-cell/>
          <table:table-cell table:formula="of:=([.D127]-[.E127])-([.D126]-[.E126])" office:value-type="float" office:value="0.0262986615">
            <text:p>0.0262986615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14993419">
            <text:p>0.14993419</text:p>
          </table:table-cell>
          <table:table-cell office:value-type="float" office:value="0.14733112">
            <text:p>0.14733112</text:p>
          </table:table-cell>
          <table:table-cell office:value-type="float" office:value="-0.005468396">
            <text:p>-0.005468396</text:p>
          </table:table-cell>
          <table:table-cell office:value-type="float" office:value="0.01996582">
            <text:p>0.01996582</text:p>
          </table:table-cell>
          <table:table-cell/>
          <table:table-cell table:formula="of:=([.D128]-[.E128])-([.D127]-[.E127])" office:value-type="float" office:value="-0.0133946825">
            <text:p>-0.0133946825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14927122">
            <text:p>0.14927122</text:p>
          </table:table-cell>
          <table:table-cell office:value-type="float" office:value="0.1445858">
            <text:p>0.1445858</text:p>
          </table:table-cell>
          <table:table-cell office:value-type="float" office:value="-0.0056727747">
            <text:p>-0.0056727747</text:p>
          </table:table-cell>
          <table:table-cell office:value-type="float" office:value="0.013310547">
            <text:p>0.013310547</text:p>
          </table:table-cell>
          <table:table-cell/>
          <table:table-cell table:formula="of:=([.D129]-[.E129])-([.D128]-[.E128])" office:value-type="float" office:value="0.0064508943">
            <text:p>0.0064508943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14862059">
            <text:p>0.14862059</text:p>
          </table:table-cell>
          <table:table-cell office:value-type="float" office:value="0.1445858">
            <text:p>0.1445858</text:p>
          </table:table-cell>
          <table:table-cell office:value-type="float" office:value="-0.005817666">
            <text:p>-0.005817666</text:p>
          </table:table-cell>
          <table:table-cell office:value-type="float" office:value="0.026621094">
            <text:p>0.026621094</text:p>
          </table:table-cell>
          <table:table-cell/>
          <table:table-cell table:formula="of:=([.D130]-[.E130])-([.D129]-[.E129])" office:value-type="float" office:value="-0.0134554383">
            <text:p>-0.0134554383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14796996">
            <text:p>0.14796996</text:p>
          </table:table-cell>
          <table:table-cell office:value-type="float" office:value="0.14367071">
            <text:p>0.14367071</text:p>
          </table:table-cell>
          <table:table-cell office:value-type="float" office:value="-0.006083364">
            <text:p>-0.006083364</text:p>
          </table:table-cell>
          <table:table-cell office:value-type="float" office:value="0.046586912">
            <text:p>0.046586912</text:p>
          </table:table-cell>
          <table:table-cell/>
          <table:table-cell table:formula="of:=([.D131]-[.E131])-([.D130]-[.E130])" office:value-type="float" office:value="-0.020231516">
            <text:p>-0.020231516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14732347">
            <text:p>0.14732347</text:p>
          </table:table-cell>
          <table:table-cell office:value-type="float" office:value="0.1390952">
            <text:p>0.1390952</text:p>
          </table:table-cell>
          <table:table-cell office:value-type="float" office:value="-0.006530262">
            <text:p>-0.006530262</text:p>
          </table:table-cell>
          <table:table-cell office:value-type="float" office:value="0.013310547">
            <text:p>0.013310547</text:p>
          </table:table-cell>
          <table:table-cell/>
          <table:table-cell table:formula="of:=([.D132]-[.E132])-([.D131]-[.E131])" office:value-type="float" office:value="0.032829467">
            <text:p>0.032829467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14669755">
            <text:p>0.14669755</text:p>
          </table:table-cell>
          <table:table-cell office:value-type="float" office:value="0.14001031">
            <text:p>0.14001031</text:p>
          </table:table-cell>
          <table:table-cell office:value-type="float" office:value="-0.0066781756">
            <text:p>-0.0066781756</text:p>
          </table:table-cell>
          <table:table-cell office:value-type="float" office:value="0.046586912">
            <text:p>0.046586912</text:p>
          </table:table-cell>
          <table:table-cell/>
          <table:table-cell table:formula="of:=([.D133]-[.E133])-([.D132]-[.E132])" office:value-type="float" office:value="-0.0334242786">
            <text:p>-0.0334242786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14606752">
            <text:p>0.14606752</text:p>
          </table:table-cell>
          <table:table-cell office:value-type="float" office:value="0.1345197">
            <text:p>0.1345197</text:p>
          </table:table-cell>
          <table:table-cell office:value-type="float" office:value="-0.0071271667">
            <text:p>-0.0071271667</text:p>
          </table:table-cell>
          <table:table-cell office:value-type="float" office:value="0.046586912">
            <text:p>0.046586912</text:p>
          </table:table-cell>
          <table:table-cell/>
          <table:table-cell table:formula="of:=([.D134]-[.E134])-([.D133]-[.E133])" office:value-type="float" office:value="-0.000448991099999997">
            <text:p>-0.0004489911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1454622">
            <text:p>0.1454622</text:p>
          </table:table-cell>
          <table:table-cell office:value-type="float" office:value="0.13726501">
            <text:p>0.13726501</text:p>
          </table:table-cell>
          <table:table-cell office:value-type="float" office:value="-0.0075769816">
            <text:p>-0.0075769816</text:p>
          </table:table-cell>
          <table:table-cell office:value-type="float" office:value="0.026621094">
            <text:p>0.026621094</text:p>
          </table:table-cell>
          <table:table-cell/>
          <table:table-cell table:formula="of:=([.D135]-[.E135])-([.D134]-[.E134])" office:value-type="float" office:value="0.0195160031">
            <text:p>0.0195160031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14484455">
            <text:p>0.14484455</text:p>
          </table:table-cell>
          <table:table-cell office:value-type="float" office:value="0.1418405">
            <text:p>0.1418405</text:p>
          </table:table-cell>
          <table:table-cell office:value-type="float" office:value="-0.007849394">
            <text:p>-0.007849394</text:p>
          </table:table-cell>
          <table:table-cell office:value-type="float" office:value="0.0066552735">
            <text:p>0.0066552735</text:p>
          </table:table-cell>
          <table:table-cell/>
          <table:table-cell table:formula="of:=([.D136]-[.E136])-([.D135]-[.E135])" office:value-type="float" office:value="0.0196934081">
            <text:p>0.0196934081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14420629">
            <text:p>0.14420629</text:p>
          </table:table-cell>
          <table:table-cell office:value-type="float" office:value="0.13726501">
            <text:p>0.13726501</text:p>
          </table:table-cell>
          <table:table-cell office:value-type="float" office:value="-0.007944166">
            <text:p>-0.007944166</text:p>
          </table:table-cell>
          <table:table-cell office:value-type="float" office:value="0">
            <text:p>0</text:p>
          </table:table-cell>
          <table:table-cell/>
          <table:table-cell table:formula="of:=([.D137]-[.E137])-([.D136]-[.E136])" office:value-type="float" office:value="0.0065605015">
            <text:p>0.0065605015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14358862">
            <text:p>0.14358862</text:p>
          </table:table-cell>
          <table:table-cell office:value-type="float" office:value="0.14001031">
            <text:p>0.14001031</text:p>
          </table:table-cell>
          <table:table-cell office:value-type="float" office:value="-0.00797834">
            <text:p>-0.00797834</text:p>
          </table:table-cell>
          <table:table-cell office:value-type="float" office:value="0.01996582">
            <text:p>0.01996582</text:p>
          </table:table-cell>
          <table:table-cell/>
          <table:table-cell table:formula="of:=([.D138]-[.E138])-([.D137]-[.E137])" office:value-type="float" office:value="-0.019999994">
            <text:p>-0.019999994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1429586">
            <text:p>0.1429586</text:p>
          </table:table-cell>
          <table:table-cell office:value-type="float" office:value="0.14001031">
            <text:p>0.14001031</text:p>
          </table:table-cell>
          <table:table-cell office:value-type="float" office:value="-0.00819359">
            <text:p>-0.00819359</text:p>
          </table:table-cell>
          <table:table-cell office:value-type="float" office:value="-0.0066552735">
            <text:p>-0.0066552735</text:p>
          </table:table-cell>
          <table:table-cell/>
          <table:table-cell table:formula="of:=([.D139]-[.E139])-([.D138]-[.E138])" office:value-type="float" office:value="0.0264058435">
            <text:p>0.0264058435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14232858">
            <text:p>0.14232858</text:p>
          </table:table-cell>
          <table:table-cell office:value-type="float" office:value="0.14001031">
            <text:p>0.14001031</text:p>
          </table:table-cell>
          <table:table-cell office:value-type="float" office:value="-0.00816983">
            <text:p>-0.00816983</text:p>
          </table:table-cell>
          <table:table-cell office:value-type="float" office:value="-0.0066552735">
            <text:p>-0.0066552735</text:p>
          </table:table-cell>
          <table:table-cell/>
          <table:table-cell table:formula="of:=([.D140]-[.E140])-([.D139]-[.E139])" office:value-type="float" office:value="0.0000237600000000011">
            <text:p>0.00002376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14169855">
            <text:p>0.14169855</text:p>
          </table:table-cell>
          <table:table-cell office:value-type="float" office:value="0.1354348">
            <text:p>0.1354348</text:p>
          </table:table-cell>
          <table:table-cell office:value-type="float" office:value="-0.008146125">
            <text:p>-0.008146125</text:p>
          </table:table-cell>
          <table:table-cell office:value-type="float" office:value="0.053242188">
            <text:p>0.053242188</text:p>
          </table:table-cell>
          <table:table-cell/>
          <table:table-cell table:formula="of:=([.D141]-[.E141])-([.D140]-[.E140])" office:value-type="float" office:value="-0.0598737565">
            <text:p>-0.0598737565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14108913">
            <text:p>0.14108913</text:p>
          </table:table-cell>
          <table:table-cell office:value-type="float" office:value="0.1345197">
            <text:p>0.1345197</text:p>
          </table:table-cell>
          <table:table-cell office:value-type="float" office:value="-0.008661528">
            <text:p>-0.008661528</text:p>
          </table:table-cell>
          <table:table-cell office:value-type="float" office:value="0.0066552735">
            <text:p>0.0066552735</text:p>
          </table:table-cell>
          <table:table-cell/>
          <table:table-cell table:formula="of:=([.D142]-[.E142])-([.D141]-[.E141])" office:value-type="float" office:value="0.0460715115">
            <text:p>0.0460715115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14048381">
            <text:p>0.14048381</text:p>
          </table:table-cell>
          <table:table-cell office:value-type="float" office:value="0.13634992">
            <text:p>0.13634992</text:p>
          </table:table-cell>
          <table:table-cell office:value-type="float" office:value="-0.008758876">
            <text:p>-0.008758876</text:p>
          </table:table-cell>
          <table:table-cell office:value-type="float" office:value="-0.01996582">
            <text:p>-0.01996582</text:p>
          </table:table-cell>
          <table:table-cell/>
          <table:table-cell table:formula="of:=([.D143]-[.E143])-([.D142]-[.E142])" office:value-type="float" office:value="0.0265237455">
            <text:p>0.0265237455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13987026">
            <text:p>0.13987026</text:p>
          </table:table-cell>
          <table:table-cell office:value-type="float" office:value="0.13726501">
            <text:p>0.13726501</text:p>
          </table:table-cell>
          <table:table-cell office:value-type="float" office:value="-0.008617212">
            <text:p>-0.008617212</text:p>
          </table:table-cell>
          <table:table-cell office:value-type="float" office:value="0.013310547">
            <text:p>0.013310547</text:p>
          </table:table-cell>
          <table:table-cell/>
          <table:table-cell table:formula="of:=([.D144]-[.E144])-([.D143]-[.E143])" office:value-type="float" office:value="-0.033134703">
            <text:p>-0.033134703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13925259">
            <text:p>0.13925259</text:p>
          </table:table-cell>
          <table:table-cell office:value-type="float" office:value="0.1299442">
            <text:p>0.1299442</text:p>
          </table:table-cell>
          <table:table-cell office:value-type="float" office:value="-0.008775496">
            <text:p>-0.008775496</text:p>
          </table:table-cell>
          <table:table-cell office:value-type="float" office:value="0.013310547">
            <text:p>0.013310547</text:p>
          </table:table-cell>
          <table:table-cell/>
          <table:table-cell table:formula="of:=([.D145]-[.E145])-([.D144]-[.E144])" office:value-type="float" office:value="-0.000158283999999998">
            <text:p>-0.000158284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13866787">
            <text:p>0.13866787</text:p>
          </table:table-cell>
          <table:table-cell office:value-type="float" office:value="0.1326895">
            <text:p>0.1326895</text:p>
          </table:table-cell>
          <table:table-cell office:value-type="float" office:value="-0.008932549">
            <text:p>-0.008932549</text:p>
          </table:table-cell>
          <table:table-cell office:value-type="float" office:value="-0.01996582">
            <text:p>-0.01996582</text:p>
          </table:table-cell>
          <table:table-cell/>
          <table:table-cell table:formula="of:=([.D146]-[.E146])-([.D145]-[.E145])" office:value-type="float" office:value="0.033119314">
            <text:p>0.033119314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1380708">
            <text:p>0.1380708</text:p>
          </table:table-cell>
          <table:table-cell office:value-type="float" office:value="0.13726501">
            <text:p>0.13726501</text:p>
          </table:table-cell>
          <table:table-cell office:value-type="float" office:value="-0.0087910965">
            <text:p>-0.0087910965</text:p>
          </table:table-cell>
          <table:table-cell office:value-type="float" office:value="0">
            <text:p>0</text:p>
          </table:table-cell>
          <table:table-cell/>
          <table:table-cell table:formula="of:=([.D147]-[.E147])-([.D146]-[.E146])" office:value-type="float" office:value="-0.0198243675">
            <text:p>-0.0198243675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13745314">
            <text:p>0.13745314</text:p>
          </table:table-cell>
          <table:table-cell office:value-type="float" office:value="0.13177441">
            <text:p>0.13177441</text:p>
          </table:table-cell>
          <table:table-cell office:value-type="float" office:value="-0.008830602">
            <text:p>-0.008830602</text:p>
          </table:table-cell>
          <table:table-cell office:value-type="float" office:value="0.03993164">
            <text:p>0.03993164</text:p>
          </table:table-cell>
          <table:table-cell/>
          <table:table-cell table:formula="of:=([.D148]-[.E148])-([.D147]-[.E147])" office:value-type="float" office:value="-0.0399711455">
            <text:p>-0.0399711455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13686018">
            <text:p>0.13686018</text:p>
          </table:table-cell>
          <table:table-cell office:value-type="float" office:value="0.1336046">
            <text:p>0.1336046</text:p>
          </table:table-cell>
          <table:table-cell office:value-type="float" office:value="-0.009229026">
            <text:p>-0.009229026</text:p>
          </table:table-cell>
          <table:table-cell office:value-type="float" office:value="0">
            <text:p>0</text:p>
          </table:table-cell>
          <table:table-cell/>
          <table:table-cell table:formula="of:=([.D149]-[.E149])-([.D148]-[.E148])" office:value-type="float" office:value="0.039533216">
            <text:p>0.039533216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13625899">
            <text:p>0.13625899</text:p>
          </table:table-cell>
          <table:table-cell office:value-type="float" office:value="0.14001031">
            <text:p>0.14001031</text:p>
          </table:table-cell>
          <table:table-cell office:value-type="float" office:value="-0.009269747">
            <text:p>-0.009269747</text:p>
          </table:table-cell>
          <table:table-cell office:value-type="float" office:value="-0.033276364">
            <text:p>-0.033276364</text:p>
          </table:table-cell>
          <table:table-cell/>
          <table:table-cell table:formula="of:=([.D150]-[.E150])-([.D149]-[.E149])" office:value-type="float" office:value="0.033235643">
            <text:p>0.033235643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13562898">
            <text:p>0.13562898</text:p>
          </table:table-cell>
          <table:table-cell office:value-type="float" office:value="0.1336046">
            <text:p>0.1336046</text:p>
          </table:table-cell>
          <table:table-cell office:value-type="float" office:value="-0.009012625">
            <text:p>-0.009012625</text:p>
          </table:table-cell>
          <table:table-cell office:value-type="float" office:value="-0.013310547">
            <text:p>-0.013310547</text:p>
          </table:table-cell>
          <table:table-cell/>
          <table:table-cell table:formula="of:=([.D151]-[.E151])-([.D150]-[.E150])" office:value-type="float" office:value="-0.019708695">
            <text:p>-0.019708695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1350278">
            <text:p>0.1350278</text:p>
          </table:table-cell>
          <table:table-cell office:value-type="float" office:value="0.13177441">
            <text:p>0.13177441</text:p>
          </table:table-cell>
          <table:table-cell office:value-type="float" office:value="-0.008932693">
            <text:p>-0.008932693</text:p>
          </table:table-cell>
          <table:table-cell office:value-type="float" office:value="0.013310547">
            <text:p>0.013310547</text:p>
          </table:table-cell>
          <table:table-cell/>
          <table:table-cell table:formula="of:=([.D152]-[.E152])-([.D151]-[.E151])" office:value-type="float" office:value="-0.026541162">
            <text:p>-0.026541162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13443483">
            <text:p>0.13443483</text:p>
          </table:table-cell>
          <table:table-cell office:value-type="float" office:value="0.13726501">
            <text:p>0.13726501</text:p>
          </table:table-cell>
          <table:table-cell office:value-type="float" office:value="-0.009092152">
            <text:p>-0.009092152</text:p>
          </table:table-cell>
          <table:table-cell office:value-type="float" office:value="-0.013310547">
            <text:p>-0.013310547</text:p>
          </table:table-cell>
          <table:table-cell/>
          <table:table-cell table:formula="of:=([.D153]-[.E153])-([.D152]-[.E152])" office:value-type="float" office:value="0.026461635">
            <text:p>0.026461635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13381718">
            <text:p>0.13381718</text:p>
          </table:table-cell>
          <table:table-cell office:value-type="float" office:value="0.1345197">
            <text:p>0.1345197</text:p>
          </table:table-cell>
          <table:table-cell office:value-type="float" office:value="-0.009014049">
            <text:p>-0.009014049</text:p>
          </table:table-cell>
          <table:table-cell office:value-type="float" office:value="-0.01996582">
            <text:p>-0.01996582</text:p>
          </table:table-cell>
          <table:table-cell/>
          <table:table-cell table:formula="of:=([.D154]-[.E154])-([.D153]-[.E153])" office:value-type="float" office:value="0.006733376">
            <text:p>0.006733376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13321185">
            <text:p>0.13321185</text:p>
          </table:table-cell>
          <table:table-cell office:value-type="float" office:value="0.1308593">
            <text:p>0.1308593</text:p>
          </table:table-cell>
          <table:table-cell office:value-type="float" office:value="-0.008874909">
            <text:p>-0.008874909</text:p>
          </table:table-cell>
          <table:table-cell office:value-type="float" office:value="-0.0066552735">
            <text:p>-0.0066552735</text:p>
          </table:table-cell>
          <table:table-cell/>
          <table:table-cell table:formula="of:=([.D155]-[.E155])-([.D154]-[.E154])" office:value-type="float" office:value="-0.0131714065">
            <text:p>-0.0131714065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13262302">
            <text:p>0.13262302</text:p>
          </table:table-cell>
          <table:table-cell office:value-type="float" office:value="0.1299442">
            <text:p>0.1299442</text:p>
          </table:table-cell>
          <table:table-cell office:value-type="float" office:value="-0.008854285">
            <text:p>-0.008854285</text:p>
          </table:table-cell>
          <table:table-cell office:value-type="float" office:value="-0.053242188">
            <text:p>-0.053242188</text:p>
          </table:table-cell>
          <table:table-cell/>
          <table:table-cell table:formula="of:=([.D156]-[.E156])-([.D155]-[.E155])" office:value-type="float" office:value="0.0466075385">
            <text:p>0.0466075385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1320383">
            <text:p>0.1320383</text:p>
          </table:table-cell>
          <table:table-cell office:value-type="float" office:value="0.1354348">
            <text:p>0.1354348</text:p>
          </table:table-cell>
          <table:table-cell office:value-type="float" office:value="-0.008413255">
            <text:p>-0.008413255</text:p>
          </table:table-cell>
          <table:table-cell office:value-type="float" office:value="-0.11979492">
            <text:p>-0.11979492</text:p>
          </table:table-cell>
          <table:table-cell/>
          <table:table-cell table:formula="of:=([.D157]-[.E157])-([.D156]-[.E156])" office:value-type="float" office:value="0.066993762">
            <text:p>0.066993762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13142887">
            <text:p>0.13142887</text:p>
          </table:table-cell>
          <table:table-cell office:value-type="float" office:value="0.1326895">
            <text:p>0.1326895</text:p>
          </table:table-cell>
          <table:table-cell office:value-type="float" office:value="-0.0073716147">
            <text:p>-0.0073716147</text:p>
          </table:table-cell>
          <table:table-cell office:value-type="float" office:value="-0.05989746">
            <text:p>-0.05989746</text:p>
          </table:table-cell>
          <table:table-cell/>
          <table:table-cell table:formula="of:=([.D158]-[.E158])-([.D157]-[.E157])" office:value-type="float" office:value="-0.0588558197">
            <text:p>-0.0588558197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13083178">
            <text:p>0.13083178</text:p>
          </table:table-cell>
          <table:table-cell office:value-type="float" office:value="0.1271989">
            <text:p>0.1271989</text:p>
          </table:table-cell>
          <table:table-cell office:value-type="float" office:value="-0.00686495">
            <text:p>-0.00686495</text:p>
          </table:table-cell>
          <table:table-cell office:value-type="float" office:value="-0.033276364">
            <text:p>-0.033276364</text:p>
          </table:table-cell>
          <table:table-cell/>
          <table:table-cell table:formula="of:=([.D159]-[.E159])-([.D158]-[.E158])" office:value-type="float" office:value="-0.0261144313">
            <text:p>-0.0261144313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13025941">
            <text:p>0.13025941</text:p>
          </table:table-cell>
          <table:table-cell office:value-type="float" office:value="0.1354348">
            <text:p>0.1354348</text:p>
          </table:table-cell>
          <table:table-cell office:value-type="float" office:value="-0.006594971">
            <text:p>-0.006594971</text:p>
          </table:table-cell>
          <table:table-cell office:value-type="float" office:value="-0.06655273">
            <text:p>-0.06655273</text:p>
          </table:table-cell>
          <table:table-cell/>
          <table:table-cell table:formula="of:=([.D160]-[.E160])-([.D159]-[.E159])" office:value-type="float" office:value="0.033546345">
            <text:p>0.033546345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12964997">
            <text:p>0.12964997</text:p>
          </table:table-cell>
          <table:table-cell office:value-type="float" office:value="0.1354348">
            <text:p>0.1354348</text:p>
          </table:table-cell>
          <table:table-cell office:value-type="float" office:value="-0.00602559">
            <text:p>-0.00602559</text:p>
          </table:table-cell>
          <table:table-cell office:value-type="float" office:value="-0.03993164">
            <text:p>-0.03993164</text:p>
          </table:table-cell>
          <table:table-cell/>
          <table:table-cell table:formula="of:=([.D161]-[.E161])-([.D160]-[.E160])" office:value-type="float" office:value="-0.026051709">
            <text:p>-0.026051709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12904051">
            <text:p>0.12904051</text:p>
          </table:table-cell>
          <table:table-cell office:value-type="float" office:value="0.1345197">
            <text:p>0.1345197</text:p>
          </table:table-cell>
          <table:table-cell office:value-type="float" office:value="-0.005693815">
            <text:p>-0.005693815</text:p>
          </table:table-cell>
          <table:table-cell office:value-type="float" office:value="0.0066552735">
            <text:p>0.0066552735</text:p>
          </table:table-cell>
          <table:table-cell/>
          <table:table-cell table:formula="of:=([.D162]-[.E162])-([.D161]-[.E161])" office:value-type="float" office:value="-0.0462551385">
            <text:p>-0.0462551385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1284352">
            <text:p>0.1284352</text:p>
          </table:table-cell>
          <table:table-cell office:value-type="float" office:value="0.1345197">
            <text:p>0.1345197</text:p>
          </table:table-cell>
          <table:table-cell office:value-type="float" office:value="-0.0057806903">
            <text:p>-0.0057806903</text:p>
          </table:table-cell>
          <table:table-cell office:value-type="float" office:value="-0.05989746">
            <text:p>-0.05989746</text:p>
          </table:table-cell>
          <table:table-cell/>
          <table:table-cell table:formula="of:=([.D163]-[.E163])-([.D162]-[.E162])" office:value-type="float" office:value="0.0664658582">
            <text:p>0.0664658582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12782988">
            <text:p>0.12782988</text:p>
          </table:table-cell>
          <table:table-cell office:value-type="float" office:value="0.1381801">
            <text:p>0.1381801</text:p>
          </table:table-cell>
          <table:table-cell office:value-type="float" office:value="-0.005267711">
            <text:p>-0.005267711</text:p>
          </table:table-cell>
          <table:table-cell office:value-type="float" office:value="-0.07320801">
            <text:p>-0.07320801</text:p>
          </table:table-cell>
          <table:table-cell/>
          <table:table-cell table:formula="of:=([.D164]-[.E164])-([.D163]-[.E163])" office:value-type="float" office:value="0.0138235293">
            <text:p>0.0138235293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12720807">
            <text:p>0.12720807</text:p>
          </table:table-cell>
          <table:table-cell office:value-type="float" office:value="0.12628381">
            <text:p>0.12628381</text:p>
          </table:table-cell>
          <table:table-cell office:value-type="float" office:value="-0.004632978">
            <text:p>-0.004632978</text:p>
          </table:table-cell>
          <table:table-cell office:value-type="float" office:value="0.03993164">
            <text:p>0.03993164</text:p>
          </table:table-cell>
          <table:table-cell/>
          <table:table-cell table:formula="of:=([.D165]-[.E165])-([.D164]-[.E164])" office:value-type="float" office:value="-0.112504917">
            <text:p>-0.112504917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1266398">
            <text:p>0.1266398</text:p>
          </table:table-cell>
          <table:table-cell office:value-type="float" office:value="0.128114">
            <text:p>0.128114</text:p>
          </table:table-cell>
          <table:table-cell office:value-type="float" office:value="-0.005013958">
            <text:p>-0.005013958</text:p>
          </table:table-cell>
          <table:table-cell office:value-type="float" office:value="0">
            <text:p>0</text:p>
          </table:table-cell>
          <table:table-cell/>
          <table:table-cell table:formula="of:=([.D166]-[.E166])-([.D165]-[.E165])" office:value-type="float" office:value="0.03955066">
            <text:p>0.03955066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1260633">
            <text:p>0.1260633</text:p>
          </table:table-cell>
          <table:table-cell office:value-type="float" office:value="0.13177441">
            <text:p>0.13177441</text:p>
          </table:table-cell>
          <table:table-cell office:value-type="float" office:value="-0.005036888">
            <text:p>-0.005036888</text:p>
          </table:table-cell>
          <table:table-cell office:value-type="float" office:value="-0.053242188">
            <text:p>-0.053242188</text:p>
          </table:table-cell>
          <table:table-cell/>
          <table:table-cell table:formula="of:=([.D167]-[.E167])-([.D166]-[.E166])" office:value-type="float" office:value="0.053219258">
            <text:p>0.053219258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12547033">
            <text:p>0.12547033</text:p>
          </table:table-cell>
          <table:table-cell office:value-type="float" office:value="0.1299442">
            <text:p>0.1299442</text:p>
          </table:table-cell>
          <table:table-cell office:value-type="float" office:value="-0.0045803804">
            <text:p>-0.0045803804</text:p>
          </table:table-cell>
          <table:table-cell office:value-type="float" office:value="-0.053242188">
            <text:p>-0.053242188</text:p>
          </table:table-cell>
          <table:table-cell/>
          <table:table-cell table:formula="of:=([.D168]-[.E168])-([.D167]-[.E167])" office:value-type="float" office:value="0.000456507600000003">
            <text:p>0.0004565076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12488558">
            <text:p>0.12488558</text:p>
          </table:table-cell>
          <table:table-cell office:value-type="float" office:value="0.1326895">
            <text:p>0.1326895</text:p>
          </table:table-cell>
          <table:table-cell office:value-type="float" office:value="-0.004121526">
            <text:p>-0.004121526</text:p>
          </table:table-cell>
          <table:table-cell office:value-type="float" office:value="-0.046586912">
            <text:p>-0.046586912</text:p>
          </table:table-cell>
          <table:table-cell/>
          <table:table-cell table:formula="of:=([.D169]-[.E169])-([.D168]-[.E168])" office:value-type="float" office:value="-0.0061964216">
            <text:p>-0.0061964216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12428848">
            <text:p>0.12428848</text:p>
          </table:table-cell>
          <table:table-cell office:value-type="float" office:value="0.1326895">
            <text:p>0.1326895</text:p>
          </table:table-cell>
          <table:table-cell office:value-type="float" office:value="-0.0037210367">
            <text:p>-0.0037210367</text:p>
          </table:table-cell>
          <table:table-cell office:value-type="float" office:value="-0.086518556">
            <text:p>-0.086518556</text:p>
          </table:table-cell>
          <table:table-cell/>
          <table:table-cell table:formula="of:=([.D170]-[.E170])-([.D169]-[.E169])" office:value-type="float" office:value="0.0403321333">
            <text:p>0.0403321333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12369138">
            <text:p>0.12369138</text:p>
          </table:table-cell>
          <table:table-cell office:value-type="float" office:value="0.1345197">
            <text:p>0.1345197</text:p>
          </table:table-cell>
          <table:table-cell office:value-type="float" office:value="-0.0029584533">
            <text:p>-0.0029584533</text:p>
          </table:table-cell>
          <table:table-cell office:value-type="float" office:value="-0.0998291">
            <text:p>-0.0998291</text:p>
          </table:table-cell>
          <table:table-cell/>
          <table:table-cell table:formula="of:=([.D171]-[.E171])-([.D170]-[.E170])" office:value-type="float" office:value="0.0140731274">
            <text:p>0.0140731274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123086035">
            <text:p>0.123086035</text:p>
          </table:table-cell>
          <table:table-cell office:value-type="float" office:value="0.1299442">
            <text:p>0.1299442</text:p>
          </table:table-cell>
          <table:table-cell office:value-type="float" office:value="-0.002072332">
            <text:p>-0.002072332</text:p>
          </table:table-cell>
          <table:table-cell office:value-type="float" office:value="-0.053242188">
            <text:p>-0.053242188</text:p>
          </table:table-cell>
          <table:table-cell/>
          <table:table-cell table:formula="of:=([.D172]-[.E172])-([.D171]-[.E171])" office:value-type="float" office:value="-0.0457007907">
            <text:p>-0.0457007907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122501284">
            <text:p>0.122501284</text:p>
          </table:table-cell>
          <table:table-cell office:value-type="float" office:value="0.12628381">
            <text:p>0.12628381</text:p>
          </table:table-cell>
          <table:table-cell office:value-type="float" office:value="-0.0016019007">
            <text:p>-0.0016019007</text:p>
          </table:table-cell>
          <table:table-cell office:value-type="float" office:value="-0.03993164">
            <text:p>-0.03993164</text:p>
          </table:table-cell>
          <table:table-cell/>
          <table:table-cell table:formula="of:=([.D173]-[.E173])-([.D172]-[.E172])" office:value-type="float" office:value="-0.0128401167">
            <text:p>-0.0128401167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121933006">
            <text:p>0.121933006</text:p>
          </table:table-cell>
          <table:table-cell office:value-type="float" office:value="0.1299442">
            <text:p>0.1299442</text:p>
          </table:table-cell>
          <table:table-cell office:value-type="float" office:value="-0.0012491443">
            <text:p>-0.0012491443</text:p>
          </table:table-cell>
          <table:table-cell office:value-type="float" office:value="-0.03993164">
            <text:p>-0.03993164</text:p>
          </table:table-cell>
          <table:table-cell/>
          <table:table-cell table:formula="of:=([.D174]-[.E174])-([.D173]-[.E173])" office:value-type="float" office:value="0.000352756400000001">
            <text:p>0.0003527564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121348254">
            <text:p>0.121348254</text:p>
          </table:table-cell>
          <table:table-cell office:value-type="float" office:value="0.12170831">
            <text:p>0.12170831</text:p>
          </table:table-cell>
          <table:table-cell office:value-type="float" office:value="-0.0008949129">
            <text:p>-0.0008949129</text:p>
          </table:table-cell>
          <table:table-cell office:value-type="float" office:value="-0.046586912">
            <text:p>-0.046586912</text:p>
          </table:table-cell>
          <table:table-cell/>
          <table:table-cell table:formula="of:=([.D175]-[.E175])-([.D174]-[.E174])" office:value-type="float" office:value="0.0070095034">
            <text:p>0.0070095034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12080059">
            <text:p>0.12080059</text:p>
          </table:table-cell>
          <table:table-cell office:value-type="float" office:value="0.1198781">
            <text:p>0.1198781</text:p>
          </table:table-cell>
          <table:table-cell office:value-type="float" office:value="-0.00047873767">
            <text:p>-0.0004787377</text:p>
          </table:table-cell>
          <table:table-cell office:value-type="float" office:value="-0.01996582">
            <text:p>-0.01996582</text:p>
          </table:table-cell>
          <table:table-cell/>
          <table:table-cell table:formula="of:=([.D176]-[.E176])-([.D175]-[.E175])" office:value-type="float" office:value="-0.02620491677">
            <text:p>-0.0262049168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12026113">
            <text:p>0.12026113</text:p>
          </table:table-cell>
          <table:table-cell office:value-type="float" office:value="0.1235385">
            <text:p>0.1235385</text:p>
          </table:table-cell>
          <table:table-cell office:value-type="float" office:value="-0.00030078963">
            <text:p>-0.0003007896</text:p>
          </table:table-cell>
          <table:table-cell office:value-type="float" office:value="-0.046586912">
            <text:p>-0.046586912</text:p>
          </table:table-cell>
          <table:table-cell/>
          <table:table-cell table:formula="of:=([.D177]-[.E177])-([.D176]-[.E176])" office:value-type="float" office:value="0.02679904004">
            <text:p>0.02679904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119705215">
            <text:p>0.119705215</text:p>
          </table:table-cell>
          <table:table-cell office:value-type="float" office:value="0.1235385">
            <text:p>0.1235385</text:p>
          </table:table-cell>
          <table:table-cell office:value-type="float" office:value="0.00011806916">
            <text:p>0.0001180692</text:p>
          </table:table-cell>
          <table:table-cell office:value-type="float" office:value="-0.046586912">
            <text:p>-0.046586912</text:p>
          </table:table-cell>
          <table:table-cell/>
          <table:table-cell table:formula="of:=([.D178]-[.E178])-([.D177]-[.E177])" office:value-type="float" office:value="0.000418858789999997">
            <text:p>0.0004188588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11914929">
            <text:p>0.11914929</text:p>
          </table:table-cell>
          <table:table-cell office:value-type="float" office:value="0.1198781">
            <text:p>0.1198781</text:p>
          </table:table-cell>
          <table:table-cell office:value-type="float" office:value="0.0005388803">
            <text:p>0.0005388803</text:p>
          </table:table-cell>
          <table:table-cell office:value-type="float" office:value="-0.01996582">
            <text:p>-0.01996582</text:p>
          </table:table-cell>
          <table:table-cell/>
          <table:table-cell table:formula="of:=([.D179]-[.E179])-([.D178]-[.E178])" office:value-type="float" office:value="-0.02620028086">
            <text:p>-0.0262002809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11860983">
            <text:p>0.11860983</text:p>
          </table:table-cell>
          <table:table-cell office:value-type="float" office:value="0.1235385">
            <text:p>0.1235385</text:p>
          </table:table-cell>
          <table:table-cell office:value-type="float" office:value="0.00072143227">
            <text:p>0.0007214323</text:p>
          </table:table-cell>
          <table:table-cell office:value-type="float" office:value="-0.01996582">
            <text:p>-0.01996582</text:p>
          </table:table-cell>
          <table:table-cell/>
          <table:table-cell table:formula="of:=([.D180]-[.E180])-([.D179]-[.E179])" office:value-type="float" office:value="0.00018255197">
            <text:p>0.000182552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11805391">
            <text:p>0.11805391</text:p>
          </table:table-cell>
          <table:table-cell office:value-type="float" office:value="0.12628381">
            <text:p>0.12628381</text:p>
          </table:table-cell>
          <table:table-cell office:value-type="float" office:value="0.0009049449">
            <text:p>0.0009049449</text:p>
          </table:table-cell>
          <table:table-cell office:value-type="float" office:value="-0.053242188">
            <text:p>-0.053242188</text:p>
          </table:table-cell>
          <table:table-cell/>
          <table:table-cell table:formula="of:=([.D181]-[.E181])-([.D180]-[.E180])" office:value-type="float" office:value="0.03345988063">
            <text:p>0.0334598806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117485635">
            <text:p>0.117485635</text:p>
          </table:table-cell>
          <table:table-cell office:value-type="float" office:value="0.12262341">
            <text:p>0.12262341</text:p>
          </table:table-cell>
          <table:table-cell office:value-type="float" office:value="0.0013896608">
            <text:p>0.0013896608</text:p>
          </table:table-cell>
          <table:table-cell office:value-type="float" office:value="-0.026621094">
            <text:p>-0.026621094</text:p>
          </table:table-cell>
          <table:table-cell/>
          <table:table-cell table:formula="of:=([.D182]-[.E182])-([.D181]-[.E181])" office:value-type="float" office:value="-0.0261363781">
            <text:p>-0.0261363781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11693382">
            <text:p>0.11693382</text:p>
          </table:table-cell>
          <table:table-cell office:value-type="float" office:value="0.1207932">
            <text:p>0.1207932</text:p>
          </table:table-cell>
          <table:table-cell office:value-type="float" office:value="0.0016363736">
            <text:p>0.0016363736</text:p>
          </table:table-cell>
          <table:table-cell office:value-type="float" office:value="-0.06655273">
            <text:p>-0.06655273</text:p>
          </table:table-cell>
          <table:table-cell/>
          <table:table-cell table:formula="of:=([.D183]-[.E183])-([.D182]-[.E182])" office:value-type="float" office:value="0.0401783488">
            <text:p>0.0401783488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11639027">
            <text:p>0.11639027</text:p>
          </table:table-cell>
          <table:table-cell office:value-type="float" office:value="0.1235385">
            <text:p>0.1235385</text:p>
          </table:table-cell>
          <table:table-cell office:value-type="float" office:value="0.0022443892">
            <text:p>0.0022443892</text:p>
          </table:table-cell>
          <table:table-cell office:value-type="float" office:value="-0.046586912">
            <text:p>-0.046586912</text:p>
          </table:table-cell>
          <table:table-cell/>
          <table:table-cell table:formula="of:=([.D184]-[.E184])-([.D183]-[.E183])" office:value-type="float" office:value="-0.0193578024">
            <text:p>-0.0193578024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11583435">
            <text:p>0.11583435</text:p>
          </table:table-cell>
          <table:table-cell office:value-type="float" office:value="0.1235385">
            <text:p>0.1235385</text:p>
          </table:table-cell>
          <table:table-cell office:value-type="float" office:value="0.002675449">
            <text:p>0.002675449</text:p>
          </table:table-cell>
          <table:table-cell office:value-type="float" office:value="-0.05989746">
            <text:p>-0.05989746</text:p>
          </table:table-cell>
          <table:table-cell/>
          <table:table-cell table:formula="of:=([.D185]-[.E185])-([.D184]-[.E184])" office:value-type="float" office:value="0.0137416078">
            <text:p>0.0137416078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115278415">
            <text:p>0.115278415</text:p>
          </table:table-cell>
          <table:table-cell office:value-type="float" office:value="0.1198781">
            <text:p>0.1198781</text:p>
          </table:table-cell>
          <table:table-cell office:value-type="float" office:value="0.003228728">
            <text:p>0.003228728</text:p>
          </table:table-cell>
          <table:table-cell office:value-type="float" office:value="-0.033276364">
            <text:p>-0.033276364</text:p>
          </table:table-cell>
          <table:table-cell/>
          <table:table-cell table:formula="of:=([.D186]-[.E186])-([.D185]-[.E185])" office:value-type="float" office:value="-0.026067817">
            <text:p>-0.026067817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11473897">
            <text:p>0.11473897</text:p>
          </table:table-cell>
          <table:table-cell office:value-type="float" office:value="0.11438751">
            <text:p>0.11438751</text:p>
          </table:table-cell>
          <table:table-cell office:value-type="float" office:value="0.0035440994">
            <text:p>0.0035440994</text:p>
          </table:table-cell>
          <table:table-cell office:value-type="float" office:value="-0.0066552735">
            <text:p>-0.0066552735</text:p>
          </table:table-cell>
          <table:table-cell/>
          <table:table-cell table:formula="of:=([.D187]-[.E187])-([.D186]-[.E186])" office:value-type="float" office:value="-0.0263057191">
            <text:p>-0.0263057191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11422424">
            <text:p>0.11422424</text:p>
          </table:table-cell>
          <table:table-cell office:value-type="float" office:value="0.1153026">
            <text:p>0.1153026</text:p>
          </table:table-cell>
          <table:table-cell office:value-type="float" office:value="0.0036201035">
            <text:p>0.0036201035</text:p>
          </table:table-cell>
          <table:table-cell office:value-type="float" office:value="0">
            <text:p>0</text:p>
          </table:table-cell>
          <table:table-cell/>
          <table:table-cell table:formula="of:=([.D188]-[.E188])-([.D187]-[.E187])" office:value-type="float" office:value="-0.0065792694">
            <text:p>-0.0065792694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11370538">
            <text:p>0.11370538</text:p>
          </table:table-cell>
          <table:table-cell office:value-type="float" office:value="0.118963">
            <text:p>0.118963</text:p>
          </table:table-cell>
          <table:table-cell office:value-type="float" office:value="0.0036366226">
            <text:p>0.0036366226</text:p>
          </table:table-cell>
          <table:table-cell office:value-type="float" office:value="-0.026621094">
            <text:p>-0.026621094</text:p>
          </table:table-cell>
          <table:table-cell/>
          <table:table-cell table:formula="of:=([.D189]-[.E189])-([.D188]-[.E188])" office:value-type="float" office:value="0.0266376131">
            <text:p>0.0266376131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11317005">
            <text:p>0.11317005</text:p>
          </table:table-cell>
          <table:table-cell office:value-type="float" office:value="0.1125573">
            <text:p>0.1125573</text:p>
          </table:table-cell>
          <table:table-cell office:value-type="float" office:value="0.0038939817">
            <text:p>0.0038939817</text:p>
          </table:table-cell>
          <table:table-cell office:value-type="float" office:value="-0.0066552735">
            <text:p>-0.0066552735</text:p>
          </table:table-cell>
          <table:table-cell/>
          <table:table-cell table:formula="of:=([.D190]-[.E190])-([.D189]-[.E189])" office:value-type="float" office:value="-0.0197084614">
            <text:p>-0.0197084614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112663545">
            <text:p>0.112663545</text:p>
          </table:table-cell>
          <table:table-cell office:value-type="float" office:value="0.10981201">
            <text:p>0.10981201</text:p>
          </table:table-cell>
          <table:table-cell office:value-type="float" office:value="0.0039715203">
            <text:p>0.0039715203</text:p>
          </table:table-cell>
          <table:table-cell office:value-type="float" office:value="0">
            <text:p>0</text:p>
          </table:table-cell>
          <table:table-cell/>
          <table:table-cell table:formula="of:=([.D191]-[.E191])-([.D190]-[.E190])" office:value-type="float" office:value="-0.0065777349">
            <text:p>-0.0065777349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11216939">
            <text:p>0.11216939</text:p>
          </table:table-cell>
          <table:table-cell office:value-type="float" office:value="0.1125573">
            <text:p>0.1125573</text:p>
          </table:table-cell>
          <table:table-cell office:value-type="float" office:value="0.003989016">
            <text:p>0.003989016</text:p>
          </table:table-cell>
          <table:table-cell office:value-type="float" office:value="-0.033276364">
            <text:p>-0.033276364</text:p>
          </table:table-cell>
          <table:table-cell/>
          <table:table-cell table:formula="of:=([.D192]-[.E192])-([.D191]-[.E191])" office:value-type="float" office:value="0.0332938597">
            <text:p>0.033293859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1116629">
            <text:p>0.1116629</text:p>
          </table:table-cell>
          <table:table-cell office:value-type="float" office:value="0.11438751">
            <text:p>0.11438751</text:p>
          </table:table-cell>
          <table:table-cell office:value-type="float" office:value="0.0043072766">
            <text:p>0.0043072766</text:p>
          </table:table-cell>
          <table:table-cell office:value-type="float" office:value="-0.046586912">
            <text:p>-0.046586912</text:p>
          </table:table-cell>
          <table:table-cell/>
          <table:table-cell table:formula="of:=([.D193]-[.E193])-([.D192]-[.E192])" office:value-type="float" office:value="0.0136288086">
            <text:p>0.0136288086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11114816">
            <text:p>0.11114816</text:p>
          </table:table-cell>
          <table:table-cell office:value-type="float" office:value="0.11072711">
            <text:p>0.11072711</text:p>
          </table:table-cell>
          <table:table-cell office:value-type="float" office:value="0.0047474774">
            <text:p>0.0047474774</text:p>
          </table:table-cell>
          <table:table-cell office:value-type="float" office:value="-0.0066552735">
            <text:p>-0.0066552735</text:p>
          </table:table-cell>
          <table:table-cell/>
          <table:table-cell table:formula="of:=([.D194]-[.E194])-([.D193]-[.E193])" office:value-type="float" office:value="-0.0394914377">
            <text:p>-0.0394914377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110649906">
            <text:p>0.110649906</text:p>
          </table:table-cell>
          <table:table-cell office:value-type="float" office:value="0.1079818">
            <text:p>0.1079818</text:p>
          </table:table-cell>
          <table:table-cell office:value-type="float" office:value="0.0048288885">
            <text:p>0.0048288885</text:p>
          </table:table-cell>
          <table:table-cell office:value-type="float" office:value="0.013310547">
            <text:p>0.013310547</text:p>
          </table:table-cell>
          <table:table-cell/>
          <table:table-cell table:formula="of:=([.D195]-[.E195])-([.D194]-[.E194])" office:value-type="float" office:value="-0.0198844094">
            <text:p>-0.0198844094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11016399">
            <text:p>0.11016399</text:p>
          </table:table-cell>
          <table:table-cell office:value-type="float" office:value="0.1079818">
            <text:p>0.1079818</text:p>
          </table:table-cell>
          <table:table-cell office:value-type="float" office:value="0.004730128">
            <text:p>0.004730128</text:p>
          </table:table-cell>
          <table:table-cell office:value-type="float" office:value="0.013310547">
            <text:p>0.013310547</text:p>
          </table:table-cell>
          <table:table-cell/>
          <table:table-cell table:formula="of:=([.D196]-[.E196])-([.D195]-[.E195])" office:value-type="float" office:value="-0.0000987605000000013">
            <text:p>-9.87605000000013E-005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109678075">
            <text:p>0.109678075</text:p>
          </table:table-cell>
          <table:table-cell office:value-type="float" office:value="0.1125573">
            <text:p>0.1125573</text:p>
          </table:table-cell>
          <table:table-cell office:value-type="float" office:value="0.004631025">
            <text:p>0.004631025</text:p>
          </table:table-cell>
          <table:table-cell office:value-type="float" office:value="-0.0066552735">
            <text:p>-0.0066552735</text:p>
          </table:table-cell>
          <table:table-cell/>
          <table:table-cell table:formula="of:=([.D197]-[.E197])-([.D196]-[.E196])" office:value-type="float" office:value="0.0198667175">
            <text:p>0.0198667175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10917158">
            <text:p>0.10917158</text:p>
          </table:table-cell>
          <table:table-cell office:value-type="float" office:value="0.11438751">
            <text:p>0.11438751</text:p>
          </table:table-cell>
          <table:table-cell office:value-type="float" office:value="0.0047125467">
            <text:p>0.0047125467</text:p>
          </table:table-cell>
          <table:table-cell office:value-type="float" office:value="-0.0066552735">
            <text:p>-0.0066552735</text:p>
          </table:table-cell>
          <table:table-cell/>
          <table:table-cell table:formula="of:=([.D198]-[.E198])-([.D197]-[.E197])" office:value-type="float" office:value="0.0000815217">
            <text:p>8.15217E-005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108656846">
            <text:p>0.108656846</text:p>
          </table:table-cell>
          <table:table-cell office:value-type="float" office:value="0.1125573">
            <text:p>0.1125573</text:p>
          </table:table-cell>
          <table:table-cell office:value-type="float" office:value="0.0047949106">
            <text:p>0.0047949106</text:p>
          </table:table-cell>
          <table:table-cell office:value-type="float" office:value="-0.01996582">
            <text:p>-0.01996582</text:p>
          </table:table-cell>
          <table:table-cell/>
          <table:table-cell table:formula="of:=([.D199]-[.E199])-([.D198]-[.E198])" office:value-type="float" office:value="0.0133929104">
            <text:p>0.0133929104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108150356">
            <text:p>0.108150356</text:p>
          </table:table-cell>
          <table:table-cell office:value-type="float" office:value="0.10981201">
            <text:p>0.10981201</text:p>
          </table:table-cell>
          <table:table-cell office:value-type="float" office:value="0.0049974807">
            <text:p>0.0049974807</text:p>
          </table:table-cell>
          <table:table-cell office:value-type="float" office:value="-0.026621094">
            <text:p>-0.026621094</text:p>
          </table:table-cell>
          <table:table-cell/>
          <table:table-cell table:formula="of:=([.D200]-[.E200])-([.D199]-[.E199])" office:value-type="float" office:value="0.0068578441">
            <text:p>0.006857844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1076562">
            <text:p>0.1076562</text:p>
          </table:table-cell>
          <table:table-cell office:value-type="float" office:value="0.11438751">
            <text:p>0.11438751</text:p>
          </table:table-cell>
          <table:table-cell office:value-type="float" office:value="0.0052605593">
            <text:p>0.0052605593</text:p>
          </table:table-cell>
          <table:table-cell office:value-type="float" office:value="-0.01996582">
            <text:p>-0.01996582</text:p>
          </table:table-cell>
          <table:table-cell/>
          <table:table-cell table:formula="of:=([.D201]-[.E201])-([.D200]-[.E200])" office:value-type="float" office:value="-0.0063921954">
            <text:p>-0.006392195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10714147">
            <text:p>0.10714147</text:p>
          </table:table-cell>
          <table:table-cell office:value-type="float" office:value="0.111642204">
            <text:p>0.111642204</text:p>
          </table:table-cell>
          <table:table-cell office:value-type="float" office:value="0.005465957">
            <text:p>0.005465957</text:p>
          </table:table-cell>
          <table:table-cell office:value-type="float" office:value="-0.013310547">
            <text:p>-0.013310547</text:p>
          </table:table-cell>
          <table:table-cell/>
          <table:table-cell table:formula="of:=([.D202]-[.E202])-([.D201]-[.E201])" office:value-type="float" office:value="-0.0064498753">
            <text:p>-0.0064498753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106639095">
            <text:p>0.106639095</text:p>
          </table:table-cell>
          <table:table-cell office:value-type="float" office:value="0.107066706">
            <text:p>0.107066706</text:p>
          </table:table-cell>
          <table:table-cell office:value-type="float" office:value="0.0056117848">
            <text:p>0.0056117848</text:p>
          </table:table-cell>
          <table:table-cell office:value-type="float" office:value="0.0066552735">
            <text:p>0.0066552735</text:p>
          </table:table-cell>
          <table:table-cell/>
          <table:table-cell table:formula="of:=([.D203]-[.E203])-([.D202]-[.E202])" office:value-type="float" office:value="-0.0198199927">
            <text:p>-0.0198199927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106157295">
            <text:p>0.106157295</text:p>
          </table:table-cell>
          <table:table-cell office:value-type="float" office:value="0.1024912">
            <text:p>0.1024912</text:p>
          </table:table-cell>
          <table:table-cell office:value-type="float" office:value="0.00557722">
            <text:p>0.00557722</text:p>
          </table:table-cell>
          <table:table-cell office:value-type="float" office:value="0">
            <text:p>0</text:p>
          </table:table-cell>
          <table:table-cell/>
          <table:table-cell table:formula="of:=([.D204]-[.E204])-([.D203]-[.E203])" office:value-type="float" office:value="0.0066207087">
            <text:p>0.0066207087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10569609">
            <text:p>0.10569609</text:p>
          </table:table-cell>
          <table:table-cell office:value-type="float" office:value="0.107066706">
            <text:p>0.107066706</text:p>
          </table:table-cell>
          <table:table-cell office:value-type="float" office:value="0.0056015565">
            <text:p>0.0056015565</text:p>
          </table:table-cell>
          <table:table-cell office:value-type="float" office:value="0.0066552735">
            <text:p>0.0066552735</text:p>
          </table:table-cell>
          <table:table-cell/>
          <table:table-cell table:formula="of:=([.D205]-[.E205])-([.D204]-[.E204])" office:value-type="float" office:value="-0.006630937">
            <text:p>-0.006630937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1052143">
            <text:p>0.1052143</text:p>
          </table:table-cell>
          <table:table-cell office:value-type="float" office:value="0.10340631">
            <text:p>0.10340631</text:p>
          </table:table-cell>
          <table:table-cell office:value-type="float" office:value="0.005567172">
            <text:p>0.005567172</text:p>
          </table:table-cell>
          <table:table-cell office:value-type="float" office:value="0.033276364">
            <text:p>0.033276364</text:p>
          </table:table-cell>
          <table:table-cell/>
          <table:table-cell table:formula="of:=([.D206]-[.E206])-([.D205]-[.E205])" office:value-type="float" office:value="-0.026655475">
            <text:p>-0.026655475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10474897">
            <text:p>0.10474897</text:p>
          </table:table-cell>
          <table:table-cell office:value-type="float" office:value="0.098830804">
            <text:p>0.098830804</text:p>
          </table:table-cell>
          <table:table-cell office:value-type="float" office:value="0.0052917507">
            <text:p>0.0052917507</text:p>
          </table:table-cell>
          <table:table-cell office:value-type="float" office:value="0.03993164">
            <text:p>0.03993164</text:p>
          </table:table-cell>
          <table:table-cell/>
          <table:table-cell table:formula="of:=([.D207]-[.E207])-([.D206]-[.E206])" office:value-type="float" office:value="-0.0069306973">
            <text:p>-0.0069306973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10430425">
            <text:p>0.10430425</text:p>
          </table:table-cell>
          <table:table-cell office:value-type="float" office:value="0.100661">
            <text:p>0.100661</text:p>
          </table:table-cell>
          <table:table-cell office:value-type="float" office:value="0.0049541635">
            <text:p>0.0049541635</text:p>
          </table:table-cell>
          <table:table-cell office:value-type="float" office:value="0.013310547">
            <text:p>0.013310547</text:p>
          </table:table-cell>
          <table:table-cell/>
          <table:table-cell table:formula="of:=([.D208]-[.E208])-([.D207]-[.E207])" office:value-type="float" office:value="0.0262835058">
            <text:p>0.0262835058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103851266">
            <text:p>0.103851266</text:p>
          </table:table-cell>
          <table:table-cell office:value-type="float" office:value="0.1015761">
            <text:p>0.1015761</text:p>
          </table:table-cell>
          <table:table-cell office:value-type="float" office:value="0.004855715">
            <text:p>0.004855715</text:p>
          </table:table-cell>
          <table:table-cell office:value-type="float" office:value="0.0066552735">
            <text:p>0.0066552735</text:p>
          </table:table-cell>
          <table:table-cell/>
          <table:table-cell table:formula="of:=([.D209]-[.E209])-([.D208]-[.E208])" office:value-type="float" office:value="0.006556825">
            <text:p>0.006556825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10339419">
            <text:p>0.10339419</text:p>
          </table:table-cell>
          <table:table-cell office:value-type="float" office:value="0.107066706">
            <text:p>0.107066706</text:p>
          </table:table-cell>
          <table:table-cell office:value-type="float" office:value="0.0048171524">
            <text:p>0.0048171524</text:p>
          </table:table-cell>
          <table:table-cell office:value-type="float" office:value="-0.01996582">
            <text:p>-0.01996582</text:p>
          </table:table-cell>
          <table:table-cell/>
          <table:table-cell table:formula="of:=([.D210]-[.E210])-([.D209]-[.E209])" office:value-type="float" office:value="0.0265825309">
            <text:p>0.0265825309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10291239">
            <text:p>0.10291239</text:p>
          </table:table-cell>
          <table:table-cell office:value-type="float" office:value="0.100661">
            <text:p>0.100661</text:p>
          </table:table-cell>
          <table:table-cell office:value-type="float" office:value="0.0050198175">
            <text:p>0.0050198175</text:p>
          </table:table-cell>
          <table:table-cell office:value-type="float" office:value="0.013310547">
            <text:p>0.013310547</text:p>
          </table:table-cell>
          <table:table-cell/>
          <table:table-cell table:formula="of:=([.D211]-[.E211])-([.D210]-[.E210])" office:value-type="float" office:value="-0.0330737019">
            <text:p>-0.0330737019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102459416">
            <text:p>0.102459416</text:p>
          </table:table-cell>
          <table:table-cell office:value-type="float" office:value="0.1015761">
            <text:p>0.1015761</text:p>
          </table:table-cell>
          <table:table-cell office:value-type="float" office:value="0.0049219504">
            <text:p>0.0049219504</text:p>
          </table:table-cell>
          <table:table-cell office:value-type="float" office:value="0.0066552735">
            <text:p>0.0066552735</text:p>
          </table:table-cell>
          <table:table-cell/>
          <table:table-cell table:formula="of:=([.D212]-[.E212])-([.D211]-[.E211])" office:value-type="float" office:value="0.0065574064">
            <text:p>0.0065574064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10200233">
            <text:p>0.10200233</text:p>
          </table:table-cell>
          <table:table-cell office:value-type="float" office:value="0.09974591">
            <text:p>0.09974591</text:p>
          </table:table-cell>
          <table:table-cell office:value-type="float" office:value="0.0048839743">
            <text:p>0.0048839743</text:p>
          </table:table-cell>
          <table:table-cell office:value-type="float" office:value="0.01996582">
            <text:p>0.01996582</text:p>
          </table:table-cell>
          <table:table-cell/>
          <table:table-cell table:formula="of:=([.D213]-[.E213])-([.D212]-[.E212])" office:value-type="float" office:value="-0.0133485226">
            <text:p>-0.0133485226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10155347">
            <text:p>0.10155347</text:p>
          </table:table-cell>
          <table:table-cell office:value-type="float" office:value="0.1024912">
            <text:p>0.1024912</text:p>
          </table:table-cell>
          <table:table-cell office:value-type="float" office:value="0.004725471">
            <text:p>0.004725471</text:p>
          </table:table-cell>
          <table:table-cell office:value-type="float" office:value="0.013310547">
            <text:p>0.013310547</text:p>
          </table:table-cell>
          <table:table-cell/>
          <table:table-cell table:formula="of:=([.D214]-[.E214])-([.D213]-[.E213])" office:value-type="float" office:value="0.0064967697">
            <text:p>0.0064967697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101092264">
            <text:p>0.101092264</text:p>
          </table:table-cell>
          <table:table-cell office:value-type="float" office:value="0.1015761">
            <text:p>0.1015761</text:p>
          </table:table-cell>
          <table:table-cell office:value-type="float" office:value="0.004626962">
            <text:p>0.004626962</text:p>
          </table:table-cell>
          <table:table-cell office:value-type="float" office:value="0.0066552735">
            <text:p>0.0066552735</text:p>
          </table:table-cell>
          <table:table-cell/>
          <table:table-cell table:formula="of:=([.D215]-[.E215])-([.D214]-[.E214])" office:value-type="float" office:value="0.0065567645">
            <text:p>0.0065567645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10063517">
            <text:p>0.10063517</text:p>
          </table:table-cell>
          <table:table-cell office:value-type="float" office:value="0.1024912">
            <text:p>0.1024912</text:p>
          </table:table-cell>
          <table:table-cell office:value-type="float" office:value="0.004587944">
            <text:p>0.004587944</text:p>
          </table:table-cell>
          <table:table-cell office:value-type="float" office:value="0.026621094">
            <text:p>0.026621094</text:p>
          </table:table-cell>
          <table:table-cell/>
          <table:table-cell table:formula="of:=([.D216]-[.E216])-([.D215]-[.E215])" office:value-type="float" office:value="-0.0200048385">
            <text:p>-0.0200048385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100173965">
            <text:p>0.100173965</text:p>
          </table:table-cell>
          <table:table-cell office:value-type="float" office:value="0.1015761">
            <text:p>0.1015761</text:p>
          </table:table-cell>
          <table:table-cell office:value-type="float" office:value="0.004368926">
            <text:p>0.004368926</text:p>
          </table:table-cell>
          <table:table-cell office:value-type="float" office:value="0.0066552735">
            <text:p>0.0066552735</text:p>
          </table:table-cell>
          <table:table-cell/>
          <table:table-cell table:formula="of:=([.D217]-[.E217])-([.D216]-[.E216])" office:value-type="float" office:value="0.0197468025">
            <text:p>0.0197468025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09971688">
            <text:p>0.09971688</text:p>
          </table:table-cell>
          <table:table-cell office:value-type="float" office:value="0.098830804">
            <text:p>0.098830804</text:p>
          </table:table-cell>
          <table:table-cell office:value-type="float" office:value="0.004328918">
            <text:p>0.004328918</text:p>
          </table:table-cell>
          <table:table-cell office:value-type="float" office:value="0">
            <text:p>0</text:p>
          </table:table-cell>
          <table:table-cell/>
          <table:table-cell table:formula="of:=([.D218]-[.E218])-([.D217]-[.E217])" office:value-type="float" office:value="0.0066152655">
            <text:p>0.0066152655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09927214">
            <text:p>0.09927214</text:p>
          </table:table-cell>
          <table:table-cell office:value-type="float" office:value="0.100661">
            <text:p>0.100661</text:p>
          </table:table-cell>
          <table:table-cell office:value-type="float" office:value="0.004348311">
            <text:p>0.004348311</text:p>
          </table:table-cell>
          <table:table-cell office:value-type="float" office:value="-0.013310547">
            <text:p>-0.013310547</text:p>
          </table:table-cell>
          <table:table-cell/>
          <table:table-cell table:formula="of:=([.D219]-[.E219])-([.D218]-[.E218])" office:value-type="float" office:value="0.01332994">
            <text:p>0.01332994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09881917">
            <text:p>0.09881917</text:p>
          </table:table-cell>
          <table:table-cell office:value-type="float" office:value="0.100661">
            <text:p>0.100661</text:p>
          </table:table-cell>
          <table:table-cell office:value-type="float" office:value="0.0044883126">
            <text:p>0.0044883126</text:p>
          </table:table-cell>
          <table:table-cell office:value-type="float" office:value="-0.013310547">
            <text:p>-0.013310547</text:p>
          </table:table-cell>
          <table:table-cell/>
          <table:table-cell table:formula="of:=([.D220]-[.E220])-([.D219]-[.E219])" office:value-type="float" office:value="0.000140001600000002">
            <text:p>0.0001400016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09836619">
            <text:p>0.09836619</text:p>
          </table:table-cell>
          <table:table-cell office:value-type="float" office:value="0.097915694">
            <text:p>0.097915694</text:p>
          </table:table-cell>
          <table:table-cell office:value-type="float" office:value="0.0046290522">
            <text:p>0.0046290522</text:p>
          </table:table-cell>
          <table:table-cell office:value-type="float" office:value="0.01996582">
            <text:p>0.01996582</text:p>
          </table:table-cell>
          <table:table-cell/>
          <table:table-cell table:formula="of:=([.D221]-[.E221])-([.D220]-[.E220])" office:value-type="float" office:value="-0.0331356274">
            <text:p>-0.0331356274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09792557">
            <text:p>0.09792557</text:p>
          </table:table-cell>
          <table:table-cell office:value-type="float" office:value="0.0951704">
            <text:p>0.0951704</text:p>
          </table:table-cell>
          <table:table-cell office:value-type="float" office:value="0.004469784">
            <text:p>0.004469784</text:p>
          </table:table-cell>
          <table:table-cell office:value-type="float" office:value="0.013310547">
            <text:p>0.013310547</text:p>
          </table:table-cell>
          <table:table-cell/>
          <table:table-cell table:formula="of:=([.D222]-[.E222])-([.D221]-[.E221])" office:value-type="float" office:value="0.0064960048">
            <text:p>0.0064960048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097497314">
            <text:p>0.097497314</text:p>
          </table:table-cell>
          <table:table-cell office:value-type="float" office:value="0.0960855">
            <text:p>0.0960855</text:p>
          </table:table-cell>
          <table:table-cell office:value-type="float" office:value="0.00436936">
            <text:p>0.00436936</text:p>
          </table:table-cell>
          <table:table-cell office:value-type="float" office:value="0.01996582">
            <text:p>0.01996582</text:p>
          </table:table-cell>
          <table:table-cell/>
          <table:table-cell table:formula="of:=([.D223]-[.E223])-([.D222]-[.E222])" office:value-type="float" office:value="-0.006755697">
            <text:p>-0.006755697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09706493">
            <text:p>0.09706493</text:p>
          </table:table-cell>
          <table:table-cell office:value-type="float" office:value="0.09974591">
            <text:p>0.09974591</text:p>
          </table:table-cell>
          <table:table-cell office:value-type="float" office:value="0.004208731">
            <text:p>0.004208731</text:p>
          </table:table-cell>
          <table:table-cell office:value-type="float" office:value="0.01996582">
            <text:p>0.01996582</text:p>
          </table:table-cell>
          <table:table-cell/>
          <table:table-cell table:formula="of:=([.D224]-[.E224])-([.D223]-[.E223])" office:value-type="float" office:value="-0.000160628999999999">
            <text:p>-0.00016062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096616074">
            <text:p>0.096616074</text:p>
          </table:table-cell>
          <table:table-cell office:value-type="float" office:value="0.09974591">
            <text:p>0.09974591</text:p>
          </table:table-cell>
          <table:table-cell office:value-type="float" office:value="0.004048174">
            <text:p>0.004048174</text:p>
          </table:table-cell>
          <table:table-cell office:value-type="float" office:value="0.01996582">
            <text:p>0.01996582</text:p>
          </table:table-cell>
          <table:table-cell/>
          <table:table-cell table:formula="of:=([.D225]-[.E225])-([.D224]-[.E224])" office:value-type="float" office:value="-0.000160557000000002">
            <text:p>-0.000160557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09616722">
            <text:p>0.09616722</text:p>
          </table:table-cell>
          <table:table-cell office:value-type="float" office:value="0.0942553">
            <text:p>0.0942553</text:p>
          </table:table-cell>
          <table:table-cell office:value-type="float" office:value="0.0038869563">
            <text:p>0.0038869563</text:p>
          </table:table-cell>
          <table:table-cell office:value-type="float" office:value="0.01996582">
            <text:p>0.01996582</text:p>
          </table:table-cell>
          <table:table-cell/>
          <table:table-cell table:formula="of:=([.D226]-[.E226])-([.D225]-[.E225])" office:value-type="float" office:value="-0.000161217699999997">
            <text:p>-0.0001612177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09574307">
            <text:p>0.09574307</text:p>
          </table:table-cell>
          <table:table-cell office:value-type="float" office:value="0.0942553">
            <text:p>0.0942553</text:p>
          </table:table-cell>
          <table:table-cell office:value-type="float" office:value="0.0037240854">
            <text:p>0.0037240854</text:p>
          </table:table-cell>
          <table:table-cell office:value-type="float" office:value="0.0066552735">
            <text:p>0.0066552735</text:p>
          </table:table-cell>
          <table:table-cell/>
          <table:table-cell table:formula="of:=([.D227]-[.E227])-([.D226]-[.E226])" office:value-type="float" office:value="0.0131476756">
            <text:p>0.0131476756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09531892">
            <text:p>0.09531892</text:p>
          </table:table-cell>
          <table:table-cell office:value-type="float" office:value="0.0970006">
            <text:p>0.0970006</text:p>
          </table:table-cell>
          <table:table-cell office:value-type="float" office:value="0.0036806262">
            <text:p>0.0036806262</text:p>
          </table:table-cell>
          <table:table-cell office:value-type="float" office:value="0.013310547">
            <text:p>0.013310547</text:p>
          </table:table-cell>
          <table:table-cell/>
          <table:table-cell table:formula="of:=([.D228]-[.E228])-([.D227]-[.E227])" office:value-type="float" office:value="-0.0066987327">
            <text:p>-0.0066987327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094882414">
            <text:p>0.094882414</text:p>
          </table:table-cell>
          <table:table-cell office:value-type="float" office:value="0.100661">
            <text:p>0.100661</text:p>
          </table:table-cell>
          <table:table-cell office:value-type="float" office:value="0.0035774878">
            <text:p>0.0035774878</text:p>
          </table:table-cell>
          <table:table-cell office:value-type="float" office:value="0">
            <text:p>0</text:p>
          </table:table-cell>
          <table:table-cell/>
          <table:table-cell table:formula="of:=([.D229]-[.E229])-([.D228]-[.E228])" office:value-type="float" office:value="0.0132074086">
            <text:p>0.0132074086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09442945">
            <text:p>0.09442945</text:p>
          </table:table-cell>
          <table:table-cell office:value-type="float" office:value="0.0970006">
            <text:p>0.0970006</text:p>
          </table:table-cell>
          <table:table-cell office:value-type="float" office:value="0.0035946488">
            <text:p>0.0035946488</text:p>
          </table:table-cell>
          <table:table-cell office:value-type="float" office:value="0.013310547">
            <text:p>0.013310547</text:p>
          </table:table-cell>
          <table:table-cell/>
          <table:table-cell table:formula="of:=([.D230]-[.E230])-([.D229]-[.E229])" office:value-type="float" office:value="-0.013293386">
            <text:p>-0.013293386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09399294">
            <text:p>0.09399294</text:p>
          </table:table-cell>
          <table:table-cell office:value-type="float" office:value="0.0942553">
            <text:p>0.0942553</text:p>
          </table:table-cell>
          <table:table-cell office:value-type="float" office:value="0.003491269">
            <text:p>0.003491269</text:p>
          </table:table-cell>
          <table:table-cell office:value-type="float" office:value="0.01996582">
            <text:p>0.01996582</text:p>
          </table:table-cell>
          <table:table-cell/>
          <table:table-cell table:formula="of:=([.D231]-[.E231])-([.D230]-[.E230])" office:value-type="float" office:value="-0.0067586528">
            <text:p>-0.0067586528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093568794">
            <text:p>0.093568794</text:p>
          </table:table-cell>
          <table:table-cell office:value-type="float" office:value="0.0933402">
            <text:p>0.0933402</text:p>
          </table:table-cell>
          <table:table-cell office:value-type="float" office:value="0.0033269958">
            <text:p>0.0033269958</text:p>
          </table:table-cell>
          <table:table-cell office:value-type="float" office:value="0.03993164">
            <text:p>0.03993164</text:p>
          </table:table-cell>
          <table:table-cell/>
          <table:table-cell table:formula="of:=([.D232]-[.E232])-([.D231]-[.E231])" office:value-type="float" office:value="-0.0201300932">
            <text:p>-0.0201300932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09314876">
            <text:p>0.09314876</text:p>
          </table:table-cell>
          <table:table-cell office:value-type="float" office:value="0.0942553">
            <text:p>0.0942553</text:p>
          </table:table-cell>
          <table:table-cell office:value-type="float" office:value="0.002981803">
            <text:p>0.002981803</text:p>
          </table:table-cell>
          <table:table-cell office:value-type="float" office:value="0.033276364">
            <text:p>0.033276364</text:p>
          </table:table-cell>
          <table:table-cell/>
          <table:table-cell table:formula="of:=([.D233]-[.E233])-([.D232]-[.E232])" office:value-type="float" office:value="0.00631008319999999">
            <text:p>0.0063100832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09272461">
            <text:p>0.09272461</text:p>
          </table:table-cell>
          <table:table-cell office:value-type="float" office:value="0.0933402">
            <text:p>0.0933402</text:p>
          </table:table-cell>
          <table:table-cell office:value-type="float" office:value="0.00269527">
            <text:p>0.00269527</text:p>
          </table:table-cell>
          <table:table-cell office:value-type="float" office:value="0.026621094">
            <text:p>0.026621094</text:p>
          </table:table-cell>
          <table:table-cell/>
          <table:table-cell table:formula="of:=([.D234]-[.E234])-([.D233]-[.E233])" office:value-type="float" office:value="0.006368737">
            <text:p>0.006368737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09230457">
            <text:p>0.09230457</text:p>
          </table:table-cell>
          <table:table-cell office:value-type="float" office:value="0.0942553">
            <text:p>0.0942553</text:p>
          </table:table-cell>
          <table:table-cell office:value-type="float" office:value="0.0024674">
            <text:p>0.0024674</text:p>
          </table:table-cell>
          <table:table-cell office:value-type="float" office:value="0.033276364">
            <text:p>0.033276364</text:p>
          </table:table-cell>
          <table:table-cell/>
          <table:table-cell table:formula="of:=([.D235]-[.E235])-([.D234]-[.E234])" office:value-type="float" office:value="-0.00688314">
            <text:p>-0.00688314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09188042">
            <text:p>0.09188042</text:p>
          </table:table-cell>
          <table:table-cell office:value-type="float" office:value="0.0951704">
            <text:p>0.0951704</text:p>
          </table:table-cell>
          <table:table-cell office:value-type="float" office:value="0.0021786115">
            <text:p>0.0021786115</text:p>
          </table:table-cell>
          <table:table-cell office:value-type="float" office:value="0.026621094">
            <text:p>0.026621094</text:p>
          </table:table-cell>
          <table:table-cell/>
          <table:table-cell table:formula="of:=([.D236]-[.E236])-([.D235]-[.E235])" office:value-type="float" office:value="0.0063664815">
            <text:p>0.0063664815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09145215">
            <text:p>0.09145215</text:p>
          </table:table-cell>
          <table:table-cell office:value-type="float" office:value="0.0960855">
            <text:p>0.0960855</text:p>
          </table:table-cell>
          <table:table-cell office:value-type="float" office:value="0.001948663">
            <text:p>0.001948663</text:p>
          </table:table-cell>
          <table:table-cell office:value-type="float" office:value="-0.01996582">
            <text:p>-0.01996582</text:p>
          </table:table-cell>
          <table:table-cell/>
          <table:table-cell table:formula="of:=([.D237]-[.E237])-([.D236]-[.E236])" office:value-type="float" office:value="0.0463569655">
            <text:p>0.0463569655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091019765">
            <text:p>0.091019765</text:p>
          </table:table-cell>
          <table:table-cell office:value-type="float" office:value="0.0960855">
            <text:p>0.0960855</text:p>
          </table:table-cell>
          <table:table-cell office:value-type="float" office:value="0.0021380393">
            <text:p>0.0021380393</text:p>
          </table:table-cell>
          <table:table-cell office:value-type="float" office:value="-0.01996582">
            <text:p>-0.01996582</text:p>
          </table:table-cell>
          <table:table-cell/>
          <table:table-cell table:formula="of:=([.D238]-[.E238])-([.D237]-[.E237])" office:value-type="float" office:value="0.000189376300000002">
            <text:p>0.0001893763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090587385">
            <text:p>0.090587385</text:p>
          </table:table-cell>
          <table:table-cell office:value-type="float" office:value="0.0960855">
            <text:p>0.0960855</text:p>
          </table:table-cell>
          <table:table-cell office:value-type="float" office:value="0.0023283658">
            <text:p>0.0023283658</text:p>
          </table:table-cell>
          <table:table-cell office:value-type="float" office:value="-0.01996582">
            <text:p>-0.01996582</text:p>
          </table:table-cell>
          <table:table-cell/>
          <table:table-cell table:formula="of:=([.D239]-[.E239])-([.D238]-[.E238])" office:value-type="float" office:value="0.000190326499999997">
            <text:p>0.0001903265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090155">
            <text:p>0.090155</text:p>
          </table:table-cell>
          <table:table-cell office:value-type="float" office:value="0.0942553">
            <text:p>0.0942553</text:p>
          </table:table-cell>
          <table:table-cell office:value-type="float" office:value="0.0025196555">
            <text:p>0.0025196555</text:p>
          </table:table-cell>
          <table:table-cell office:value-type="float" office:value="-0.0066552735">
            <text:p>-0.0066552735</text:p>
          </table:table-cell>
          <table:table-cell/>
          <table:table-cell table:formula="of:=([.D240]-[.E240])-([.D239]-[.E239])" office:value-type="float" office:value="-0.0131192568">
            <text:p>-0.0131192568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089730844">
            <text:p>0.089730844</text:p>
          </table:table-cell>
          <table:table-cell office:value-type="float" office:value="0.0878496">
            <text:p>0.0878496</text:p>
          </table:table-cell>
          <table:table-cell office:value-type="float" office:value="0.0025916048">
            <text:p>0.0025916048</text:p>
          </table:table-cell>
          <table:table-cell office:value-type="float" office:value="0.013310526">
            <text:p>0.013310526</text:p>
          </table:table-cell>
          <table:table-cell/>
          <table:table-cell table:formula="of:=([.D241]-[.E241])-([.D240]-[.E240])" office:value-type="float" office:value="-0.0198938502">
            <text:p>-0.0198938502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08933553">
            <text:p>0.08933553</text:p>
          </table:table-cell>
          <table:table-cell office:value-type="float" office:value="0.0878496">
            <text:p>0.0878496</text:p>
          </table:table-cell>
          <table:table-cell office:value-type="float" office:value="0.0024830133">
            <text:p>0.0024830133</text:p>
          </table:table-cell>
          <table:table-cell office:value-type="float" office:value="0.013310526">
            <text:p>0.013310526</text:p>
          </table:table-cell>
          <table:table-cell/>
          <table:table-cell table:formula="of:=([.D242]-[.E242])-([.D241]-[.E241])" office:value-type="float" office:value="-0.0001085915">
            <text:p>-0.0001085915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08894021">
            <text:p>0.08894021</text:p>
          </table:table-cell>
          <table:table-cell office:value-type="float" office:value="0.08693451">
            <text:p>0.08693451</text:p>
          </table:table-cell>
          <table:table-cell office:value-type="float" office:value="0.0023739887">
            <text:p>0.0023739887</text:p>
          </table:table-cell>
          <table:table-cell office:value-type="float" office:value="0.019965798">
            <text:p>0.019965798</text:p>
          </table:table-cell>
          <table:table-cell/>
          <table:table-cell table:formula="of:=([.D243]-[.E243])-([.D242]-[.E242])" office:value-type="float" office:value="-0.0067642966">
            <text:p>-0.0067642966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08854901">
            <text:p>0.08854901</text:p>
          </table:table-cell>
          <table:table-cell office:value-type="float" office:value="0.088764705">
            <text:p>0.088764705</text:p>
          </table:table-cell>
          <table:table-cell office:value-type="float" office:value="0.0022043877">
            <text:p>0.0022043877</text:p>
          </table:table-cell>
          <table:table-cell office:value-type="float" office:value="0.033276346">
            <text:p>0.033276346</text:p>
          </table:table-cell>
          <table:table-cell/>
          <table:table-cell table:formula="of:=([.D244]-[.E244])-([.D243]-[.E243])" office:value-type="float" office:value="-0.013480149">
            <text:p>-0.013480149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08814958">
            <text:p>0.08814958</text:p>
          </table:table-cell>
          <table:table-cell office:value-type="float" office:value="0.0896798">
            <text:p>0.0896798</text:p>
          </table:table-cell>
          <table:table-cell office:value-type="float" office:value="0.001914211">
            <text:p>0.001914211</text:p>
          </table:table-cell>
          <table:table-cell office:value-type="float" office:value="0.026621073">
            <text:p>0.026621073</text:p>
          </table:table-cell>
          <table:table-cell/>
          <table:table-cell table:formula="of:=([.D245]-[.E245])-([.D244]-[.E244])" office:value-type="float" office:value="0.0063650963">
            <text:p>0.0063650963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087746024">
            <text:p>0.087746024</text:p>
          </table:table-cell>
          <table:table-cell office:value-type="float" office:value="0.0887647">
            <text:p>0.0887647</text:p>
          </table:table-cell>
          <table:table-cell office:value-type="float" office:value="0.001682874">
            <text:p>0.001682874</text:p>
          </table:table-cell>
          <table:table-cell office:value-type="float" office:value="0.0066552735">
            <text:p>0.0066552735</text:p>
          </table:table-cell>
          <table:table-cell/>
          <table:table-cell table:formula="of:=([.D246]-[.E246])-([.D245]-[.E245])" office:value-type="float" office:value="0.0197344625">
            <text:p>0.0197344625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08734659">
            <text:p>0.08734659</text:p>
          </table:table-cell>
          <table:table-cell office:value-type="float" office:value="0.0878496">
            <text:p>0.0878496</text:p>
          </table:table-cell>
          <table:table-cell office:value-type="float" office:value="0.0016305356">
            <text:p>0.0016305356</text:p>
          </table:table-cell>
          <table:table-cell office:value-type="float" office:value="0.013310526">
            <text:p>0.013310526</text:p>
          </table:table-cell>
          <table:table-cell/>
          <table:table-cell table:formula="of:=([.D247]-[.E247])-([.D246]-[.E246])" office:value-type="float" office:value="-0.0067075909">
            <text:p>-0.0067075909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08695127">
            <text:p>0.08695127</text:p>
          </table:table-cell>
          <table:table-cell office:value-type="float" office:value="0.09151">
            <text:p>0.09151</text:p>
          </table:table-cell>
          <table:table-cell office:value-type="float" office:value="0.0015178816">
            <text:p>0.0015178816</text:p>
          </table:table-cell>
          <table:table-cell office:value-type="float" office:value="0">
            <text:p>0</text:p>
          </table:table-cell>
          <table:table-cell/>
          <table:table-cell table:formula="of:=([.D248]-[.E248])-([.D247]-[.E247])" office:value-type="float" office:value="0.013197872">
            <text:p>0.013197872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08653947">
            <text:p>0.08653947</text:p>
          </table:table-cell>
          <table:table-cell office:value-type="float" office:value="0.09151">
            <text:p>0.09151</text:p>
          </table:table-cell>
          <table:table-cell office:value-type="float" office:value="0.0015251044">
            <text:p>0.0015251044</text:p>
          </table:table-cell>
          <table:table-cell office:value-type="float" office:value="0">
            <text:p>0</text:p>
          </table:table-cell>
          <table:table-cell/>
          <table:table-cell table:formula="of:=([.D249]-[.E249])-([.D248]-[.E248])" office:value-type="float" office:value="0.00000722280000000014">
            <text:p>7.22280000000014E-006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086127676">
            <text:p>0.086127676</text:p>
          </table:table-cell>
          <table:table-cell office:value-type="float" office:value="0.0896798">
            <text:p>0.0896798</text:p>
          </table:table-cell>
          <table:table-cell office:value-type="float" office:value="0.0015323964">
            <text:p>0.0015323964</text:p>
          </table:table-cell>
          <table:table-cell office:value-type="float" office:value="0">
            <text:p>0</text:p>
          </table:table-cell>
          <table:table-cell/>
          <table:table-cell table:formula="of:=([.D250]-[.E250])-([.D249]-[.E249])" office:value-type="float" office:value="0.00000729199999999989">
            <text:p>0.000007292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08572411">
            <text:p>0.08572411</text:p>
          </table:table-cell>
          <table:table-cell office:value-type="float" office:value="0.0860194">
            <text:p>0.0860194</text:p>
          </table:table-cell>
          <table:table-cell office:value-type="float" office:value="0.0015396103">
            <text:p>0.0015396103</text:p>
          </table:table-cell>
          <table:table-cell office:value-type="float" office:value="-0.013310526">
            <text:p>-0.013310526</text:p>
          </table:table-cell>
          <table:table-cell/>
          <table:table-cell table:formula="of:=([.D251]-[.E251])-([.D250]-[.E250])" office:value-type="float" office:value="0.0133177399">
            <text:p>0.0133177399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08533703">
            <text:p>0.08533703</text:p>
          </table:table-cell>
          <table:table-cell office:value-type="float" office:value="0.086019404">
            <text:p>0.086019404</text:p>
          </table:table-cell>
          <table:table-cell office:value-type="float" office:value="0.0016666604">
            <text:p>0.0016666604</text:p>
          </table:table-cell>
          <table:table-cell office:value-type="float" office:value="0">
            <text:p>0</text:p>
          </table:table-cell>
          <table:table-cell/>
          <table:table-cell table:formula="of:=([.D252]-[.E252])-([.D251]-[.E251])" office:value-type="float" office:value="-0.0131834759">
            <text:p>-0.0131834759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08494994">
            <text:p>0.08494994</text:p>
          </table:table-cell>
          <table:table-cell office:value-type="float" office:value="0.0860194">
            <text:p>0.0860194</text:p>
          </table:table-cell>
          <table:table-cell office:value-type="float" office:value="0.0016742548">
            <text:p>0.0016742548</text:p>
          </table:table-cell>
          <table:table-cell office:value-type="float" office:value="0.013310526">
            <text:p>0.013310526</text:p>
          </table:table-cell>
          <table:table-cell/>
          <table:table-cell table:formula="of:=([.D253]-[.E253])-([.D252]-[.E252])" office:value-type="float" office:value="-0.0133029316">
            <text:p>-0.0133029316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08456286">
            <text:p>0.08456286</text:p>
          </table:table-cell>
          <table:table-cell office:value-type="float" office:value="0.0878496">
            <text:p>0.0878496</text:p>
          </table:table-cell>
          <table:table-cell office:value-type="float" office:value="0.00156185">
            <text:p>0.00156185</text:p>
          </table:table-cell>
          <table:table-cell office:value-type="float" office:value="0">
            <text:p>0</text:p>
          </table:table-cell>
          <table:table-cell/>
          <table:table-cell table:formula="of:=([.D254]-[.E254])-([.D253]-[.E253])" office:value-type="float" office:value="0.0131981212">
            <text:p>0.0131981212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08416754">
            <text:p>0.08416754</text:p>
          </table:table-cell>
          <table:table-cell office:value-type="float" office:value="0.08693451">
            <text:p>0.08693451</text:p>
          </table:table-cell>
          <table:table-cell office:value-type="float" office:value="0.0015691855">
            <text:p>0.0015691855</text:p>
          </table:table-cell>
          <table:table-cell office:value-type="float" office:value="-0.0066552525">
            <text:p>-0.0066552525</text:p>
          </table:table-cell>
          <table:table-cell/>
          <table:table-cell table:formula="of:=([.D255]-[.E255])-([.D254]-[.E254])" office:value-type="float" office:value="0.006662588">
            <text:p>0.006662588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08377634">
            <text:p>0.08377634</text:p>
          </table:table-cell>
          <table:table-cell office:value-type="float" office:value="0.08693451">
            <text:p>0.08693451</text:p>
          </table:table-cell>
          <table:table-cell office:value-type="float" office:value="0.0016365502">
            <text:p>0.0016365502</text:p>
          </table:table-cell>
          <table:table-cell office:value-type="float" office:value="0.0066552525">
            <text:p>0.0066552525</text:p>
          </table:table-cell>
          <table:table-cell/>
          <table:table-cell table:formula="of:=([.D256]-[.E256])-([.D255]-[.E255])" office:value-type="float" office:value="-0.0132431403">
            <text:p>-0.0132431403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08338514">
            <text:p>0.08338514</text:p>
          </table:table-cell>
          <table:table-cell office:value-type="float" office:value="0.08418921">
            <text:p>0.08418921</text:p>
          </table:table-cell>
          <table:table-cell office:value-type="float" office:value="0.0015841904">
            <text:p>0.0015841904</text:p>
          </table:table-cell>
          <table:table-cell office:value-type="float" office:value="0">
            <text:p>0</text:p>
          </table:table-cell>
          <table:table-cell/>
          <table:table-cell table:formula="of:=([.D257]-[.E257])-([.D256]-[.E256])" office:value-type="float" office:value="0.0066028927">
            <text:p>0.0066028927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08300629">
            <text:p>0.08300629</text:p>
          </table:table-cell>
          <table:table-cell office:value-type="float" office:value="0.08418921">
            <text:p>0.08418921</text:p>
          </table:table-cell>
          <table:table-cell office:value-type="float" office:value="0.0015914208">
            <text:p>0.0015914208</text:p>
          </table:table-cell>
          <table:table-cell office:value-type="float" office:value="0">
            <text:p>0</text:p>
          </table:table-cell>
          <table:table-cell/>
          <table:table-cell table:formula="of:=([.D258]-[.E258])-([.D257]-[.E257])" office:value-type="float" office:value="0.00000723040000000013">
            <text:p>7.23040000000013E-006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082627445">
            <text:p>0.082627445</text:p>
          </table:table-cell>
          <table:table-cell office:value-type="float" office:value="0.0832741">
            <text:p>0.0832741</text:p>
          </table:table-cell>
          <table:table-cell office:value-type="float" office:value="0.0015987176">
            <text:p>0.0015987176</text:p>
          </table:table-cell>
          <table:table-cell office:value-type="float" office:value="0.0066552735">
            <text:p>0.0066552735</text:p>
          </table:table-cell>
          <table:table-cell/>
          <table:table-cell table:formula="of:=([.D259]-[.E259])-([.D258]-[.E258])" office:value-type="float" office:value="-0.0066479767">
            <text:p>-0.0066479767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08225271">
            <text:p>0.08225271</text:p>
          </table:table-cell>
          <table:table-cell office:value-type="float" office:value="0.08510431">
            <text:p>0.08510431</text:p>
          </table:table-cell>
          <table:table-cell office:value-type="float" office:value="0.0015459672">
            <text:p>0.0015459672</text:p>
          </table:table-cell>
          <table:table-cell office:value-type="float" office:value="-0.0066552735">
            <text:p>-0.0066552735</text:p>
          </table:table-cell>
          <table:table-cell/>
          <table:table-cell table:formula="of:=([.D260]-[.E260])-([.D259]-[.E259])" office:value-type="float" office:value="0.0132577966">
            <text:p>0.0132577966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08186975">
            <text:p>0.08186975</text:p>
          </table:table-cell>
          <table:table-cell office:value-type="float" office:value="0.08510431">
            <text:p>0.08510431</text:p>
          </table:table-cell>
          <table:table-cell office:value-type="float" office:value="0.0016132367">
            <text:p>0.0016132367</text:p>
          </table:table-cell>
          <table:table-cell office:value-type="float" office:value="-0.0066552735">
            <text:p>-0.0066552735</text:p>
          </table:table-cell>
          <table:table-cell/>
          <table:table-cell table:formula="of:=([.D261]-[.E261])-([.D260]-[.E260])" office:value-type="float" office:value="0.0000672694999999997">
            <text:p>6.72694999999997E-005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081486784">
            <text:p>0.081486784</text:p>
          </table:table-cell>
          <table:table-cell office:value-type="float" office:value="0.08235901">
            <text:p>0.08235901</text:p>
          </table:table-cell>
          <table:table-cell office:value-type="float" office:value="0.0016808567">
            <text:p>0.0016808567</text:p>
          </table:table-cell>
          <table:table-cell office:value-type="float" office:value="-0.013310547">
            <text:p>-0.013310547</text:p>
          </table:table-cell>
          <table:table-cell/>
          <table:table-cell table:formula="of:=([.D262]-[.E262])-([.D261]-[.E261])" office:value-type="float" office:value="0.0067228935">
            <text:p>0.0067228935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08111617">
            <text:p>0.08111617</text:p>
          </table:table-cell>
          <table:table-cell office:value-type="float" office:value="0.07961371">
            <text:p>0.07961371</text:p>
          </table:table-cell>
          <table:table-cell office:value-type="float" office:value="0.0018086049">
            <text:p>0.0018086049</text:p>
          </table:table-cell>
          <table:table-cell office:value-type="float" office:value="0.0066552735">
            <text:p>0.0066552735</text:p>
          </table:table-cell>
          <table:table-cell/>
          <table:table-cell table:formula="of:=([.D263]-[.E263])-([.D262]-[.E262])" office:value-type="float" office:value="-0.0198380723">
            <text:p>-0.0198380723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08075791">
            <text:p>0.08075791</text:p>
          </table:table-cell>
          <table:table-cell office:value-type="float" office:value="0.07686841">
            <text:p>0.07686841</text:p>
          </table:table-cell>
          <table:table-cell office:value-type="float" office:value="0.001756598">
            <text:p>0.001756598</text:p>
          </table:table-cell>
          <table:table-cell office:value-type="float" office:value="0.026621094">
            <text:p>0.026621094</text:p>
          </table:table-cell>
          <table:table-cell/>
          <table:table-cell table:formula="of:=([.D264]-[.E264])-([.D263]-[.E263])" office:value-type="float" office:value="-0.0200178274">
            <text:p>-0.0200178274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08041199">
            <text:p>0.08041199</text:p>
          </table:table-cell>
          <table:table-cell office:value-type="float" office:value="0.081443906">
            <text:p>0.081443906</text:p>
          </table:table-cell>
          <table:table-cell office:value-type="float" office:value="0.0015240492">
            <text:p>0.0015240492</text:p>
          </table:table-cell>
          <table:table-cell office:value-type="float" office:value="0.046586893">
            <text:p>0.046586893</text:p>
          </table:table-cell>
          <table:table-cell/>
          <table:table-cell table:formula="of:=([.D265]-[.E265])-([.D264]-[.E264])" office:value-type="float" office:value="-0.0201983478">
            <text:p>-0.0201983478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0800455">
            <text:p>0.0800455</text:p>
          </table:table-cell>
          <table:table-cell office:value-type="float" office:value="0.081443906">
            <text:p>0.081443906</text:p>
          </table:table-cell>
          <table:table-cell office:value-type="float" office:value="0.0011107852">
            <text:p>0.0011107852</text:p>
          </table:table-cell>
          <table:table-cell office:value-type="float" office:value="0.01996582">
            <text:p>0.01996582</text:p>
          </table:table-cell>
          <table:table-cell/>
          <table:table-cell table:formula="of:=([.D266]-[.E266])-([.D265]-[.E265])" office:value-type="float" office:value="0.026207809">
            <text:p>0.026207809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079679">
            <text:p>0.079679</text:p>
          </table:table-cell>
          <table:table-cell office:value-type="float" office:value="0.08235901">
            <text:p>0.08235901</text:p>
          </table:table-cell>
          <table:table-cell office:value-type="float" office:value="0.00093578873">
            <text:p>0.0009357887</text:p>
          </table:table-cell>
          <table:table-cell office:value-type="float" office:value="0.013310547">
            <text:p>0.013310547</text:p>
          </table:table-cell>
          <table:table-cell/>
          <table:table-cell table:formula="of:=([.D267]-[.E267])-([.D266]-[.E266])" office:value-type="float" office:value="0.00648027653">
            <text:p>0.0064802765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07930838">
            <text:p>0.07930838</text:p>
          </table:table-cell>
          <table:table-cell office:value-type="float" office:value="0.07961371">
            <text:p>0.07961371</text:p>
          </table:table-cell>
          <table:table-cell office:value-type="float" office:value="0.00082008704">
            <text:p>0.000820087</text:p>
          </table:table-cell>
          <table:table-cell office:value-type="float" office:value="-0.0066552735">
            <text:p>-0.0066552735</text:p>
          </table:table-cell>
          <table:table-cell/>
          <table:table-cell table:formula="of:=([.D268]-[.E268])-([.D267]-[.E267])" office:value-type="float" office:value="0.01985011881">
            <text:p>0.0198501188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07895012">
            <text:p>0.07895012</text:p>
          </table:table-cell>
          <table:table-cell office:value-type="float" office:value="0.07686841">
            <text:p>0.07686841</text:p>
          </table:table-cell>
          <table:table-cell office:value-type="float" office:value="0.00088384177">
            <text:p>0.0008838418</text:p>
          </table:table-cell>
          <table:table-cell office:value-type="float" office:value="-0.013310547">
            <text:p>-0.013310547</text:p>
          </table:table-cell>
          <table:table-cell/>
          <table:table-cell table:formula="of:=([.D269]-[.E269])-([.D268]-[.E268])" office:value-type="float" office:value="0.00671902823">
            <text:p>0.0067190282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078604214">
            <text:p>0.078604214</text:p>
          </table:table-cell>
          <table:table-cell office:value-type="float" office:value="0.07961371">
            <text:p>0.07961371</text:p>
          </table:table-cell>
          <table:table-cell office:value-type="float" office:value="0.0010077897">
            <text:p>0.0010077897</text:p>
          </table:table-cell>
          <table:table-cell office:value-type="float" office:value="0.0066552735">
            <text:p>0.0066552735</text:p>
          </table:table-cell>
          <table:table-cell/>
          <table:table-cell table:formula="of:=([.D270]-[.E270])-([.D269]-[.E269])" office:value-type="float" office:value="-0.01984187257">
            <text:p>-0.0198418726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07824595">
            <text:p>0.07824595</text:p>
          </table:table-cell>
          <table:table-cell office:value-type="float" office:value="0.078698605">
            <text:p>0.078698605</text:p>
          </table:table-cell>
          <table:table-cell office:value-type="float" office:value="0.0009523695">
            <text:p>0.0009523695</text:p>
          </table:table-cell>
          <table:table-cell office:value-type="float" office:value="0">
            <text:p>0</text:p>
          </table:table-cell>
          <table:table-cell/>
          <table:table-cell table:formula="of:=([.D271]-[.E271])-([.D270]-[.E270])" office:value-type="float" office:value="0.0065998533">
            <text:p>0.0065998533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077891804">
            <text:p>0.077891804</text:p>
          </table:table-cell>
          <table:table-cell office:value-type="float" office:value="0.0805288">
            <text:p>0.0805288</text:p>
          </table:table-cell>
          <table:table-cell office:value-type="float" office:value="0.00095669966">
            <text:p>0.0009566997</text:p>
          </table:table-cell>
          <table:table-cell office:value-type="float" office:value="0">
            <text:p>0</text:p>
          </table:table-cell>
          <table:table-cell/>
          <table:table-cell table:formula="of:=([.D272]-[.E272])-([.D271]-[.E271])" office:value-type="float" office:value="0.00000433015999999988">
            <text:p>4.33015999999988E-006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07752942">
            <text:p>0.07752942</text:p>
          </table:table-cell>
          <table:table-cell office:value-type="float" office:value="0.078698605">
            <text:p>0.078698605</text:p>
          </table:table-cell>
          <table:table-cell office:value-type="float" office:value="0.00096117135">
            <text:p>0.0009611714</text:p>
          </table:table-cell>
          <table:table-cell office:value-type="float" office:value="0">
            <text:p>0</text:p>
          </table:table-cell>
          <table:table-cell/>
          <table:table-cell table:formula="of:=([.D273]-[.E273])-([.D272]-[.E272])" office:value-type="float" office:value="0.00000447169000000009">
            <text:p>4.47169000000009E-006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07717528">
            <text:p>0.07717528</text:p>
          </table:table-cell>
          <table:table-cell office:value-type="float" office:value="0.075953305">
            <text:p>0.075953305</text:p>
          </table:table-cell>
          <table:table-cell office:value-type="float" office:value="0.0009655821">
            <text:p>0.0009655821</text:p>
          </table:table-cell>
          <table:table-cell office:value-type="float" office:value="0.0066552735">
            <text:p>0.0066552735</text:p>
          </table:table-cell>
          <table:table-cell/>
          <table:table-cell table:formula="of:=([.D274]-[.E274])-([.D273]-[.E273])" office:value-type="float" office:value="-0.00665086275">
            <text:p>-0.0066508628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07683349">
            <text:p>0.07683349</text:p>
          </table:table-cell>
          <table:table-cell office:value-type="float" office:value="0.075953305">
            <text:p>0.075953305</text:p>
          </table:table-cell>
          <table:table-cell office:value-type="float" office:value="0.00090984674">
            <text:p>0.0009098467</text:p>
          </table:table-cell>
          <table:table-cell office:value-type="float" office:value="0.033276364">
            <text:p>0.033276364</text:p>
          </table:table-cell>
          <table:table-cell/>
          <table:table-cell table:formula="of:=([.D275]-[.E275])-([.D274]-[.E274])" office:value-type="float" office:value="-0.02667682586">
            <text:p>-0.0266768259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07649169">
            <text:p>0.07649169</text:p>
          </table:table-cell>
          <table:table-cell office:value-type="float" office:value="0.0750382">
            <text:p>0.0750382</text:p>
          </table:table-cell>
          <table:table-cell office:value-type="float" office:value="0.0006137558">
            <text:p>0.0006137558</text:p>
          </table:table-cell>
          <table:table-cell office:value-type="float" office:value="0.026621094">
            <text:p>0.026621094</text:p>
          </table:table-cell>
          <table:table-cell/>
          <table:table-cell table:formula="of:=([.D276]-[.E276])-([.D275]-[.E275])" office:value-type="float" office:value="0.00635917906">
            <text:p>0.0063591791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076154016">
            <text:p>0.076154016</text:p>
          </table:table-cell>
          <table:table-cell office:value-type="float" office:value="0.07686841">
            <text:p>0.07686841</text:p>
          </table:table-cell>
          <table:table-cell office:value-type="float" office:value="0.0003763562">
            <text:p>0.0003763562</text:p>
          </table:table-cell>
          <table:table-cell office:value-type="float" office:value="0.026621094">
            <text:p>0.026621094</text:p>
          </table:table-cell>
          <table:table-cell/>
          <table:table-cell table:formula="of:=([.D277]-[.E277])-([.D276]-[.E276])" office:value-type="float" office:value="-0.0002373996">
            <text:p>-0.0002373996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0758081">
            <text:p>0.0758081</text:p>
          </table:table-cell>
          <table:table-cell office:value-type="float" office:value="0.07686841">
            <text:p>0.07686841</text:p>
          </table:table-cell>
          <table:table-cell office:value-type="float" office:value="0.00013793707">
            <text:p>0.0001379371</text:p>
          </table:table-cell>
          <table:table-cell office:value-type="float" office:value="-0.013310547">
            <text:p>-0.013310547</text:p>
          </table:table-cell>
          <table:table-cell/>
          <table:table-cell table:formula="of:=([.D278]-[.E278])-([.D277]-[.E277])" office:value-type="float" office:value="0.03969322187">
            <text:p>0.0396932219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07546219">
            <text:p>0.07546219</text:p>
          </table:table-cell>
          <table:table-cell office:value-type="float" office:value="0.078698605">
            <text:p>0.078698605</text:p>
          </table:table-cell>
          <table:table-cell office:value-type="float" office:value="0.00025863884">
            <text:p>0.0002586388</text:p>
          </table:table-cell>
          <table:table-cell office:value-type="float" office:value="-0.013310547">
            <text:p>-0.013310547</text:p>
          </table:table-cell>
          <table:table-cell/>
          <table:table-cell table:formula="of:=([.D279]-[.E279])-([.D278]-[.E278])" office:value-type="float" office:value="0.00012070177">
            <text:p>0.0001207018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075108044">
            <text:p>0.075108044</text:p>
          </table:table-cell>
          <table:table-cell office:value-type="float" office:value="0.07686841">
            <text:p>0.07686841</text:p>
          </table:table-cell>
          <table:table-cell office:value-type="float" office:value="0.0003799357">
            <text:p>0.0003799357</text:p>
          </table:table-cell>
          <table:table-cell office:value-type="float" office:value="0.013310547">
            <text:p>0.013310547</text:p>
          </table:table-cell>
          <table:table-cell/>
          <table:table-cell table:formula="of:=([.D280]-[.E280])-([.D279]-[.E279])" office:value-type="float" office:value="-0.02649979714">
            <text:p>-0.0264997971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074762136">
            <text:p>0.074762136</text:p>
          </table:table-cell>
          <table:table-cell office:value-type="float" office:value="0.07412311">
            <text:p>0.07412311</text:p>
          </table:table-cell>
          <table:table-cell office:value-type="float" office:value="0.00026162155">
            <text:p>0.0002616216</text:p>
          </table:table-cell>
          <table:table-cell office:value-type="float" office:value="-0.0066552735">
            <text:p>-0.0066552735</text:p>
          </table:table-cell>
          <table:table-cell/>
          <table:table-cell table:formula="of:=([.D281]-[.E281])-([.D280]-[.E280])" office:value-type="float" office:value="0.01984750635">
            <text:p>0.0198475064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07442857">
            <text:p>0.07442857</text:p>
          </table:table-cell>
          <table:table-cell office:value-type="float" office:value="0.0750382">
            <text:p>0.0750382</text:p>
          </table:table-cell>
          <table:table-cell office:value-type="float" office:value="0.00032282574">
            <text:p>0.0003228257</text:p>
          </table:table-cell>
          <table:table-cell office:value-type="float" office:value="0.026621094">
            <text:p>0.026621094</text:p>
          </table:table-cell>
          <table:table-cell/>
          <table:table-cell table:formula="of:=([.D282]-[.E282])-([.D281]-[.E281])" office:value-type="float" office:value="-0.03321516331">
            <text:p>-0.0332151633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074090905">
            <text:p>0.074090905</text:p>
          </table:table-cell>
          <table:table-cell office:value-type="float" office:value="0.073208004">
            <text:p>0.073208004</text:p>
          </table:table-cell>
          <table:table-cell office:value-type="float" office:value="0.000084161235">
            <text:p>8.4161235E-005</text:p>
          </table:table-cell>
          <table:table-cell office:value-type="float" office:value="0">
            <text:p>0</text:p>
          </table:table-cell>
          <table:table-cell/>
          <table:table-cell table:formula="of:=([.D283]-[.E283])-([.D282]-[.E282])" office:value-type="float" office:value="0.026382429495">
            <text:p>0.0263824295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073761456">
            <text:p>0.073761456</text:p>
          </table:table-cell>
          <table:table-cell office:value-type="float" office:value="0.075953305">
            <text:p>0.075953305</text:p>
          </table:table-cell>
          <table:table-cell office:value-type="float" office:value="0.00008453714">
            <text:p>8.453714E-005</text:p>
          </table:table-cell>
          <table:table-cell office:value-type="float" office:value="0.0066552735">
            <text:p>0.0066552735</text:p>
          </table:table-cell>
          <table:table-cell/>
          <table:table-cell table:formula="of:=([.D284]-[.E284])-([.D283]-[.E283])" office:value-type="float" office:value="-0.006654897595">
            <text:p>-0.0066548976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07341966">
            <text:p>0.07341966</text:p>
          </table:table-cell>
          <table:table-cell office:value-type="float" office:value="0.0750382">
            <text:p>0.0750382</text:p>
          </table:table-cell>
          <table:table-cell office:value-type="float" office:value="0.000024893832">
            <text:p>2.4893832E-005</text:p>
          </table:table-cell>
          <table:table-cell office:value-type="float" office:value="0.013310547">
            <text:p>0.013310547</text:p>
          </table:table-cell>
          <table:table-cell/>
          <table:table-cell table:formula="of:=([.D285]-[.E285])-([.D284]-[.E284])" office:value-type="float" office:value="-0.006714916808">
            <text:p>-0.0067149168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073081985">
            <text:p>0.073081985</text:p>
          </table:table-cell>
          <table:table-cell office:value-type="float" office:value="0.0722929">
            <text:p>0.0722929</text:p>
          </table:table-cell>
          <table:table-cell office:value-type="float" office:value="-0.0000950628">
            <text:p>-9.50628E-005</text:p>
          </table:table-cell>
          <table:table-cell office:value-type="float" office:value="-0.0066552735">
            <text:p>-0.0066552735</text:p>
          </table:table-cell>
          <table:table-cell/>
          <table:table-cell table:formula="of:=([.D286]-[.E286])-([.D285]-[.E285])" office:value-type="float" office:value="0.019845863868">
            <text:p>0.0198458639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07275668">
            <text:p>0.07275668</text:p>
          </table:table-cell>
          <table:table-cell office:value-type="float" office:value="0.073208004">
            <text:p>0.073208004</text:p>
          </table:table-cell>
          <table:table-cell office:value-type="float" office:value="-0.000035456527">
            <text:p>-3.5456527E-005</text:p>
          </table:table-cell>
          <table:table-cell office:value-type="float" office:value="0.013310547">
            <text:p>0.013310547</text:p>
          </table:table-cell>
          <table:table-cell/>
          <table:table-cell table:formula="of:=([.D287]-[.E287])-([.D286]-[.E286])" office:value-type="float" office:value="-0.019906214227">
            <text:p>-0.0199062142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072427236">
            <text:p>0.072427236</text:p>
          </table:table-cell>
          <table:table-cell office:value-type="float" office:value="0.0677174">
            <text:p>0.0677174</text:p>
          </table:table-cell>
          <table:table-cell office:value-type="float" office:value="-0.00015568513">
            <text:p>-0.0001556851</text:p>
          </table:table-cell>
          <table:table-cell office:value-type="float" office:value="0.013310547">
            <text:p>0.013310547</text:p>
          </table:table-cell>
          <table:table-cell/>
          <table:table-cell table:formula="of:=([.D288]-[.E288])-([.D287]-[.E287])" office:value-type="float" office:value="-0.000120228602999999">
            <text:p>-0.0001202286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07212251">
            <text:p>0.07212251</text:p>
          </table:table-cell>
          <table:table-cell office:value-type="float" office:value="0.0704627">
            <text:p>0.0704627</text:p>
          </table:table-cell>
          <table:table-cell office:value-type="float" office:value="-0.00027639096">
            <text:p>-0.000276391</text:p>
          </table:table-cell>
          <table:table-cell office:value-type="float" office:value="0.01996582">
            <text:p>0.01996582</text:p>
          </table:table-cell>
          <table:table-cell/>
          <table:table-cell table:formula="of:=([.D289]-[.E289])-([.D288]-[.E288])" office:value-type="float" office:value="-0.00677597883">
            <text:p>-0.0067759788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07180543">
            <text:p>0.07180543</text:p>
          </table:table-cell>
          <table:table-cell office:value-type="float" office:value="0.0722929">
            <text:p>0.0722929</text:p>
          </table:table-cell>
          <table:table-cell office:value-type="float" office:value="-0.00045770063">
            <text:p>-0.0004577006</text:p>
          </table:table-cell>
          <table:table-cell office:value-type="float" office:value="0.033276364">
            <text:p>0.033276364</text:p>
          </table:table-cell>
          <table:table-cell/>
          <table:table-cell table:formula="of:=([.D290]-[.E290])-([.D289]-[.E289])" office:value-type="float" office:value="-0.01349185367">
            <text:p>-0.0134918537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07148012">
            <text:p>0.07148012</text:p>
          </table:table-cell>
          <table:table-cell office:value-type="float" office:value="0.0722929">
            <text:p>0.0722929</text:p>
          </table:table-cell>
          <table:table-cell office:value-type="float" office:value="-0.0007599525">
            <text:p>-0.0007599525</text:p>
          </table:table-cell>
          <table:table-cell office:value-type="float" office:value="0.0066552735">
            <text:p>0.0066552735</text:p>
          </table:table-cell>
          <table:table-cell/>
          <table:table-cell table:formula="of:=([.D291]-[.E291])-([.D290]-[.E290])" office:value-type="float" office:value="0.02631883863">
            <text:p>0.0263188386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0711548">
            <text:p>0.0711548</text:p>
          </table:table-cell>
          <table:table-cell office:value-type="float" office:value="0.073208004">
            <text:p>0.073208004</text:p>
          </table:table-cell>
          <table:table-cell office:value-type="float" office:value="-0.0008234614">
            <text:p>-0.0008234614</text:p>
          </table:table-cell>
          <table:table-cell office:value-type="float" office:value="-0.013310547">
            <text:p>-0.013310547</text:p>
          </table:table-cell>
          <table:table-cell/>
          <table:table-cell table:formula="of:=([.D292]-[.E292])-([.D291]-[.E291])" office:value-type="float" office:value="0.0199023116">
            <text:p>0.0199023116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07082536">
            <text:p>0.07082536</text:p>
          </table:table-cell>
          <table:table-cell office:value-type="float" office:value="0.0704627">
            <text:p>0.0704627</text:p>
          </table:table-cell>
          <table:table-cell office:value-type="float" office:value="-0.00070721813">
            <text:p>-0.0007072181</text:p>
          </table:table-cell>
          <table:table-cell office:value-type="float" office:value="-0.0066552735">
            <text:p>-0.0066552735</text:p>
          </table:table-cell>
          <table:table-cell/>
          <table:table-cell table:formula="of:=([.D293]-[.E293])-([.D292]-[.E292])" office:value-type="float" office:value="-0.00653903023">
            <text:p>-0.0065390302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070508294">
            <text:p>0.070508294</text:p>
          </table:table-cell>
          <table:table-cell office:value-type="float" office:value="0.0677174">
            <text:p>0.0677174</text:p>
          </table:table-cell>
          <table:table-cell office:value-type="float" office:value="-0.0006503664">
            <text:p>-0.0006503664</text:p>
          </table:table-cell>
          <table:table-cell office:value-type="float" office:value="0">
            <text:p>0</text:p>
          </table:table-cell>
          <table:table-cell/>
          <table:table-cell table:formula="of:=([.D294]-[.E294])-([.D293]-[.E293])" office:value-type="float" office:value="-0.00659842177">
            <text:p>-0.0065984218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07020356">
            <text:p>0.07020356</text:p>
          </table:table-cell>
          <table:table-cell office:value-type="float" office:value="0.0695476">
            <text:p>0.0695476</text:p>
          </table:table-cell>
          <table:table-cell office:value-type="float" office:value="-0.0006531894">
            <text:p>-0.0006531894</text:p>
          </table:table-cell>
          <table:table-cell office:value-type="float" office:value="0.026621094">
            <text:p>0.026621094</text:p>
          </table:table-cell>
          <table:table-cell/>
          <table:table-cell table:formula="of:=([.D295]-[.E295])-([.D294]-[.E294])" office:value-type="float" office:value="-0.026623917">
            <text:p>-0.026623917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0698906">
            <text:p>0.0698906</text:p>
          </table:table-cell>
          <table:table-cell office:value-type="float" office:value="0.0704627">
            <text:p>0.0704627</text:p>
          </table:table-cell>
          <table:table-cell office:value-type="float" office:value="-0.0008962407">
            <text:p>-0.0008962407</text:p>
          </table:table-cell>
          <table:table-cell office:value-type="float" office:value="0.01996582">
            <text:p>0.01996582</text:p>
          </table:table-cell>
          <table:table-cell/>
          <table:table-cell table:formula="of:=([.D296]-[.E296])-([.D295]-[.E295])" office:value-type="float" office:value="0.0064122227">
            <text:p>0.0064122227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06957352">
            <text:p>0.06957352</text:p>
          </table:table-cell>
          <table:table-cell office:value-type="float" office:value="0.0704627">
            <text:p>0.0704627</text:p>
          </table:table-cell>
          <table:table-cell office:value-type="float" office:value="-0.0010804272">
            <text:p>-0.0010804272</text:p>
          </table:table-cell>
          <table:table-cell office:value-type="float" office:value="0.0066552735">
            <text:p>0.0066552735</text:p>
          </table:table-cell>
          <table:table-cell/>
          <table:table-cell table:formula="of:=([.D297]-[.E297])-([.D296]-[.E296])" office:value-type="float" office:value="0.01312636">
            <text:p>0.01312636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069256455">
            <text:p>0.069256455</text:p>
          </table:table-cell>
          <table:table-cell office:value-type="float" office:value="0.073208004">
            <text:p>0.073208004</text:p>
          </table:table-cell>
          <table:table-cell office:value-type="float" office:value="-0.0011454085">
            <text:p>-0.0011454085</text:p>
          </table:table-cell>
          <table:table-cell office:value-type="float" office:value="-0.013310547">
            <text:p>-0.013310547</text:p>
          </table:table-cell>
          <table:table-cell/>
          <table:table-cell table:formula="of:=([.D298]-[.E298])-([.D297]-[.E297])" office:value-type="float" office:value="0.0199008392">
            <text:p>0.0199008392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068927005">
            <text:p>0.068927005</text:p>
          </table:table-cell>
          <table:table-cell office:value-type="float" office:value="0.07137781">
            <text:p>0.07137781</text:p>
          </table:table-cell>
          <table:table-cell office:value-type="float" office:value="-0.0010308018">
            <text:p>-0.0010308018</text:p>
          </table:table-cell>
          <table:table-cell office:value-type="float" office:value="-0.026621094">
            <text:p>-0.026621094</text:p>
          </table:table-cell>
          <table:table-cell/>
          <table:table-cell table:formula="of:=([.D299]-[.E299])-([.D298]-[.E298])" office:value-type="float" office:value="0.0134251537">
            <text:p>0.0134251537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06860581">
            <text:p>0.06860581</text:p>
          </table:table-cell>
          <table:table-cell office:value-type="float" office:value="0.068632506">
            <text:p>0.068632506</text:p>
          </table:table-cell>
          <table:table-cell office:value-type="float" office:value="-0.00079547707">
            <text:p>-0.0007954771</text:p>
          </table:table-cell>
          <table:table-cell office:value-type="float" office:value="-0.0066552735">
            <text:p>-0.0066552735</text:p>
          </table:table-cell>
          <table:table-cell/>
          <table:table-cell table:formula="of:=([.D300]-[.E300])-([.D299]-[.E299])" office:value-type="float" office:value="-0.01973049577">
            <text:p>-0.0197304958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6829697">
            <text:p>0.06829697</text:p>
          </table:table-cell>
          <table:table-cell office:value-type="float" office:value="0.0668023">
            <text:p>0.0668023</text:p>
          </table:table-cell>
          <table:table-cell office:value-type="float" office:value="-0.0007390414">
            <text:p>-0.0007390414</text:p>
          </table:table-cell>
          <table:table-cell office:value-type="float" office:value="0.0066552735">
            <text:p>0.0066552735</text:p>
          </table:table-cell>
          <table:table-cell/>
          <table:table-cell table:formula="of:=([.D301]-[.E301])-([.D300]-[.E300])" office:value-type="float" office:value="-0.01325411133">
            <text:p>-0.0132541113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06799636">
            <text:p>0.06799636</text:p>
          </table:table-cell>
          <table:table-cell office:value-type="float" office:value="0.0649721">
            <text:p>0.0649721</text:p>
          </table:table-cell>
          <table:table-cell office:value-type="float" office:value="-0.00080233865">
            <text:p>-0.0008023387</text:p>
          </table:table-cell>
          <table:table-cell office:value-type="float" office:value="0.01996582">
            <text:p>0.01996582</text:p>
          </table:table-cell>
          <table:table-cell/>
          <table:table-cell table:formula="of:=([.D302]-[.E302])-([.D301]-[.E301])" office:value-type="float" office:value="-0.01337384375">
            <text:p>-0.0133738438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06770399">
            <text:p>0.06770399</text:p>
          </table:table-cell>
          <table:table-cell office:value-type="float" office:value="0.0677174">
            <text:p>0.0677174</text:p>
          </table:table-cell>
          <table:table-cell office:value-type="float" office:value="-0.0009858839">
            <text:p>-0.0009858839</text:p>
          </table:table-cell>
          <table:table-cell office:value-type="float" office:value="0">
            <text:p>0</text:p>
          </table:table-cell>
          <table:table-cell/>
          <table:table-cell table:formula="of:=([.D303]-[.E303])-([.D302]-[.E302])" office:value-type="float" office:value="0.01978227475">
            <text:p>0.0197822748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06739926">
            <text:p>0.06739926</text:p>
          </table:table-cell>
          <table:table-cell office:value-type="float" office:value="0.0668023">
            <text:p>0.0668023</text:p>
          </table:table-cell>
          <table:table-cell office:value-type="float" office:value="-0.0009903412">
            <text:p>-0.0009903412</text:p>
          </table:table-cell>
          <table:table-cell office:value-type="float" office:value="-0.0066552735">
            <text:p>-0.0066552735</text:p>
          </table:table-cell>
          <table:table-cell/>
          <table:table-cell table:formula="of:=([.D304]-[.E304])-([.D303]-[.E303])" office:value-type="float" office:value="0.0066508162">
            <text:p>0.0066508162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06709865">
            <text:p>0.06709865</text:p>
          </table:table-cell>
          <table:table-cell office:value-type="float" office:value="0.07137781">
            <text:p>0.07137781</text:p>
          </table:table-cell>
          <table:table-cell office:value-type="float" office:value="-0.0009347464">
            <text:p>-0.0009347464</text:p>
          </table:table-cell>
          <table:table-cell office:value-type="float" office:value="-0.013310547">
            <text:p>-0.013310547</text:p>
          </table:table-cell>
          <table:table-cell/>
          <table:table-cell table:formula="of:=([.D305]-[.E305])-([.D304]-[.E304])" office:value-type="float" office:value="0.0067108683">
            <text:p>0.0067108683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06677745">
            <text:p>0.06677745</text:p>
          </table:table-cell>
          <table:table-cell office:value-type="float" office:value="0.0695476">
            <text:p>0.0695476</text:p>
          </table:table-cell>
          <table:table-cell office:value-type="float" office:value="-0.00081915956">
            <text:p>-0.0008191596</text:p>
          </table:table-cell>
          <table:table-cell office:value-type="float" office:value="-0.013310547">
            <text:p>-0.013310547</text:p>
          </table:table-cell>
          <table:table-cell/>
          <table:table-cell table:formula="of:=([.D306]-[.E306])-([.D305]-[.E305])" office:value-type="float" office:value="0.000115586840000001">
            <text:p>0.0001155868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06646449">
            <text:p>0.06646449</text:p>
          </table:table-cell>
          <table:table-cell office:value-type="float" office:value="0.065887205">
            <text:p>0.065887205</text:p>
          </table:table-cell>
          <table:table-cell office:value-type="float" office:value="-0.0007029398">
            <text:p>-0.0007029398</text:p>
          </table:table-cell>
          <table:table-cell office:value-type="float" office:value="0">
            <text:p>0</text:p>
          </table:table-cell>
          <table:table-cell/>
          <table:table-cell table:formula="of:=([.D307]-[.E307])-([.D306]-[.E306])" office:value-type="float" office:value="-0.01319432724">
            <text:p>-0.0131943272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066168">
            <text:p>0.066168</text:p>
          </table:table-cell>
          <table:table-cell office:value-type="float" office:value="0.065887205">
            <text:p>0.065887205</text:p>
          </table:table-cell>
          <table:table-cell office:value-type="float" office:value="-0.00070608966">
            <text:p>-0.0007060897</text:p>
          </table:table-cell>
          <table:table-cell office:value-type="float" office:value="0.013310547">
            <text:p>0.013310547</text:p>
          </table:table-cell>
          <table:table-cell/>
          <table:table-cell table:formula="of:=([.D308]-[.E308])-([.D307]-[.E307])" office:value-type="float" office:value="-0.01331369686">
            <text:p>-0.0133136969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065871514">
            <text:p>0.065871514</text:p>
          </table:table-cell>
          <table:table-cell office:value-type="float" office:value="0.0649721">
            <text:p>0.0649721</text:p>
          </table:table-cell>
          <table:table-cell office:value-type="float" office:value="-0.0008293324">
            <text:p>-0.0008293324</text:p>
          </table:table-cell>
          <table:table-cell office:value-type="float" office:value="0.0066552735">
            <text:p>0.0066552735</text:p>
          </table:table-cell>
          <table:table-cell/>
          <table:table-cell table:formula="of:=([.D309]-[.E309])-([.D308]-[.E308])" office:value-type="float" office:value="0.00653203076">
            <text:p>0.0065320308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06557914">
            <text:p>0.06557914</text:p>
          </table:table-cell>
          <table:table-cell office:value-type="float" office:value="0.0649721">
            <text:p>0.0649721</text:p>
          </table:table-cell>
          <table:table-cell office:value-type="float" office:value="-0.0008930609">
            <text:p>-0.0008930609</text:p>
          </table:table-cell>
          <table:table-cell office:value-type="float" office:value="-0.0066552735">
            <text:p>-0.0066552735</text:p>
          </table:table-cell>
          <table:table-cell/>
          <table:table-cell table:formula="of:=([.D310]-[.E310])-([.D309]-[.E309])" office:value-type="float" office:value="0.0132468185">
            <text:p>0.0132468185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06528676">
            <text:p>0.06528676</text:p>
          </table:table-cell>
          <table:table-cell office:value-type="float" office:value="0.0649721">
            <text:p>0.0649721</text:p>
          </table:table-cell>
          <table:table-cell office:value-type="float" office:value="-0.00083702867">
            <text:p>-0.0008370287</text:p>
          </table:table-cell>
          <table:table-cell office:value-type="float" office:value="-0.0066552735">
            <text:p>-0.0066552735</text:p>
          </table:table-cell>
          <table:table-cell/>
          <table:table-cell table:formula="of:=([.D311]-[.E311])-([.D310]-[.E310])" office:value-type="float" office:value="0.0000560322300000001">
            <text:p>5.60322300000001E-005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06499439">
            <text:p>0.06499439</text:p>
          </table:table-cell>
          <table:table-cell office:value-type="float" office:value="0.0677174">
            <text:p>0.0677174</text:p>
          </table:table-cell>
          <table:table-cell office:value-type="float" office:value="-0.0007807617">
            <text:p>-0.0007807617</text:p>
          </table:table-cell>
          <table:table-cell office:value-type="float" office:value="-0.03993164">
            <text:p>-0.03993164</text:p>
          </table:table-cell>
          <table:table-cell/>
          <table:table-cell table:formula="of:=([.D312]-[.E312])-([.D311]-[.E311])" office:value-type="float" office:value="0.03333263347">
            <text:p>0.0333326335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064689666">
            <text:p>0.064689666</text:p>
          </table:table-cell>
          <table:table-cell office:value-type="float" office:value="0.065887205">
            <text:p>0.065887205</text:p>
          </table:table-cell>
          <table:table-cell office:value-type="float" office:value="-0.00042420835">
            <text:p>-0.0004242084</text:p>
          </table:table-cell>
          <table:table-cell office:value-type="float" office:value="-0.03993164">
            <text:p>-0.03993164</text:p>
          </table:table-cell>
          <table:table-cell/>
          <table:table-cell table:formula="of:=([.D313]-[.E313])-([.D312]-[.E312])" office:value-type="float" office:value="0.000356553350000004">
            <text:p>0.0003565534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06439317">
            <text:p>0.06439317</text:p>
          </table:table-cell>
          <table:table-cell office:value-type="float" office:value="0.0603966">
            <text:p>0.0603966</text:p>
          </table:table-cell>
          <table:table-cell office:value-type="float" office:value="-0.000065949454">
            <text:p>-6.5949454E-005</text:p>
          </table:table-cell>
          <table:table-cell office:value-type="float" office:value="0">
            <text:p>0</text:p>
          </table:table-cell>
          <table:table-cell/>
          <table:table-cell table:formula="of:=([.D314]-[.E314])-([.D313]-[.E313])" office:value-type="float" office:value="-0.039573381104">
            <text:p>-0.0395733811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06412138">
            <text:p>0.06412138</text:p>
          </table:table-cell>
          <table:table-cell office:value-type="float" office:value="0.0594815">
            <text:p>0.0594815</text:p>
          </table:table-cell>
          <table:table-cell office:value-type="float" office:value="-0.000066228975">
            <text:p>-0.000066229</text:p>
          </table:table-cell>
          <table:table-cell office:value-type="float" office:value="0.01996582">
            <text:p>0.01996582</text:p>
          </table:table-cell>
          <table:table-cell/>
          <table:table-cell table:formula="of:=([.D315]-[.E315])-([.D314]-[.E314])" office:value-type="float" office:value="-0.019966099521">
            <text:p>-0.0199660995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06385371">
            <text:p>0.06385371</text:p>
          </table:table-cell>
          <table:table-cell office:value-type="float" office:value="0.058566403">
            <text:p>0.058566403</text:p>
          </table:table-cell>
          <table:table-cell office:value-type="float" office:value="-0.00024657557">
            <text:p>-0.0002465756</text:p>
          </table:table-cell>
          <table:table-cell office:value-type="float" office:value="0.026621094">
            <text:p>0.026621094</text:p>
          </table:table-cell>
          <table:table-cell/>
          <table:table-cell table:formula="of:=([.D316]-[.E316])-([.D315]-[.E315])" office:value-type="float" office:value="-0.006835620595">
            <text:p>-0.0068356206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06359016">
            <text:p>0.06359016</text:p>
          </table:table-cell>
          <table:table-cell office:value-type="float" office:value="0.0594815">
            <text:p>0.0594815</text:p>
          </table:table-cell>
          <table:table-cell office:value-type="float" office:value="-0.00048768386">
            <text:p>-0.0004876839</text:p>
          </table:table-cell>
          <table:table-cell office:value-type="float" office:value="0.033276364">
            <text:p>0.033276364</text:p>
          </table:table-cell>
          <table:table-cell/>
          <table:table-cell table:formula="of:=([.D317]-[.E317])-([.D316]-[.E316])" office:value-type="float" office:value="-0.00689637829">
            <text:p>-0.0068963783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063322484">
            <text:p>0.063322484</text:p>
          </table:table-cell>
          <table:table-cell office:value-type="float" office:value="0.062226802">
            <text:p>0.062226802</text:p>
          </table:table-cell>
          <table:table-cell office:value-type="float" office:value="-0.00078986556">
            <text:p>-0.0007898656</text:p>
          </table:table-cell>
          <table:table-cell office:value-type="float" office:value="0">
            <text:p>0</text:p>
          </table:table-cell>
          <table:table-cell/>
          <table:table-cell table:formula="of:=([.D318]-[.E318])-([.D317]-[.E317])" office:value-type="float" office:value="0.0329741823">
            <text:p>0.0329741823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06304246">
            <text:p>0.06304246</text:p>
          </table:table-cell>
          <table:table-cell office:value-type="float" office:value="0.0649721">
            <text:p>0.0649721</text:p>
          </table:table-cell>
          <table:table-cell office:value-type="float" office:value="-0.0007933739">
            <text:p>-0.0007933739</text:p>
          </table:table-cell>
          <table:table-cell office:value-type="float" office:value="-0.0066552735">
            <text:p>-0.0066552735</text:p>
          </table:table-cell>
          <table:table-cell/>
          <table:table-cell table:formula="of:=([.D319]-[.E319])-([.D318]-[.E318])" office:value-type="float" office:value="0.00665176516">
            <text:p>0.0066517652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06275009">
            <text:p>0.06275009</text:p>
          </table:table-cell>
          <table:table-cell office:value-type="float" office:value="0.0649721">
            <text:p>0.0649721</text:p>
          </table:table-cell>
          <table:table-cell office:value-type="float" office:value="-0.00073703355">
            <text:p>-0.0007370336</text:p>
          </table:table-cell>
          <table:table-cell office:value-type="float" office:value="-0.01996582">
            <text:p>-0.01996582</text:p>
          </table:table-cell>
          <table:table-cell/>
          <table:table-cell table:formula="of:=([.D320]-[.E320])-([.D319]-[.E319])" office:value-type="float" office:value="0.01336688685">
            <text:p>0.0133668869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062457718">
            <text:p>0.062457718</text:p>
          </table:table-cell>
          <table:table-cell office:value-type="float" office:value="0.063141905">
            <text:p>0.063141905</text:p>
          </table:table-cell>
          <table:table-cell office:value-type="float" office:value="-0.0005603708">
            <text:p>-0.0005603708</text:p>
          </table:table-cell>
          <table:table-cell office:value-type="float" office:value="-0.01996582">
            <text:p>-0.01996582</text:p>
          </table:table-cell>
          <table:table-cell/>
          <table:table-cell table:formula="of:=([.D321]-[.E321])-([.D320]-[.E320])" office:value-type="float" office:value="0.000176662749999997">
            <text:p>0.0001766627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062173575">
            <text:p>0.062173575</text:p>
          </table:table-cell>
          <table:table-cell office:value-type="float" office:value="0.058566403">
            <text:p>0.058566403</text:p>
          </table:table-cell>
          <table:table-cell office:value-type="float" office:value="-0.00038282867">
            <text:p>-0.0003828287</text:p>
          </table:table-cell>
          <table:table-cell office:value-type="float" office:value="0">
            <text:p>0</text:p>
          </table:table-cell>
          <table:table-cell/>
          <table:table-cell table:formula="of:=([.D322]-[.E322])-([.D321]-[.E321])" office:value-type="float" office:value="-0.01978827787">
            <text:p>-0.0197882779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061910022">
            <text:p>0.061910022</text:p>
          </table:table-cell>
          <table:table-cell office:value-type="float" office:value="0.0594815">
            <text:p>0.0594815</text:p>
          </table:table-cell>
          <table:table-cell office:value-type="float" office:value="-0.00038445834">
            <text:p>-0.0003844583</text:p>
          </table:table-cell>
          <table:table-cell office:value-type="float" office:value="0.01996582">
            <text:p>0.01996582</text:p>
          </table:table-cell>
          <table:table-cell/>
          <table:table-cell table:formula="of:=([.D323]-[.E323])-([.D322]-[.E322])" office:value-type="float" office:value="-0.01996744967">
            <text:p>-0.0199674497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061642352">
            <text:p>0.061642352</text:p>
          </table:table-cell>
          <table:table-cell office:value-type="float" office:value="0.058566403">
            <text:p>0.058566403</text:p>
          </table:table-cell>
          <table:table-cell office:value-type="float" office:value="-0.0005662103">
            <text:p>-0.0005662103</text:p>
          </table:table-cell>
          <table:table-cell office:value-type="float" office:value="0.026621094">
            <text:p>0.026621094</text:p>
          </table:table-cell>
          <table:table-cell/>
          <table:table-cell table:formula="of:=([.D324]-[.E324])-([.D323]-[.E323])" office:value-type="float" office:value="-0.00683702596">
            <text:p>-0.006837026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0613788">
            <text:p>0.0613788</text:p>
          </table:table-cell>
          <table:table-cell office:value-type="float" office:value="0.0594815">
            <text:p>0.0594815</text:p>
          </table:table-cell>
          <table:table-cell office:value-type="float" office:value="-0.00080874574">
            <text:p>-0.0008087457</text:p>
          </table:table-cell>
          <table:table-cell office:value-type="float" office:value="0.01996582">
            <text:p>0.01996582</text:p>
          </table:table-cell>
          <table:table-cell/>
          <table:table-cell table:formula="of:=([.D325]-[.E325])-([.D324]-[.E324])" office:value-type="float" office:value="0.00641273856000001">
            <text:p>0.0064127386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061111126">
            <text:p>0.061111126</text:p>
          </table:table-cell>
          <table:table-cell office:value-type="float" office:value="0.062226802">
            <text:p>0.062226802</text:p>
          </table:table-cell>
          <table:table-cell office:value-type="float" office:value="-0.0009923739">
            <text:p>-0.0009923739</text:p>
          </table:table-cell>
          <table:table-cell office:value-type="float" office:value="0.013310547">
            <text:p>0.013310547</text:p>
          </table:table-cell>
          <table:table-cell/>
          <table:table-cell table:formula="of:=([.D326]-[.E326])-([.D325]-[.E325])" office:value-type="float" office:value="0.00647164484">
            <text:p>0.0064716448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060831103">
            <text:p>0.060831103</text:p>
          </table:table-cell>
          <table:table-cell office:value-type="float" office:value="0.0603966">
            <text:p>0.0603966</text:p>
          </table:table-cell>
          <table:table-cell office:value-type="float" office:value="-0.0011170127">
            <text:p>-0.0011170127</text:p>
          </table:table-cell>
          <table:table-cell office:value-type="float" office:value="0">
            <text:p>0</text:p>
          </table:table-cell>
          <table:table-cell/>
          <table:table-cell table:formula="of:=([.D327]-[.E327])-([.D326]-[.E326])" office:value-type="float" office:value="0.0131859082">
            <text:p>0.0131859082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060559317">
            <text:p>0.060559317</text:p>
          </table:table-cell>
          <table:table-cell office:value-type="float" office:value="0.0603966">
            <text:p>0.0603966</text:p>
          </table:table-cell>
          <table:table-cell office:value-type="float" office:value="-0.0011220258">
            <text:p>-0.0011220258</text:p>
          </table:table-cell>
          <table:table-cell office:value-type="float" office:value="-0.026621094">
            <text:p>-0.026621094</text:p>
          </table:table-cell>
          <table:table-cell/>
          <table:table-cell table:formula="of:=([.D328]-[.E328])-([.D327]-[.E327])" office:value-type="float" office:value="0.0266160809">
            <text:p>0.0266160809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060287528">
            <text:p>0.060287528</text:p>
          </table:table-cell>
          <table:table-cell office:value-type="float" office:value="0.0594815">
            <text:p>0.0594815</text:p>
          </table:table-cell>
          <table:table-cell office:value-type="float" office:value="-0.00088695413">
            <text:p>-0.0008869541</text:p>
          </table:table-cell>
          <table:table-cell office:value-type="float" office:value="-0.0066552735">
            <text:p>-0.0066552735</text:p>
          </table:table-cell>
          <table:table-cell/>
          <table:table-cell table:formula="of:=([.D329]-[.E329])-([.D328]-[.E328])" office:value-type="float" office:value="-0.01973074883">
            <text:p>-0.0197307488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06001986">
            <text:p>0.06001986</text:p>
          </table:table-cell>
          <table:table-cell office:value-type="float" office:value="0.0576513">
            <text:p>0.0576513</text:p>
          </table:table-cell>
          <table:table-cell office:value-type="float" office:value="-0.0008308786">
            <text:p>-0.0008308786</text:p>
          </table:table-cell>
          <table:table-cell office:value-type="float" office:value="0.0066552735">
            <text:p>0.0066552735</text:p>
          </table:table-cell>
          <table:table-cell/>
          <table:table-cell table:formula="of:=([.D330]-[.E330])-([.D329]-[.E329])" office:value-type="float" office:value="-0.01325447147">
            <text:p>-0.0132544715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05976042">
            <text:p>0.05976042</text:p>
          </table:table-cell>
          <table:table-cell office:value-type="float" office:value="0.0539909">
            <text:p>0.0539909</text:p>
          </table:table-cell>
          <table:table-cell office:value-type="float" office:value="-0.00089451304">
            <text:p>-0.000894513</text:p>
          </table:table-cell>
          <table:table-cell office:value-type="float" office:value="0.033276364">
            <text:p>0.033276364</text:p>
          </table:table-cell>
          <table:table-cell/>
          <table:table-cell table:formula="of:=([.D331]-[.E331])-([.D330]-[.E330])" office:value-type="float" office:value="-0.02668472494">
            <text:p>-0.0266847249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059517466">
            <text:p>0.059517466</text:p>
          </table:table-cell>
          <table:table-cell office:value-type="float" office:value="0.055821102">
            <text:p>0.055821102</text:p>
          </table:table-cell>
          <table:table-cell office:value-type="float" office:value="-0.0011982631">
            <text:p>-0.0011982631</text:p>
          </table:table-cell>
          <table:table-cell office:value-type="float" office:value="0.033276364">
            <text:p>0.033276364</text:p>
          </table:table-cell>
          <table:table-cell/>
          <table:table-cell table:formula="of:=([.D332]-[.E332])-([.D331]-[.E331])" office:value-type="float" office:value="-0.000303750059999996">
            <text:p>-0.0003037501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059266277">
            <text:p>0.059266277</text:p>
          </table:table-cell>
          <table:table-cell office:value-type="float" office:value="0.055821102">
            <text:p>0.055821102</text:p>
          </table:table-cell>
          <table:table-cell office:value-type="float" office:value="-0.0015034638">
            <text:p>-0.0015034638</text:p>
          </table:table-cell>
          <table:table-cell office:value-type="float" office:value="0.033276364">
            <text:p>0.033276364</text:p>
          </table:table-cell>
          <table:table-cell/>
          <table:table-cell table:formula="of:=([.D333]-[.E333])-([.D332]-[.E332])" office:value-type="float" office:value="-0.000305200700000001">
            <text:p>-0.0003052007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059015088">
            <text:p>0.059015088</text:p>
          </table:table-cell>
          <table:table-cell office:value-type="float" office:value="0.0567362">
            <text:p>0.0567362</text:p>
          </table:table-cell>
          <table:table-cell office:value-type="float" office:value="-0.0018099879">
            <text:p>-0.0018099879</text:p>
          </table:table-cell>
          <table:table-cell office:value-type="float" office:value="0.013310547">
            <text:p>0.013310547</text:p>
          </table:table-cell>
          <table:table-cell/>
          <table:table-cell table:formula="of:=([.D334]-[.E334])-([.D333]-[.E333])" office:value-type="float" office:value="0.0196592929">
            <text:p>0.0196592929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05401509">
            <text:p>0.05401509</text:p>
          </table:table-cell>
          <table:table-cell office:value-type="float" office:value="0.0594815">
            <text:p>0.0594815</text:p>
          </table:table-cell>
          <table:table-cell office:value-type="float" office:value="0.0020713091">
            <text:p>0.0020713091</text:p>
          </table:table-cell>
          <table:table-cell office:value-type="float" office:value="-0.0066552735">
            <text:p>-0.0066552735</text:p>
          </table:table-cell>
          <table:table-cell/>
          <table:table-cell table:formula="of:=([.D335]-[.E335])-([.D334]-[.E334])" office:value-type="float" office:value="0.0238471175">
            <text:p>0.0238471175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04901509">
            <text:p>0.04901509</text:p>
          </table:table-cell>
          <table:table-cell office:value-type="float" office:value="0.058566403">
            <text:p>0.058566403</text:p>
          </table:table-cell>
          <table:table-cell office:value-type="float" office:value="0.0020082234">
            <text:p>0.0020082234</text:p>
          </table:table-cell>
          <table:table-cell office:value-type="float" office:value="-0.013310547">
            <text:p>-0.013310547</text:p>
          </table:table-cell>
          <table:table-cell/>
          <table:table-cell table:formula="of:=([.D336]-[.E336])-([.D335]-[.E335])" office:value-type="float" office:value="0.0065921878">
            <text:p>0.0065921878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04401509">
            <text:p>0.04401509</text:p>
          </table:table-cell>
          <table:table-cell office:value-type="float" office:value="0.052160703">
            <text:p>0.052160703</text:p>
          </table:table-cell>
          <table:table-cell office:value-type="float" office:value="0.0018852712">
            <text:p>0.0018852712</text:p>
          </table:table-cell>
          <table:table-cell office:value-type="float" office:value="-0.0066552735">
            <text:p>-0.0066552735</text:p>
          </table:table-cell>
          <table:table-cell/>
          <table:table-cell table:formula="of:=([.D337]-[.E337])-([.D336]-[.E336])" office:value-type="float" office:value="-0.0067782257">
            <text:p>-0.0067782257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039015092">
            <text:p>0.039015092</text:p>
          </table:table-cell>
          <table:table-cell office:value-type="float" office:value="0.0485003">
            <text:p>0.0485003</text:p>
          </table:table-cell>
          <table:table-cell office:value-type="float" office:value="0.0018228292">
            <text:p>0.0018228292</text:p>
          </table:table-cell>
          <table:table-cell office:value-type="float" office:value="0.0066552735">
            <text:p>0.0066552735</text:p>
          </table:table-cell>
          <table:table-cell/>
          <table:table-cell table:formula="of:=([.D338]-[.E338])-([.D337]-[.E337])" office:value-type="float" office:value="-0.013372989">
            <text:p>-0.013372989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034015093">
            <text:p>0.034015093</text:p>
          </table:table-cell>
          <table:table-cell office:value-type="float" office:value="0.0393493">
            <text:p>0.0393493</text:p>
          </table:table-cell>
          <table:table-cell office:value-type="float" office:value="0.0018801211">
            <text:p>0.0018801211</text:p>
          </table:table-cell>
          <table:table-cell office:value-type="float" office:value="0.033276357">
            <text:p>0.033276357</text:p>
          </table:table-cell>
          <table:table-cell/>
          <table:table-cell table:formula="of:=([.D339]-[.E339])-([.D338]-[.E338])" office:value-type="float" office:value="-0.0265637916">
            <text:p>-0.0265637916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029015094">
            <text:p>0.029015094</text:p>
          </table:table-cell>
          <table:table-cell office:value-type="float" office:value="0.032943603">
            <text:p>0.032943603</text:p>
          </table:table-cell>
          <table:table-cell office:value-type="float" office:value="0.0021775244">
            <text:p>0.0021775244</text:p>
          </table:table-cell>
          <table:table-cell office:value-type="float" office:value="0.026621094">
            <text:p>0.026621094</text:p>
          </table:table-cell>
          <table:table-cell/>
          <table:table-cell table:formula="of:=([.D340]-[.E340])-([.D339]-[.E339])" office:value-type="float" office:value="0.0069526663">
            <text:p>0.0069526663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024015095">
            <text:p>0.024015095</text:p>
          </table:table-cell>
          <table:table-cell office:value-type="float" office:value="0.027453002">
            <text:p>0.027453002</text:p>
          </table:table-cell>
          <table:table-cell office:value-type="float" office:value="0.0024152754">
            <text:p>0.0024152754</text:p>
          </table:table-cell>
          <table:table-cell office:value-type="float" office:value="0.026621094">
            <text:p>0.026621094</text:p>
          </table:table-cell>
          <table:table-cell/>
          <table:table-cell table:formula="of:=([.D341]-[.E341])-([.D340]-[.E340])" office:value-type="float" office:value="0.000237750999999998">
            <text:p>0.000237751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019015096">
            <text:p>0.019015096</text:p>
          </table:table-cell>
          <table:table-cell office:value-type="float" office:value="0.0219624">
            <text:p>0.0219624</text:p>
          </table:table-cell>
          <table:table-cell office:value-type="float" office:value="0.0026528118">
            <text:p>0.0026528118</text:p>
          </table:table-cell>
          <table:table-cell office:value-type="float" office:value="0.013310541">
            <text:p>0.013310541</text:p>
          </table:table-cell>
          <table:table-cell/>
          <table:table-cell table:formula="of:=([.D342]-[.E342])-([.D341]-[.E341])" office:value-type="float" office:value="0.0135480894">
            <text:p>0.0135480894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014015096">
            <text:p>0.014015096</text:p>
          </table:table-cell>
          <table:table-cell office:value-type="float" office:value="0.016471801">
            <text:p>0.016471801</text:p>
          </table:table-cell>
          <table:table-cell office:value-type="float" office:value="0.0027712581">
            <text:p>0.0027712581</text:p>
          </table:table-cell>
          <table:table-cell office:value-type="float" office:value="0.013310547">
            <text:p>0.013310547</text:p>
          </table:table-cell>
          <table:table-cell/>
          <table:table-cell table:formula="of:=([.D343]-[.E343])-([.D342]-[.E342])" office:value-type="float" office:value="0.0001184403">
            <text:p>0.0001184403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009015096">
            <text:p>0.009015096</text:p>
          </table:table-cell>
          <table:table-cell office:value-type="float" office:value="0.013726501">
            <text:p>0.013726501</text:p>
          </table:table-cell>
          <table:table-cell office:value-type="float" office:value="0.0028897047">
            <text:p>0.0028897047</text:p>
          </table:table-cell>
          <table:table-cell office:value-type="float" office:value="0.0066552735">
            <text:p>0.0066552735</text:p>
          </table:table-cell>
          <table:table-cell/>
          <table:table-cell table:formula="of:=([.D344]-[.E344])-([.D343]-[.E343])" office:value-type="float" office:value="0.0067737201">
            <text:p>0.0067737201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0040150965">
            <text:p>0.0040150965</text:p>
          </table:table-cell>
          <table:table-cell office:value-type="float" office:value="0.0073208003">
            <text:p>0.0073208003</text:p>
          </table:table-cell>
          <table:table-cell office:value-type="float" office:value="0.0029484986">
            <text:p>0.0029484986</text:p>
          </table:table-cell>
          <table:table-cell office:value-type="float" office:value="0.013310547">
            <text:p>0.013310547</text:p>
          </table:table-cell>
          <table:table-cell/>
          <table:table-cell table:formula="of:=([.D345]-[.E345])-([.D344]-[.E344])" office:value-type="float" office:value="-0.0065964796">
            <text:p>-0.0065964796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-0.0009849034">
            <text:p>-0.0009849034</text:p>
          </table:table-cell>
          <table:table-cell office:value-type="float" office:value="0.0045755">
            <text:p>0.0045755</text:p>
          </table:table-cell>
          <table:table-cell office:value-type="float" office:value="0.0030675887">
            <text:p>0.0030675887</text:p>
          </table:table-cell>
          <table:table-cell office:value-type="float" office:value="0.006655272">
            <text:p>0.006655272</text:p>
          </table:table-cell>
          <table:table-cell/>
          <table:table-cell table:formula="of:=([.D346]-[.E346])-([.D345]-[.E345])" office:value-type="float" office:value="0.0067743651">
            <text:p>0.0067743651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-0.0059849033">
            <text:p>-0.0059849033</text:p>
          </table:table-cell>
          <table:table-cell office:value-type="float" office:value="0.00091510004">
            <text:p>0.0009151</text:p>
          </table:table-cell>
          <table:table-cell office:value-type="float" office:value="0.0031270264">
            <text:p>0.0031270264</text:p>
          </table:table-cell>
          <table:table-cell office:value-type="float" office:value="0.0066552726">
            <text:p>0.0066552726</text:p>
          </table:table-cell>
          <table:table-cell/>
          <table:table-cell table:formula="of:=([.D347]-[.E347])-([.D346]-[.E346])" office:value-type="float" office:value="0.0000594370999999995">
            <text:p>5.94370999999995E-005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-0.010984903">
            <text:p>-0.010984903</text:p>
          </table:table-cell>
          <table:table-cell office:value-type="float" office:value="0">
            <text:p>0</text:p>
          </table:table-cell>
          <table:table-cell office:value-type="float" office:value="0.0031871079">
            <text:p>0.0031871079</text:p>
          </table:table-cell>
          <table:table-cell office:value-type="float" office:value="0">
            <text:p>0</text:p>
          </table:table-cell>
          <table:table-cell/>
          <table:table-cell table:formula="of:=([.D348]-[.E348])-([.D347]-[.E347])" office:value-type="float" office:value="0.0067153541">
            <text:p>0.0067153541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-0.015984904">
            <text:p>-0.015984904</text:p>
          </table:table-cell>
          <table:table-cell office:value-type="float" office:value="0">
            <text:p>0</text:p>
          </table:table-cell>
          <table:table-cell office:value-type="float" office:value="0.0031871079">
            <text:p>0.0031871079</text:p>
          </table:table-cell>
          <table:table-cell office:value-type="float" office:value="0">
            <text:p>0</text:p>
          </table:table-cell>
          <table:table-cell/>
          <table:table-cell table:formula="of:=([.D349]-[.E349])-([.D348]-[.E348])" office:value-type="float" office:value="0">
            <text:p>0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-0.020984903">
            <text:p>-0.020984903</text:p>
          </table:table-cell>
          <table:table-cell office:value-type="float" office:value="0">
            <text:p>0</text:p>
          </table:table-cell>
          <table:table-cell office:value-type="float" office:value="0.0031871079">
            <text:p>0.0031871079</text:p>
          </table:table-cell>
          <table:table-cell office:value-type="float" office:value="0">
            <text:p>0</text:p>
          </table:table-cell>
          <table:table-cell/>
          <table:table-cell table:formula="of:=([.D350]-[.E350])-([.D349]-[.E349])" office:value-type="float" office:value="0">
            <text:p>0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-0.025984902">
            <text:p>-0.025984902</text:p>
          </table:table-cell>
          <table:table-cell office:value-type="float" office:value="0">
            <text:p>0</text:p>
          </table:table-cell>
          <table:table-cell office:value-type="float" office:value="0.0031871079">
            <text:p>0.0031871079</text:p>
          </table:table-cell>
          <table:table-cell office:value-type="float" office:value="0">
            <text:p>0</text:p>
          </table:table-cell>
          <table:table-cell/>
          <table:table-cell table:formula="of:=([.D351]-[.E351])-([.D350]-[.E350])" office:value-type="float" office:value="0">
            <text:p>0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-0.0309849">
            <text:p>-0.0309849</text:p>
          </table:table-cell>
          <table:table-cell office:value-type="float" office:value="-0.0045755">
            <text:p>-0.0045755</text:p>
          </table:table-cell>
          <table:table-cell office:value-type="float" office:value="0.0031871079">
            <text:p>0.0031871079</text:p>
          </table:table-cell>
          <table:table-cell office:value-type="float" office:value="0.006655272">
            <text:p>0.006655272</text:p>
          </table:table-cell>
          <table:table-cell/>
          <table:table-cell table:formula="of:=([.D352]-[.E352])-([.D351]-[.E351])" office:value-type="float" office:value="-0.006655272">
            <text:p>-0.006655272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-0.0359849">
            <text:p>-0.0359849</text:p>
          </table:table-cell>
          <table:table-cell office:value-type="float" office:value="-0.010066099">
            <text:p>-0.010066099</text:p>
          </table:table-cell>
          <table:table-cell office:value-type="float" office:value="0.003247404">
            <text:p>0.003247404</text:p>
          </table:table-cell>
          <table:table-cell office:value-type="float" office:value="0.033276364">
            <text:p>0.033276364</text:p>
          </table:table-cell>
          <table:table-cell/>
          <table:table-cell table:formula="of:=([.D353]-[.E353])-([.D352]-[.E352])" office:value-type="float" office:value="-0.0265607959">
            <text:p>-0.0265607959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-0.0409849">
            <text:p>-0.0409849</text:p>
          </table:table-cell>
          <table:table-cell office:value-type="float" office:value="-0.013726501">
            <text:p>-0.013726501</text:p>
          </table:table-cell>
          <table:table-cell office:value-type="float" office:value="0.003547597">
            <text:p>0.003547597</text:p>
          </table:table-cell>
          <table:table-cell office:value-type="float" office:value="0.033276364">
            <text:p>0.033276364</text:p>
          </table:table-cell>
          <table:table-cell/>
          <table:table-cell table:formula="of:=([.D354]-[.E354])-([.D353]-[.E353])" office:value-type="float" office:value="0.000300193000000001">
            <text:p>0.000300193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-0.045984898">
            <text:p>-0.045984898</text:p>
          </table:table-cell>
          <table:table-cell office:value-type="float" office:value="-0.0219624">
            <text:p>-0.0219624</text:p>
          </table:table-cell>
          <table:table-cell office:value-type="float" office:value="0.0038484335">
            <text:p>0.0038484335</text:p>
          </table:table-cell>
          <table:table-cell office:value-type="float" office:value="0.026621088">
            <text:p>0.026621088</text:p>
          </table:table-cell>
          <table:table-cell/>
          <table:table-cell table:formula="of:=([.D355]-[.E355])-([.D354]-[.E354])" office:value-type="float" office:value="0.0069561125">
            <text:p>0.0069561125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-0.050984897">
            <text:p>-0.050984897</text:p>
          </table:table-cell>
          <table:table-cell office:value-type="float" office:value="-0.032943603">
            <text:p>-0.032943603</text:p>
          </table:table-cell>
          <table:table-cell office:value-type="float" office:value="0.004090476">
            <text:p>0.004090476</text:p>
          </table:table-cell>
          <table:table-cell office:value-type="float" office:value="-0.026621094">
            <text:p>-0.026621094</text:p>
          </table:table-cell>
          <table:table-cell/>
          <table:table-cell table:formula="of:=([.D356]-[.E356])-([.D355]-[.E355])" office:value-type="float" office:value="0.0534842245">
            <text:p>0.0534842245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-0.055984896">
            <text:p>-0.055984896</text:p>
          </table:table-cell>
          <table:table-cell office:value-type="float" office:value="-0.0411795">
            <text:p>-0.0411795</text:p>
          </table:table-cell>
          <table:table-cell office:value-type="float" office:value="0.0038544415">
            <text:p>0.0038544415</text:p>
          </table:table-cell>
          <table:table-cell office:value-type="float" office:value="-0.033276357">
            <text:p>-0.033276357</text:p>
          </table:table-cell>
          <table:table-cell/>
          <table:table-cell table:formula="of:=([.D357]-[.E357])-([.D356]-[.E356])" office:value-type="float" office:value="0.0064192285">
            <text:p>0.0064192285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-0.060984895">
            <text:p>-0.060984895</text:p>
          </table:table-cell>
          <table:table-cell office:value-type="float" office:value="-0.0439248">
            <text:p>-0.0439248</text:p>
          </table:table-cell>
          <table:table-cell office:value-type="float" office:value="0.0035589694">
            <text:p>0.0035589694</text:p>
          </table:table-cell>
          <table:table-cell office:value-type="float" office:value="0">
            <text:p>0</text:p>
          </table:table-cell>
          <table:table-cell/>
          <table:table-cell table:formula="of:=([.D358]-[.E358])-([.D357]-[.E357])" office:value-type="float" office:value="-0.0335718291">
            <text:p>-0.0335718291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-0.0659849">
            <text:p>-0.0659849</text:p>
          </table:table-cell>
          <table:table-cell office:value-type="float" office:value="-0.0466701">
            <text:p>-0.0466701</text:p>
          </table:table-cell>
          <table:table-cell office:value-type="float" office:value="0.0035630465">
            <text:p>0.0035630465</text:p>
          </table:table-cell>
          <table:table-cell office:value-type="float" office:value="0.0066552735">
            <text:p>0.0066552735</text:p>
          </table:table-cell>
          <table:table-cell/>
          <table:table-cell table:formula="of:=([.D359]-[.E359])-([.D358]-[.E358])" office:value-type="float" office:value="-0.0066511964">
            <text:p>-0.0066511964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-0.0709849">
            <text:p>-0.0709849</text:p>
          </table:table-cell>
          <table:table-cell office:value-type="float" office:value="-0.0512456">
            <text:p>-0.0512456</text:p>
          </table:table-cell>
          <table:table-cell office:value-type="float" office:value="0.0036278483">
            <text:p>0.0036278483</text:p>
          </table:table-cell>
          <table:table-cell office:value-type="float" office:value="0.013310547">
            <text:p>0.013310547</text:p>
          </table:table-cell>
          <table:table-cell/>
          <table:table-cell table:formula="of:=([.D360]-[.E360])-([.D359]-[.E359])" office:value-type="float" office:value="-0.0065904717">
            <text:p>-0.0065904717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-0.0759849">
            <text:p>-0.0759849</text:p>
          </table:table-cell>
          <table:table-cell office:value-type="float" office:value="-0.0530758">
            <text:p>-0.0530758</text:p>
          </table:table-cell>
          <table:table-cell office:value-type="float" office:value="0.003752518">
            <text:p>0.003752518</text:p>
          </table:table-cell>
          <table:table-cell office:value-type="float" office:value="0.013310547">
            <text:p>0.013310547</text:p>
          </table:table-cell>
          <table:table-cell/>
          <table:table-cell table:formula="of:=([.D361]-[.E361])-([.D360]-[.E360])" office:value-type="float" office:value="0.0001246697">
            <text:p>0.0001246697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-0.080984905">
            <text:p>-0.080984905</text:p>
          </table:table-cell>
          <table:table-cell office:value-type="float" office:value="-0.055821102">
            <text:p>-0.055821102</text:p>
          </table:table-cell>
          <table:table-cell office:value-type="float" office:value="0.0038778302">
            <text:p>0.0038778302</text:p>
          </table:table-cell>
          <table:table-cell office:value-type="float" office:value="0.0066552735">
            <text:p>0.0066552735</text:p>
          </table:table-cell>
          <table:table-cell/>
          <table:table-cell table:formula="of:=([.D362]-[.E362])-([.D361]-[.E361])" office:value-type="float" office:value="0.0067805857">
            <text:p>0.0067805857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-0.08598491">
            <text:p>-0.08598491</text:p>
          </table:table-cell>
          <table:table-cell office:value-type="float" office:value="-0.0594815">
            <text:p>-0.0594815</text:p>
          </table:table-cell>
          <table:table-cell office:value-type="float" office:value="0.003943491">
            <text:p>0.003943491</text:p>
          </table:table-cell>
          <table:table-cell office:value-type="float" office:value="-0.0066552735">
            <text:p>-0.0066552735</text:p>
          </table:table-cell>
          <table:table-cell/>
          <table:table-cell table:formula="of:=([.D363]-[.E363])-([.D362]-[.E362])" office:value-type="float" office:value="0.0133762078">
            <text:p>0.0133762078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-0.09098491">
            <text:p>-0.09098491</text:p>
          </table:table-cell>
          <table:table-cell office:value-type="float" office:value="-0.0649721">
            <text:p>-0.0649721</text:p>
          </table:table-cell>
          <table:table-cell office:value-type="float" office:value="0.0038900613">
            <text:p>0.0038900613</text:p>
          </table:table-cell>
          <table:table-cell office:value-type="float" office:value="-0.046586912">
            <text:p>-0.046586912</text:p>
          </table:table-cell>
          <table:table-cell/>
          <table:table-cell table:formula="of:=([.D364]-[.E364])-([.D363]-[.E363])" office:value-type="float" office:value="0.0398782088">
            <text:p>0.0398782088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-0.09598491">
            <text:p>-0.09598491</text:p>
          </table:table-cell>
          <table:table-cell office:value-type="float" office:value="-0.0722929">
            <text:p>-0.0722929</text:p>
          </table:table-cell>
          <table:table-cell office:value-type="float" office:value="0.0034772155">
            <text:p>0.0034772155</text:p>
          </table:table-cell>
          <table:table-cell office:value-type="float" office:value="-0.033276364">
            <text:p>-0.033276364</text:p>
          </table:table-cell>
          <table:table-cell/>
          <table:table-cell table:formula="of:=([.D365]-[.E365])-([.D364]-[.E364])" office:value-type="float" office:value="-0.0137233938">
            <text:p>-0.0137233938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-0.100984916">
            <text:p>-0.100984916</text:p>
          </table:table-cell>
          <table:table-cell office:value-type="float" office:value="-0.0860194">
            <text:p>-0.0860194</text:p>
          </table:table-cell>
          <table:table-cell office:value-type="float" office:value="0.0031841039">
            <text:p>0.0031841039</text:p>
          </table:table-cell>
          <table:table-cell office:value-type="float" office:value="0.053242166">
            <text:p>0.053242166</text:p>
          </table:table-cell>
          <table:table-cell/>
          <table:table-cell table:formula="of:=([.D366]-[.E366])-([.D365]-[.E365])" office:value-type="float" office:value="-0.0868116416">
            <text:p>-0.0868116416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-0.10598492">
            <text:p>-0.10598492</text:p>
          </table:table-cell>
          <table:table-cell office:value-type="float" office:value="-0.0933402">
            <text:p>-0.0933402</text:p>
          </table:table-cell>
          <table:table-cell office:value-type="float" office:value="0.003671622">
            <text:p>0.003671622</text:p>
          </table:table-cell>
          <table:table-cell office:value-type="float" office:value="0.07986326">
            <text:p>0.07986326</text:p>
          </table:table-cell>
          <table:table-cell/>
          <table:table-cell table:formula="of:=([.D367]-[.E367])-([.D366]-[.E366])" office:value-type="float" office:value="-0.0261335759">
            <text:p>-0.0261335759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-0.11098492">
            <text:p>-0.11098492</text:p>
          </table:table-cell>
          <table:table-cell office:value-type="float" office:value="-0.0951704">
            <text:p>-0.0951704</text:p>
          </table:table-cell>
          <table:table-cell office:value-type="float" office:value="0.004400539">
            <text:p>0.004400539</text:p>
          </table:table-cell>
          <table:table-cell office:value-type="float" office:value="0.06655271">
            <text:p>0.06655271</text:p>
          </table:table-cell>
          <table:table-cell/>
          <table:table-cell table:formula="of:=([.D368]-[.E368])-([.D367]-[.E367])" office:value-type="float" office:value="0.014039467">
            <text:p>0.014039467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-0.115984924">
            <text:p>-0.115984924</text:p>
          </table:table-cell>
          <table:table-cell office:value-type="float" office:value="-0.0970006">
            <text:p>-0.0970006</text:p>
          </table:table-cell>
          <table:table-cell office:value-type="float" office:value="0.0050118687">
            <text:p>0.0050118687</text:p>
          </table:table-cell>
          <table:table-cell office:value-type="float" office:value="0">
            <text:p>0</text:p>
          </table:table-cell>
          <table:table-cell/>
          <table:table-cell table:formula="of:=([.D369]-[.E369])-([.D368]-[.E368])" office:value-type="float" office:value="0.0671640397">
            <text:p>0.0671640397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-0.12098493">
            <text:p>-0.12098493</text:p>
          </table:table-cell>
          <table:table-cell office:value-type="float" office:value="-0.097915694">
            <text:p>-0.097915694</text:p>
          </table:table-cell>
          <table:table-cell office:value-type="float" office:value="0.005025172">
            <text:p>0.005025172</text:p>
          </table:table-cell>
          <table:table-cell office:value-type="float" office:value="-0.033276364">
            <text:p>-0.033276364</text:p>
          </table:table-cell>
          <table:table-cell/>
          <table:table-cell table:formula="of:=([.D370]-[.E370])-([.D369]-[.E369])" office:value-type="float" office:value="0.0332896673">
            <text:p>0.0332896673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-0.12598492">
            <text:p>-0.12598492</text:p>
          </table:table-cell>
          <table:table-cell office:value-type="float" office:value="-0.104321405">
            <text:p>-0.104321405</text:p>
          </table:table-cell>
          <table:table-cell office:value-type="float" office:value="0.004738927">
            <text:p>0.004738927</text:p>
          </table:table-cell>
          <table:table-cell office:value-type="float" office:value="-0.013310547">
            <text:p>-0.013310547</text:p>
          </table:table-cell>
          <table:table-cell/>
          <table:table-cell table:formula="of:=([.D371]-[.E371])-([.D370]-[.E370])" office:value-type="float" office:value="-0.020252062">
            <text:p>-0.020252062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-0.13098492">
            <text:p>-0.13098492</text:p>
          </table:table-cell>
          <table:table-cell office:value-type="float" office:value="-0.10981201">
            <text:p>-0.10981201</text:p>
          </table:table-cell>
          <table:table-cell office:value-type="float" office:value="0.0046324967">
            <text:p>0.0046324967</text:p>
          </table:table-cell>
          <table:table-cell office:value-type="float" office:value="0.026621094">
            <text:p>0.026621094</text:p>
          </table:table-cell>
          <table:table-cell/>
          <table:table-cell table:formula="of:=([.D372]-[.E372])-([.D371]-[.E371])" office:value-type="float" office:value="-0.0400380713">
            <text:p>-0.0400380713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-0.13598491">
            <text:p>-0.13598491</text:p>
          </table:table-cell>
          <table:table-cell office:value-type="float" office:value="-0.11804791">
            <text:p>-0.11804791</text:p>
          </table:table-cell>
          <table:table-cell office:value-type="float" office:value="0.004886556">
            <text:p>0.004886556</text:p>
          </table:table-cell>
          <table:table-cell office:value-type="float" office:value="0.01996582">
            <text:p>0.01996582</text:p>
          </table:table-cell>
          <table:table-cell/>
          <table:table-cell table:formula="of:=([.D373]-[.E373])-([.D372]-[.E372])" office:value-type="float" office:value="0.0069093333">
            <text:p>0.0069093333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-0.14098491">
            <text:p>-0.14098491</text:p>
          </table:table-cell>
          <table:table-cell office:value-type="float" office:value="-0.12262341">
            <text:p>-0.12262341</text:p>
          </table:table-cell>
          <table:table-cell office:value-type="float" office:value="0.0050826785">
            <text:p>0.0050826785</text:p>
          </table:table-cell>
          <table:table-cell office:value-type="float" office:value="0">
            <text:p>0</text:p>
          </table:table-cell>
          <table:table-cell/>
          <table:table-cell table:formula="of:=([.D374]-[.E374])-([.D373]-[.E373])" office:value-type="float" office:value="0.0201619425">
            <text:p>0.0201619425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-0.1459849">
            <text:p>-0.1459849</text:p>
          </table:table-cell>
          <table:table-cell office:value-type="float" office:value="-0.12902911">
            <text:p>-0.12902911</text:p>
          </table:table-cell>
          <table:table-cell office:value-type="float" office:value="0.0051000593">
            <text:p>0.0051000593</text:p>
          </table:table-cell>
          <table:table-cell office:value-type="float" office:value="0.01996582">
            <text:p>0.01996582</text:p>
          </table:table-cell>
          <table:table-cell/>
          <table:table-cell table:formula="of:=([.D375]-[.E375])-([.D374]-[.E374])" office:value-type="float" office:value="-0.0199484392">
            <text:p>-0.0199484392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-0.1509849">
            <text:p>-0.1509849</text:p>
          </table:table-cell>
          <table:table-cell office:value-type="float" office:value="-0.1345197">
            <text:p>-0.1345197</text:p>
          </table:table-cell>
          <table:table-cell office:value-type="float" office:value="0.0052983286">
            <text:p>0.0052983286</text:p>
          </table:table-cell>
          <table:table-cell office:value-type="float" office:value="0.033276364">
            <text:p>0.033276364</text:p>
          </table:table-cell>
          <table:table-cell/>
          <table:table-cell table:formula="of:=([.D376]-[.E376])-([.D375]-[.E375])" office:value-type="float" office:value="-0.0131122747">
            <text:p>-0.0131122747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-0.1559849">
            <text:p>-0.1559849</text:p>
          </table:table-cell>
          <table:table-cell office:value-type="float" office:value="-0.13726501">
            <text:p>-0.13726501</text:p>
          </table:table-cell>
          <table:table-cell office:value-type="float" office:value="0.005618691">
            <text:p>0.005618691</text:p>
          </table:table-cell>
          <table:table-cell office:value-type="float" office:value="0">
            <text:p>0</text:p>
          </table:table-cell>
          <table:table-cell/>
          <table:table-cell table:formula="of:=([.D377]-[.E377])-([.D376]-[.E376])" office:value-type="float" office:value="0.0335967264">
            <text:p>0.0335967264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-0.15942924">
            <text:p>-0.15942924</text:p>
          </table:table-cell>
          <table:table-cell office:value-type="float" office:value="-0.1381801">
            <text:p>-0.1381801</text:p>
          </table:table-cell>
          <table:table-cell office:value-type="float" office:value="0.0056403633">
            <text:p>0.0056403633</text:p>
          </table:table-cell>
          <table:table-cell office:value-type="float" office:value="-0.033276364">
            <text:p>-0.033276364</text:p>
          </table:table-cell>
          <table:table-cell/>
          <table:table-cell table:formula="of:=([.D378]-[.E378])-([.D377]-[.E377])" office:value-type="float" office:value="0.0332980363">
            <text:p>0.0332980363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-0.15880744">
            <text:p>-0.15880744</text:p>
          </table:table-cell>
          <table:table-cell office:value-type="float" office:value="-0.1409254">
            <text:p>-0.1409254</text:p>
          </table:table-cell>
          <table:table-cell office:value-type="float" office:value="0.0053622723">
            <text:p>0.0053622723</text:p>
          </table:table-cell>
          <table:table-cell office:value-type="float" office:value="-0.03993164">
            <text:p>-0.03993164</text:p>
          </table:table-cell>
          <table:table-cell/>
          <table:table-cell table:formula="of:=([.D379]-[.E379])-([.D378]-[.E378])" office:value-type="float" office:value="0.00637718499999999">
            <text:p>0.006377185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-0.15817328">
            <text:p>-0.15817328</text:p>
          </table:table-cell>
          <table:table-cell office:value-type="float" office:value="-0.14733112">
            <text:p>-0.14733112</text:p>
          </table:table-cell>
          <table:table-cell office:value-type="float" office:value="0.00502367">
            <text:p>0.00502367</text:p>
          </table:table-cell>
          <table:table-cell office:value-type="float" office:value="-0.0066552735">
            <text:p>-0.0066552735</text:p>
          </table:table-cell>
          <table:table-cell/>
          <table:table-cell table:formula="of:=([.D380]-[.E380])-([.D379]-[.E379])" office:value-type="float" office:value="-0.0336149688">
            <text:p>-0.0336149688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-0.15751031">
            <text:p>-0.15751031</text:p>
          </table:table-cell>
          <table:table-cell office:value-type="float" office:value="-0.14733112">
            <text:p>-0.14733112</text:p>
          </table:table-cell>
          <table:table-cell office:value-type="float" office:value="0.0049848314">
            <text:p>0.0049848314</text:p>
          </table:table-cell>
          <table:table-cell office:value-type="float" office:value="-0.033276364">
            <text:p>-0.033276364</text:p>
          </table:table-cell>
          <table:table-cell/>
          <table:table-cell table:formula="of:=([.D381]-[.E381])-([.D380]-[.E380])" office:value-type="float" office:value="0.0265822519">
            <text:p>0.0265822519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-0.15684733">
            <text:p>-0.15684733</text:p>
          </table:table-cell>
          <table:table-cell office:value-type="float" office:value="-0.15373681">
            <text:p>-0.15373681</text:p>
          </table:table-cell>
          <table:table-cell office:value-type="float" office:value="0.004705667">
            <text:p>0.004705667</text:p>
          </table:table-cell>
          <table:table-cell office:value-type="float" office:value="0.03993164">
            <text:p>0.03993164</text:p>
          </table:table-cell>
          <table:table-cell/>
          <table:table-cell table:formula="of:=([.D382]-[.E382])-([.D381]-[.E381])" office:value-type="float" office:value="-0.0734871684">
            <text:p>-0.0734871684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-0.15615553">
            <text:p>-0.15615553</text:p>
          </table:table-cell>
          <table:table-cell office:value-type="float" office:value="-0.1528217">
            <text:p>-0.1528217</text:p>
          </table:table-cell>
          <table:table-cell office:value-type="float" office:value="0.005086756">
            <text:p>0.005086756</text:p>
          </table:table-cell>
          <table:table-cell office:value-type="float" office:value="0.046586912">
            <text:p>0.046586912</text:p>
          </table:table-cell>
          <table:table-cell/>
          <table:table-cell table:formula="of:=([.D383]-[.E383])-([.D382]-[.E382])" office:value-type="float" office:value="-0.00627418300000001">
            <text:p>-0.006274183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-0.15546784">
            <text:p>-0.15546784</text:p>
          </table:table-cell>
          <table:table-cell office:value-type="float" office:value="-0.14733112">
            <text:p>-0.14733112</text:p>
          </table:table-cell>
          <table:table-cell office:value-type="float" office:value="0.0055294274">
            <text:p>0.0055294274</text:p>
          </table:table-cell>
          <table:table-cell office:value-type="float" office:value="0.0066552735">
            <text:p>0.0066552735</text:p>
          </table:table-cell>
          <table:table-cell/>
          <table:table-cell table:formula="of:=([.D384]-[.E384])-([.D383]-[.E383])" office:value-type="float" office:value="0.0403743099">
            <text:p>0.0403743099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-0.15480486">
            <text:p>-0.15480486</text:p>
          </table:table-cell>
          <table:table-cell office:value-type="float" office:value="-0.1445858">
            <text:p>-0.1445858</text:p>
          </table:table-cell>
          <table:table-cell office:value-type="float" office:value="0.0056131124">
            <text:p>0.0056131124</text:p>
          </table:table-cell>
          <table:table-cell office:value-type="float" office:value="0.026621094">
            <text:p>0.026621094</text:p>
          </table:table-cell>
          <table:table-cell/>
          <table:table-cell table:formula="of:=([.D385]-[.E385])-([.D384]-[.E384])" office:value-type="float" office:value="-0.0198821355">
            <text:p>-0.0198821355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-0.15415423">
            <text:p>-0.15415423</text:p>
          </table:table-cell>
          <table:table-cell office:value-type="float" office:value="-0.14367071">
            <text:p>-0.14367071</text:p>
          </table:table-cell>
          <table:table-cell office:value-type="float" office:value="0.0058770417">
            <text:p>0.0058770417</text:p>
          </table:table-cell>
          <table:table-cell office:value-type="float" office:value="0.033276364">
            <text:p>0.033276364</text:p>
          </table:table-cell>
          <table:table-cell/>
          <table:table-cell table:formula="of:=([.D386]-[.E386])-([.D385]-[.E385])" office:value-type="float" office:value="-0.0063913407">
            <text:p>-0.0063913407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-0.15350772">
            <text:p>-0.15350772</text:p>
          </table:table-cell>
          <table:table-cell office:value-type="float" office:value="-0.1455009">
            <text:p>-0.1455009</text:p>
          </table:table-cell>
          <table:table-cell office:value-type="float" office:value="0.006201911">
            <text:p>0.006201911</text:p>
          </table:table-cell>
          <table:table-cell office:value-type="float" office:value="0.0066552735">
            <text:p>0.0066552735</text:p>
          </table:table-cell>
          <table:table-cell/>
          <table:table-cell table:formula="of:=([.D387]-[.E387])-([.D386]-[.E386])" office:value-type="float" office:value="0.0269459598">
            <text:p>0.0269459598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-0.152853">
            <text:p>-0.152853</text:p>
          </table:table-cell>
          <table:table-cell office:value-type="float" office:value="-0.14367071">
            <text:p>-0.14367071</text:p>
          </table:table-cell>
          <table:table-cell office:value-type="float" office:value="0.0062885997">
            <text:p>0.0062885997</text:p>
          </table:table-cell>
          <table:table-cell office:value-type="float" office:value="0.01996582">
            <text:p>0.01996582</text:p>
          </table:table-cell>
          <table:table-cell/>
          <table:table-cell table:formula="of:=([.D388]-[.E388])-([.D387]-[.E387])" office:value-type="float" office:value="-0.0132238578">
            <text:p>-0.0132238578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-0.1522065">
            <text:p>-0.1522065</text:p>
          </table:table-cell>
          <table:table-cell office:value-type="float" office:value="-0.1381801">
            <text:p>-0.1381801</text:p>
          </table:table-cell>
          <table:table-cell office:value-type="float" office:value="0.0064952374">
            <text:p>0.0064952374</text:p>
          </table:table-cell>
          <table:table-cell office:value-type="float" office:value="0.01996582">
            <text:p>0.01996582</text:p>
          </table:table-cell>
          <table:table-cell/>
          <table:table-cell table:formula="of:=([.D389]-[.E389])-([.D388]-[.E388])" office:value-type="float" office:value="0.000206637699999998">
            <text:p>0.0002066377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-0.1515847">
            <text:p>-0.1515847</text:p>
          </table:table-cell>
          <table:table-cell office:value-type="float" office:value="-0.1390952">
            <text:p>-0.1390952</text:p>
          </table:table-cell>
          <table:table-cell office:value-type="float" office:value="0.0067020888">
            <text:p>0.0067020888</text:p>
          </table:table-cell>
          <table:table-cell office:value-type="float" office:value="-0.013310547">
            <text:p>-0.013310547</text:p>
          </table:table-cell>
          <table:table-cell/>
          <table:table-cell table:formula="of:=([.D390]-[.E390])-([.D389]-[.E389])" office:value-type="float" office:value="0.0334832184">
            <text:p>0.0334832184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-0.15095878">
            <text:p>-0.15095878</text:p>
          </table:table-cell>
          <table:table-cell office:value-type="float" office:value="-0.13634992">
            <text:p>-0.13634992</text:p>
          </table:table-cell>
          <table:table-cell office:value-type="float" office:value="0.006609606">
            <text:p>0.006609606</text:p>
          </table:table-cell>
          <table:table-cell office:value-type="float" office:value="-0.0066552735">
            <text:p>-0.0066552735</text:p>
          </table:table-cell>
          <table:table-cell/>
          <table:table-cell table:formula="of:=([.D391]-[.E391])-([.D390]-[.E390])" office:value-type="float" office:value="-0.0067477563">
            <text:p>-0.0067477563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-0.15034522">
            <text:p>-0.15034522</text:p>
          </table:table-cell>
          <table:table-cell office:value-type="float" office:value="-0.1390952">
            <text:p>-0.1390952</text:p>
          </table:table-cell>
          <table:table-cell office:value-type="float" office:value="0.0065765614">
            <text:p>0.0065765614</text:p>
          </table:table-cell>
          <table:table-cell office:value-type="float" office:value="0.013310547">
            <text:p>0.013310547</text:p>
          </table:table-cell>
          <table:table-cell/>
          <table:table-cell table:formula="of:=([.D392]-[.E392])-([.D391]-[.E391])" office:value-type="float" office:value="-0.0199988651">
            <text:p>-0.0199988651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-0.14971933">
            <text:p>-0.14971933</text:p>
          </table:table-cell>
          <table:table-cell office:value-type="float" office:value="-0.14275561">
            <text:p>-0.14275561</text:p>
          </table:table-cell>
          <table:table-cell office:value-type="float" office:value="0.006724405">
            <text:p>0.006724405</text:p>
          </table:table-cell>
          <table:table-cell office:value-type="float" office:value="0.013310547">
            <text:p>0.013310547</text:p>
          </table:table-cell>
          <table:table-cell/>
          <table:table-cell table:formula="of:=([.D393]-[.E393])-([.D392]-[.E392])" office:value-type="float" office:value="0.0001478436">
            <text:p>0.0001478436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-0.14907694">
            <text:p>-0.14907694</text:p>
          </table:table-cell>
          <table:table-cell office:value-type="float" office:value="-0.14001031">
            <text:p>-0.14001031</text:p>
          </table:table-cell>
          <table:table-cell office:value-type="float" office:value="0.0068733217">
            <text:p>0.0068733217</text:p>
          </table:table-cell>
          <table:table-cell office:value-type="float" office:value="0.033276364">
            <text:p>0.033276364</text:p>
          </table:table-cell>
          <table:table-cell/>
          <table:table-cell table:formula="of:=([.D394]-[.E394])-([.D393]-[.E393])" office:value-type="float" office:value="-0.0198169003">
            <text:p>-0.0198169003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-0.1484469">
            <text:p>-0.1484469</text:p>
          </table:table-cell>
          <table:table-cell office:value-type="float" office:value="-0.1445858">
            <text:p>-0.1445858</text:p>
          </table:table-cell>
          <table:table-cell office:value-type="float" office:value="0.0072026965">
            <text:p>0.0072026965</text:p>
          </table:table-cell>
          <table:table-cell office:value-type="float" office:value="0.026621094">
            <text:p>0.026621094</text:p>
          </table:table-cell>
          <table:table-cell/>
          <table:table-cell table:formula="of:=([.D395]-[.E395])-([.D394]-[.E394])" office:value-type="float" office:value="0.0069846448">
            <text:p>0.0069846448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-0.14779629">
            <text:p>-0.14779629</text:p>
          </table:table-cell>
          <table:table-cell office:value-type="float" office:value="-0.1390952">
            <text:p>-0.1390952</text:p>
          </table:table-cell>
          <table:table-cell office:value-type="float" office:value="0.007474351">
            <text:p>0.007474351</text:p>
          </table:table-cell>
          <table:table-cell office:value-type="float" office:value="0.053242188">
            <text:p>0.053242188</text:p>
          </table:table-cell>
          <table:table-cell/>
          <table:table-cell table:formula="of:=([.D396]-[.E396])-([.D395]-[.E395])" office:value-type="float" office:value="-0.0263494395">
            <text:p>-0.0263494395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-0.1471704">
            <text:p>-0.1471704</text:p>
          </table:table-cell>
          <table:table-cell office:value-type="float" office:value="-0.1390952">
            <text:p>-0.1390952</text:p>
          </table:table-cell>
          <table:table-cell office:value-type="float" office:value="0.00798633">
            <text:p>0.00798633</text:p>
          </table:table-cell>
          <table:table-cell office:value-type="float" office:value="0">
            <text:p>0</text:p>
          </table:table-cell>
          <table:table-cell/>
          <table:table-cell table:formula="of:=([.D397]-[.E397])-([.D396]-[.E396])" office:value-type="float" office:value="0.053754167">
            <text:p>0.053754167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-0.14654449">
            <text:p>-0.14654449</text:p>
          </table:table-cell>
          <table:table-cell office:value-type="float" office:value="-0.13634992">
            <text:p>-0.13634992</text:p>
          </table:table-cell>
          <table:table-cell office:value-type="float" office:value="0.0080204485">
            <text:p>0.0080204485</text:p>
          </table:table-cell>
          <table:table-cell office:value-type="float" office:value="0.0066552735">
            <text:p>0.0066552735</text:p>
          </table:table-cell>
          <table:table-cell/>
          <table:table-cell table:formula="of:=([.D398]-[.E398])-([.D397]-[.E397])" office:value-type="float" office:value="-0.006621155">
            <text:p>-0.006621155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-0.14593093">
            <text:p>-0.14593093</text:p>
          </table:table-cell>
          <table:table-cell office:value-type="float" office:value="-0.1345197">
            <text:p>-0.1345197</text:p>
          </table:table-cell>
          <table:table-cell office:value-type="float" office:value="0.008114219">
            <text:p>0.008114219</text:p>
          </table:table-cell>
          <table:table-cell office:value-type="float" office:value="0.01996582">
            <text:p>0.01996582</text:p>
          </table:table-cell>
          <table:table-cell/>
          <table:table-cell table:formula="of:=([.D399]-[.E399])-([.D398]-[.E398])" office:value-type="float" office:value="-0.013216776">
            <text:p>-0.013216776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-0.14532562">
            <text:p>-0.14532562</text:p>
          </table:table-cell>
          <table:table-cell office:value-type="float" office:value="-0.1354348">
            <text:p>-0.1354348</text:p>
          </table:table-cell>
          <table:table-cell office:value-type="float" office:value="0.008328152">
            <text:p>0.008328152</text:p>
          </table:table-cell>
          <table:table-cell office:value-type="float" office:value="0">
            <text:p>0</text:p>
          </table:table-cell>
          <table:table-cell/>
          <table:table-cell table:formula="of:=([.D400]-[.E400])-([.D399]-[.E399])" office:value-type="float" office:value="0.020179753">
            <text:p>0.02017975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-0.14471619">
            <text:p>-0.14471619</text:p>
          </table:table-cell>
          <table:table-cell office:value-type="float" office:value="-0.1354348">
            <text:p>-0.1354348</text:p>
          </table:table-cell>
          <table:table-cell office:value-type="float" office:value="0.008363128">
            <text:p>0.008363128</text:p>
          </table:table-cell>
          <table:table-cell office:value-type="float" office:value="0">
            <text:p>0</text:p>
          </table:table-cell>
          <table:table-cell/>
          <table:table-cell table:formula="of:=([.D401]-[.E401])-([.D400]-[.E400])" office:value-type="float" office:value="0.0000349760000000008">
            <text:p>0.000034976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22:2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2T17:56:23</dc:date>
    <dc:creator>Matthieu Pizenberg</dc:creator>
    <meta:editing-duration>P1DT1H7M55S</meta:editing-duration>
    <meta:editing-cycles>19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column-mapping="3 4 1 2" chart:style-name="ch1">
        <chart:legend chart:legend-position="end" svg:x="41.577cm" svg:y="8.437cm" style:legend-expansion="high" chart:style-name="ch2"/>
        <chart:plot-area chart:style-name="ch3" table:cell-range-address="Sheet1.A2:Sheet1.C401 Sheet1.D1:Sheet1.E401 Sheet1.B1:Sheet1.C1" chart:data-source-has-labels="row" svg:x="1.332cm" svg:y="1.651cm" svg:width="38.481cm" svg:height="16.516cm">
          <chartooo:coordinate-region svg:x="2.35cm" svg:y="1.85cm" svg:width="36.444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attached-axis="secondary-y" chart:style-name="ch8" chart:values-cell-range-address="Sheet1.E2:Sheet1.E401" chart:label-cell-address="Sheet1.E1:Sheet1.E1" chart:class="chart:scatter">
            <chart:data-point chart:repeated="400"/>
          </chart:series>
          <chart:series chart:attached-axis="primary-y" chart:style-name="ch9" chart:values-cell-range-address="Sheet1.B2:Sheet1.B401" chart:label-cell-address="Sheet1.B1:Sheet1.B1" chart:class="chart:scatter">
            <chart:data-point chart:repeated="400"/>
          </chart:series>
          <chart:series chart:attached-axis="primary-y" chart:style-name="ch10" chart:values-cell-range-address="Sheet1.C2:Sheet1.C401" chart:label-cell-address="Sheet1.C1:Sheet1.C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-0.013310545">
                <text:p>-0.013310545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B2:Sheet1.B401</svg:desc>
                </draw:g>
              </table:table-cell>
              <table:table-cell office:value-type="float" office:value="0.0018302001">
                <text:p>0.0018302001</text:p>
                <draw:g>
                  <svg:desc>Sheet1.C2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11979709">
                <text:p>0.00011979709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11979709">
                <text:p>0.000119797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11979709">
                <text:p>0.00011979709</text:p>
              </table:table-cell>
              <table:table-cell office:value-type="float" office:value="-0.0066552726">
                <text:p>-0.0066552726</text:p>
              </table:table-cell>
              <table:table-cell office:value-type="float" office:value="0.015">
                <text:p>0.015</text:p>
              </table:table-cell>
              <table:table-cell office:value-type="float" office:value="0.00091510004">
                <text:p>0.0009151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1796973">
                <text:p>0.0001796973</text:p>
              </table:table-cell>
              <table:table-cell office:value-type="float" office:value="-0.02662109">
                <text:p>-0.02662109</text:p>
              </table:table-cell>
              <table:table-cell office:value-type="float" office:value="0.02">
                <text:p>0.02</text:p>
              </table:table-cell>
              <table:table-cell office:value-type="float" office:value="0.0054906">
                <text:p>0.0054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41932">
                <text:p>0.00041932</text:p>
              </table:table-cell>
              <table:table-cell office:value-type="float" office:value="-0.05324218">
                <text:p>-0.05324218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91510005">
                <text:p>0.009151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8986202">
                <text:p>0.0008986202</text:p>
              </table:table-cell>
              <table:table-cell office:value-type="float" office:value="-0.053242177">
                <text:p>-0.053242177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14641601">
                <text:p>0.014641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13781334">
                <text:p>0.001378133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13189523">
                <text:p>0.001318952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11999884">
                <text:p>0.001199988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10211314">
                <text:p>0.0010211314</text:p>
              </table:table-cell>
              <table:table-cell office:value-type="float" office:value="0">
                <text:p>0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10219563">
                <text:p>0.0010219563</text:p>
              </table:table-cell>
              <table:table-cell office:value-type="float" office:value="0">
                <text:p>0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1022858">
                <text:p>0.001022858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75852">
                <text:p>0.0475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12635409">
                <text:p>0.0012635409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14446541">
                <text:p>0.0014446541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15062101">
                <text:p>0.0015062101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15679508">
                <text:p>0.001567950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8">
                <text:p>0.08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17500032">
                <text:p>0.0017500032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85">
                <text:p>0.085</text:p>
              </table:table-cell>
              <table:table-cell office:value-type="float" office:value="0.073208004">
                <text:p>0.073208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1992362">
                <text:p>0.001992362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19954655">
                <text:p>0.001995465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8235901">
                <text:p>0.08235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22385912">
                <text:p>0.0022385912</text:p>
              </table:table-cell>
              <table:table-cell office:value-type="float" office:value="-0.0066552525">
                <text:p>-0.0066552525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8693451">
                <text:p>0.08693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23024983">
                <text:p>0.002302498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960855">
                <text:p>0.0960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23669617">
                <text:p>0.0023669617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25516564">
                <text:p>0.0025516564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10340631">
                <text:p>0.10340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27369366">
                <text:p>0.002736936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61516">
                <text:p>0.1061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29827433">
                <text:p>0.0029827433</text:p>
              </table:table-cell>
              <table:table-cell office:value-type="float" office:value="0">
                <text:p>0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134724">
                <text:p>0.1134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29896984">
                <text:p>0.0029896984</text:p>
              </table:table-cell>
              <table:table-cell office:value-type="float" office:value="0">
                <text:p>0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18963">
                <text:p>0.118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29970251">
                <text:p>0.0029970251</text:p>
              </table:table-cell>
              <table:table-cell office:value-type="float" office:value="0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0.12262341">
                <text:p>0.12262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3004615">
                <text:p>0.00300461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4">
                <text:p>0.14</text:p>
              </table:table-cell>
              <table:table-cell office:value-type="float" office:value="0.12628381">
                <text:p>0.12628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3132423">
                <text:p>0.00313242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45">
                <text:p>0.145</text:p>
              </table:table-cell>
              <table:table-cell office:value-type="float" office:value="0.13634992">
                <text:p>0.13634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32012742">
                <text:p>0.003201274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4367071">
                <text:p>0.143670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33908137">
                <text:p>0.0033908137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35806852">
                <text:p>0.003580685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3471691">
                <text:p>0.003471691</text:p>
              </table:table-cell>
              <table:table-cell office:value-type="float" office:value="0">
                <text:p>0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34826414">
                <text:p>0.003482641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35541297">
                <text:p>0.003554129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6288781">
                <text:p>0.16288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3686381">
                <text:p>0.00368638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6929352">
                <text:p>0.16929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3879649">
                <text:p>0.003879649</text:p>
              </table:table-cell>
              <table:table-cell office:value-type="float" office:value="0.039931595">
                <text:p>0.039931595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7020862">
                <text:p>0.17020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35336872">
                <text:p>0.0035336872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36674133">
                <text:p>0.0036674133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8393509">
                <text:p>0.18393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33818244">
                <text:p>0.0033818244</text:p>
              </table:table-cell>
              <table:table-cell office:value-type="float" office:value="0">
                <text:p>0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885106">
                <text:p>0.1885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33955737">
                <text:p>0.0033955737</text:p>
              </table:table-cell>
              <table:table-cell office:value-type="float" office:value="0">
                <text:p>0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766161">
                <text:p>0.19766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3410111">
                <text:p>0.003410111</text:p>
              </table:table-cell>
              <table:table-cell office:value-type="float" office:value="0.013310589">
                <text:p>0.013310589</text:p>
              </table:table-cell>
              <table:table-cell office:value-type="float" office:value="0.20775825">
                <text:p>0.20775825</text:p>
              </table:table-cell>
              <table:table-cell office:value-type="float" office:value="0.1940012">
                <text:p>0.1940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33044529">
                <text:p>0.0033044529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20688523">
                <text:p>0.20688523</text:p>
              </table:table-cell>
              <table:table-cell office:value-type="float" office:value="0.201322">
                <text:p>0.201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307887">
                <text:p>0.00307887</text:p>
              </table:table-cell>
              <table:table-cell office:value-type="float" office:value="0.019965779">
                <text:p>0.019965779</text:p>
              </table:table-cell>
              <table:table-cell office:value-type="float" office:value="0.2059793">
                <text:p>0.2059793</text:p>
              </table:table-cell>
              <table:table-cell office:value-type="float" office:value="0.1985767">
                <text:p>0.1985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29122017">
                <text:p>0.002912201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2050857">
                <text:p>0.2050857</text:p>
              </table:table-cell>
              <table:table-cell office:value-type="float" office:value="0.2031522">
                <text:p>0.2031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28051778">
                <text:p>0.002805177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20417152">
                <text:p>0.20417152</text:p>
              </table:table-cell>
              <table:table-cell office:value-type="float" office:value="0.20498243">
                <text:p>0.20498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2697842">
                <text:p>0.002697842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2032491">
                <text:p>0.2032491</text:p>
              </table:table-cell>
              <table:table-cell office:value-type="float" office:value="0.2049824">
                <text:p>0.2049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24700055">
                <text:p>0.002470005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20232669">
                <text:p>0.20232669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26014915">
                <text:p>0.0026014915</text:p>
              </table:table-cell>
              <table:table-cell office:value-type="float" office:value="0.03327641">
                <text:p>0.03327641</text:p>
              </table:table-cell>
              <table:table-cell office:value-type="float" office:value="0.20139603">
                <text:p>0.20139603</text:p>
              </table:table-cell>
              <table:table-cell office:value-type="float" office:value="0.1985767">
                <text:p>0.1985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23129308">
                <text:p>0.0023129308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20050244">
                <text:p>0.20050244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26839394">
                <text:p>0.0026839394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9957179">
                <text:p>0.19957179</text:p>
              </table:table-cell>
              <table:table-cell office:value-type="float" office:value="0.19674651">
                <text:p>0.19674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29960533">
                <text:p>0.0029960533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9868644">
                <text:p>0.19868644</text:p>
              </table:table-cell>
              <table:table-cell office:value-type="float" office:value="0.1940012">
                <text:p>0.1940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34895127">
                <text:p>0.003489512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9781344">
                <text:p>0.19781344</text:p>
              </table:table-cell>
              <table:table-cell office:value-type="float" office:value="0.1885106">
                <text:p>0.1885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36245943">
                <text:p>0.0036245943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9696514">
                <text:p>0.19696514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32795293">
                <text:p>0.0032795293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19614981">
                <text:p>0.19614981</text:p>
              </table:table-cell>
              <table:table-cell office:value-type="float" office:value="0.19491631">
                <text:p>0.194916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32342281">
                <text:p>0.0032342281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9527268">
                <text:p>0.19527268</text:p>
              </table:table-cell>
              <table:table-cell office:value-type="float" office:value="0.1848502">
                <text:p>0.18485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2767859">
                <text:p>0.002767859</text:p>
              </table:table-cell>
              <table:table-cell office:value-type="float" office:value="0.05324223">
                <text:p>0.05324223</text:p>
              </table:table-cell>
              <table:table-cell office:value-type="float" office:value="0.19444086">
                <text:p>0.19444086</text:p>
              </table:table-cell>
              <table:table-cell office:value-type="float" office:value="0.18851061">
                <text:p>0.18851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2299758">
                <text:p>0.00229975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9359256">
                <text:p>0.19359256</text:p>
              </table:table-cell>
              <table:table-cell office:value-type="float" office:value="0.1912559">
                <text:p>0.1912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2249996">
                <text:p>0.00224999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9273192">
                <text:p>0.19273192</text:p>
              </table:table-cell>
              <table:table-cell office:value-type="float" office:value="0.1912559">
                <text:p>0.19125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0020799933">
                <text:p>0.0020799933</text:p>
              </table:table-cell>
              <table:table-cell office:value-type="float" office:value="-0.019965863">
                <text:p>-0.019965863</text:p>
              </table:table-cell>
              <table:table-cell office:value-type="float" office:value="0.19187127">
                <text:p>0.19187127</text:p>
              </table:table-cell>
              <table:table-cell office:value-type="float" office:value="0.20040691">
                <text:p>0.200406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002269933">
                <text:p>0.00226993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9096944">
                <text:p>0.19096944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0022202737">
                <text:p>0.0022202737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9010055">
                <text:p>0.19010055</text:p>
              </table:table-cell>
              <table:table-cell office:value-type="float" office:value="0.1903408">
                <text:p>0.1903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001990191">
                <text:p>0.001990191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8924403">
                <text:p>0.18924403</text:p>
              </table:table-cell>
              <table:table-cell office:value-type="float" office:value="0.18302">
                <text:p>0.183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0016387197">
                <text:p>0.0016387197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18842044">
                <text:p>0.18842044</text:p>
              </table:table-cell>
              <table:table-cell office:value-type="float" office:value="0.1766143">
                <text:p>0.1766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0011054428">
                <text:p>0.0011054428</text:p>
              </table:table-cell>
              <table:table-cell office:value-type="float" office:value="0">
                <text:p>0</text:p>
              </table:table-cell>
              <table:table-cell office:value-type="float" office:value="0.18762566">
                <text:p>0.18762566</text:p>
              </table:table-cell>
              <table:table-cell office:value-type="float" office:value="0.18302">
                <text:p>0.183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11103165">
                <text:p>0.001110316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8680209">
                <text:p>0.18680209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001174934">
                <text:p>0.00117493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8603201">
                <text:p>0.18603201</text:p>
              </table:table-cell>
              <table:table-cell office:value-type="float" office:value="0.18302">
                <text:p>0.183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0010600974">
                <text:p>0.001060097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8520844">
                <text:p>0.18520844</text:p>
              </table:table-cell>
              <table:table-cell office:value-type="float" office:value="0.1821049">
                <text:p>0.18210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011248392">
                <text:p>0.0011248392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8438897">
                <text:p>0.18438897</text:p>
              </table:table-cell>
              <table:table-cell office:value-type="float" office:value="0.18393509">
                <text:p>0.183935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0008297489">
                <text:p>0.0008297489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8356128">
                <text:p>0.18356128</text:p>
              </table:table-cell>
              <table:table-cell office:value-type="float" office:value="0.18576531">
                <text:p>0.185765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00089357933">
                <text:p>0.0008935793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8272531">
                <text:p>0.18272531</text:p>
              </table:table-cell>
              <table:table-cell office:value-type="float" office:value="0.18393509">
                <text:p>0.18393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00083761173">
                <text:p>0.00083761173</text:p>
              </table:table-cell>
              <table:table-cell office:value-type="float" office:value="0.019965779">
                <text:p>0.019965779</text:p>
              </table:table-cell>
              <table:table-cell office:value-type="float" office:value="0.18189761">
                <text:p>0.18189761</text:p>
              </table:table-cell>
              <table:table-cell office:value-type="float" office:value="0.1766143">
                <text:p>0.1766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00066120125">
                <text:p>0.0006612012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8110286">
                <text:p>0.18110286</text:p>
              </table:table-cell>
              <table:table-cell office:value-type="float" office:value="0.1784445">
                <text:p>0.17844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00084423856">
                <text:p>0.0008442385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8029985">
                <text:p>0.18029985</text:p>
              </table:table-cell>
              <table:table-cell office:value-type="float" office:value="0.1674633">
                <text:p>0.1674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00066771253">
                <text:p>0.0006677125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7954628">
                <text:p>0.17954628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0006105622">
                <text:p>0.0006105622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7877622">
                <text:p>0.17877622</text:p>
              </table:table-cell>
              <table:table-cell office:value-type="float" office:value="0.17020862">
                <text:p>0.17020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00085329456">
                <text:p>0.00085329456</text:p>
              </table:table-cell>
              <table:table-cell office:value-type="float" office:value="0.033276327">
                <text:p>0.033276327</text:p>
              </table:table-cell>
              <table:table-cell office:value-type="float" office:value="0.17801027">
                <text:p>0.17801027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00055686437">
                <text:p>0.00055686437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7724022">
                <text:p>0.17724022</text:p>
              </table:table-cell>
              <table:table-cell office:value-type="float" office:value="0.1784445">
                <text:p>0.1784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0073950004">
                <text:p>0.00073950004</text:p>
              </table:table-cell>
              <table:table-cell office:value-type="float" office:value="-0.013310505">
                <text:p>-0.013310505</text:p>
              </table:table-cell>
              <table:table-cell office:value-type="float" office:value="0.1764372">
                <text:p>0.1764372</text:p>
              </table:table-cell>
              <table:table-cell office:value-type="float" office:value="0.1756992">
                <text:p>0.1756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00086289307">
                <text:p>0.00086289307</text:p>
              </table:table-cell>
              <table:table-cell office:value-type="float" office:value="0.013310505">
                <text:p>0.013310505</text:p>
              </table:table-cell>
              <table:table-cell office:value-type="float" office:value="0.17564657">
                <text:p>0.17564657</text:p>
              </table:table-cell>
              <table:table-cell office:value-type="float" office:value="0.1756992">
                <text:p>0.17569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0007467294">
                <text:p>0.0007467294</text:p>
              </table:table-cell>
              <table:table-cell office:value-type="float" office:value="-0.006655231">
                <text:p>-0.006655231</text:p>
              </table:table-cell>
              <table:table-cell office:value-type="float" office:value="0.1748559">
                <text:p>0.1748559</text:p>
              </table:table-cell>
              <table:table-cell office:value-type="float" office:value="0.17478411">
                <text:p>0.174784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0008101358">
                <text:p>0.000810135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740694">
                <text:p>0.1740694</text:p>
              </table:table-cell>
              <table:table-cell office:value-type="float" office:value="0.17203881">
                <text:p>0.172038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00069369253">
                <text:p>0.00069369253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7329521">
                <text:p>0.17329521</text:p>
              </table:table-cell>
              <table:table-cell office:value-type="float" office:value="0.16837841">
                <text:p>0.168378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00045662292">
                <text:p>0.0004566229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7253754">
                <text:p>0.17253754</text:p>
              </table:table-cell>
              <table:table-cell office:value-type="float" office:value="0.16929352">
                <text:p>0.16929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00051867834">
                <text:p>0.0005186783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717757">
                <text:p>0.1717757</text:p>
              </table:table-cell>
              <table:table-cell office:value-type="float" office:value="0.15922742">
                <text:p>0.15922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0004008051">
                <text:p>0.000400805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7105918">
                <text:p>0.17105918</text:p>
              </table:table-cell>
              <table:table-cell office:value-type="float" office:value="0.1674633">
                <text:p>0.1674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00034254868">
                <text:p>0.00034254868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7030558">
                <text:p>0.17030558</text:p>
              </table:table-cell>
              <table:table-cell office:value-type="float" office:value="0.16288781">
                <text:p>0.162887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00046408325">
                <text:p>0.00046408325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695726">
                <text:p>0.1695726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0001659375">
                <text:p>0.0001659375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6885194">
                <text:p>0.16885194</text:p>
              </table:table-cell>
              <table:table-cell office:value-type="float" office:value="0.16563311">
                <text:p>0.165633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-0.000013417488">
                <text:p>-0.00001341748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6810662">
                <text:p>0.16810662</text:p>
              </table:table-cell>
              <table:table-cell office:value-type="float" office:value="0.1638029">
                <text:p>0.16380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-0.00007350594">
                <text:p>-0.0000735059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673695">
                <text:p>0.1673695</text:p>
              </table:table-cell>
              <table:table-cell office:value-type="float" office:value="0.1638029">
                <text:p>0.16380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-0.00001380117">
                <text:p>-0.00001380117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666324">
                <text:p>0.1666324</text:p>
              </table:table-cell>
              <table:table-cell office:value-type="float" office:value="0.16471802">
                <text:p>0.164718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00022626226">
                <text:p>0.00022626226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6589117">
                <text:p>0.16589117</text:p>
              </table:table-cell>
              <table:table-cell office:value-type="float" office:value="0.15922742">
                <text:p>0.15922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0007074628">
                <text:p>0.0007074628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6517463">
                <text:p>0.16517463</text:p>
              </table:table-cell>
              <table:table-cell office:value-type="float" office:value="0.15099151">
                <text:p>0.150991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0010104909">
                <text:p>0.0010104909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16449517">
                <text:p>0.16449517</text:p>
              </table:table-cell>
              <table:table-cell office:value-type="float" office:value="0.16929351">
                <text:p>0.16929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00047486162">
                <text:p>0.0004748616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6373335">
                <text:p>0.16373335</text:p>
              </table:table-cell>
              <table:table-cell office:value-type="float" office:value="0.16288781">
                <text:p>0.162887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-0.0000032600888">
                <text:p>-0.0000032600888</text:p>
              </table:table-cell>
              <table:table-cell office:value-type="float" office:value="0.09317379">
                <text:p>0.09317379</text:p>
              </table:table-cell>
              <table:table-cell office:value-type="float" office:value="0.16300036">
                <text:p>0.16300036</text:p>
              </table:table-cell>
              <table:table-cell office:value-type="float" office:value="0.16288781">
                <text:p>0.16288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-0.0008437329">
                <text:p>-0.0008437329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6226737">
                <text:p>0.16226737</text:p>
              </table:table-cell>
              <table:table-cell office:value-type="float" office:value="0.1610576">
                <text:p>0.1610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-0.0013277732">
                <text:p>-0.0013277732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6154261">
                <text:p>0.16154261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-0.0015136716">
                <text:p>-0.0015136716</text:p>
              </table:table-cell>
              <table:table-cell office:value-type="float" office:value="0.07320801">
                <text:p>0.07320801</text:p>
              </table:table-cell>
              <table:table-cell office:value-type="float" office:value="0.16083843">
                <text:p>0.16083843</text:p>
              </table:table-cell>
              <table:table-cell office:value-type="float" office:value="0.15831232">
                <text:p>0.15831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-0.002180744">
                <text:p>-0.002180744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6012603">
                <text:p>0.16012603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-0.0025502485">
                <text:p>-0.0025502485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5944245">
                <text:p>0.15944245</text:p>
              </table:table-cell>
              <table:table-cell office:value-type="float" office:value="0.1528217">
                <text:p>0.15282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-0.0028614316">
                <text:p>-0.002861431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5875475">
                <text:p>0.15875475</text:p>
              </table:table-cell>
              <table:table-cell office:value-type="float" office:value="0.15465191">
                <text:p>0.154651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-0.0028140014">
                <text:p>-0.0028140014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5805884">
                <text:p>0.15805884</text:p>
              </table:table-cell>
              <table:table-cell office:value-type="float" office:value="0.1601425">
                <text:p>0.16014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-0.0025267166">
                <text:p>-0.0025267166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5733819">
                <text:p>0.15733819</text:p>
              </table:table-cell>
              <table:table-cell office:value-type="float" office:value="0.1564821">
                <text:p>0.15648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-0.0021178513">
                <text:p>-0.0021178513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5663403">
                <text:p>0.15663403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-0.0023672495">
                <text:p>-0.0023672495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5595046">
                <text:p>0.15595046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-0.0027375757">
                <text:p>-0.0027375757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5528335">
                <text:p>0.15528335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-0.0032296008">
                <text:p>-0.0032296008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5461624">
                <text:p>0.15461624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-0.0039641154">
                <text:p>-0.003964115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5394089">
                <text:p>0.15394089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-0.0042813965">
                <text:p>-0.004281396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532779">
                <text:p>0.1532779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-0.0045402255">
                <text:p>-0.004540225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5261081">
                <text:p>0.15261081</text:p>
              </table:table-cell>
              <table:table-cell office:value-type="float" office:value="0.14824621">
                <text:p>0.148246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-0.004800275">
                <text:p>-0.00480027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5194371">
                <text:p>0.15194371</text:p>
              </table:table-cell>
              <table:table-cell office:value-type="float" office:value="0.1500764">
                <text:p>0.15007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-0.005061831">
                <text:p>-0.005061831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5126838">
                <text:p>0.15126838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-0.00538426">
                <text:p>-0.0053842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506054">
                <text:p>0.1506054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-0.005468396">
                <text:p>-0.00546839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4993419">
                <text:p>0.14993419</text:p>
              </table:table-cell>
              <table:table-cell office:value-type="float" office:value="0.14733112">
                <text:p>0.14733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-0.0056727747">
                <text:p>-0.005672774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4927122">
                <text:p>0.14927122</text:p>
              </table:table-cell>
              <table:table-cell office:value-type="float" office:value="0.1445858">
                <text:p>0.14458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-0.005817666">
                <text:p>-0.00581766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4862059">
                <text:p>0.14862059</text:p>
              </table:table-cell>
              <table:table-cell office:value-type="float" office:value="0.1445858">
                <text:p>0.14458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-0.006083364">
                <text:p>-0.006083364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14796996">
                <text:p>0.14796996</text:p>
              </table:table-cell>
              <table:table-cell office:value-type="float" office:value="0.14367071">
                <text:p>0.143670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-0.006530262">
                <text:p>-0.00653026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4732347">
                <text:p>0.14732347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-0.0066781756">
                <text:p>-0.0066781756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14669755">
                <text:p>0.14669755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-0.0071271667">
                <text:p>-0.0071271667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14606752">
                <text:p>0.14606752</text:p>
              </table:table-cell>
              <table:table-cell office:value-type="float" office:value="0.1345197">
                <text:p>0.13451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-0.0075769816">
                <text:p>-0.007576981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454622">
                <text:p>0.1454622</text:p>
              </table:table-cell>
              <table:table-cell office:value-type="float" office:value="0.13726501">
                <text:p>0.137265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-0.007849394">
                <text:p>-0.00784939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4484455">
                <text:p>0.14484455</text:p>
              </table:table-cell>
              <table:table-cell office:value-type="float" office:value="0.1418405">
                <text:p>0.14184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-0.007944166">
                <text:p>-0.007944166</text:p>
              </table:table-cell>
              <table:table-cell office:value-type="float" office:value="0">
                <text:p>0</text:p>
              </table:table-cell>
              <table:table-cell office:value-type="float" office:value="0.14420629">
                <text:p>0.14420629</text:p>
              </table:table-cell>
              <table:table-cell office:value-type="float" office:value="0.13726501">
                <text:p>0.137265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-0.00797834">
                <text:p>-0.0079783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4358862">
                <text:p>0.14358862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-0.00819359">
                <text:p>-0.00819359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429586">
                <text:p>0.1429586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-0.00816983">
                <text:p>-0.0081698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4232858">
                <text:p>0.14232858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-0.008146125">
                <text:p>-0.008146125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4169855">
                <text:p>0.14169855</text:p>
              </table:table-cell>
              <table:table-cell office:value-type="float" office:value="0.1354348">
                <text:p>0.1354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-0.008661528">
                <text:p>-0.00866152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4108913">
                <text:p>0.14108913</text:p>
              </table:table-cell>
              <table:table-cell office:value-type="float" office:value="0.1345197">
                <text:p>0.1345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-0.008758876">
                <text:p>-0.00875887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4048381">
                <text:p>0.14048381</text:p>
              </table:table-cell>
              <table:table-cell office:value-type="float" office:value="0.13634992">
                <text:p>0.136349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-0.008617212">
                <text:p>-0.00861721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3987026">
                <text:p>0.13987026</text:p>
              </table:table-cell>
              <table:table-cell office:value-type="float" office:value="0.13726501">
                <text:p>0.137265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-0.008775496">
                <text:p>-0.008775496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3925259">
                <text:p>0.13925259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-0.008932549">
                <text:p>-0.008932549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3866787">
                <text:p>0.13866787</text:p>
              </table:table-cell>
              <table:table-cell office:value-type="float" office:value="0.1326895">
                <text:p>0.13268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-0.0087910965">
                <text:p>-0.0087910965</text:p>
              </table:table-cell>
              <table:table-cell office:value-type="float" office:value="0">
                <text:p>0</text:p>
              </table:table-cell>
              <table:table-cell office:value-type="float" office:value="0.1380708">
                <text:p>0.1380708</text:p>
              </table:table-cell>
              <table:table-cell office:value-type="float" office:value="0.13726501">
                <text:p>0.137265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-0.008830602">
                <text:p>-0.008830602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3745314">
                <text:p>0.13745314</text:p>
              </table:table-cell>
              <table:table-cell office:value-type="float" office:value="0.13177441">
                <text:p>0.131774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-0.009229026">
                <text:p>-0.009229026</text:p>
              </table:table-cell>
              <table:table-cell office:value-type="float" office:value="0">
                <text:p>0</text:p>
              </table:table-cell>
              <table:table-cell office:value-type="float" office:value="0.13686018">
                <text:p>0.13686018</text:p>
              </table:table-cell>
              <table:table-cell office:value-type="float" office:value="0.1336046">
                <text:p>0.1336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-0.009269747">
                <text:p>-0.009269747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3625899">
                <text:p>0.13625899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-0.009012625">
                <text:p>-0.00901262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3562898">
                <text:p>0.13562898</text:p>
              </table:table-cell>
              <table:table-cell office:value-type="float" office:value="0.1336046">
                <text:p>0.13360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-0.008932693">
                <text:p>-0.00893269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350278">
                <text:p>0.1350278</text:p>
              </table:table-cell>
              <table:table-cell office:value-type="float" office:value="0.13177441">
                <text:p>0.131774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-0.009092152">
                <text:p>-0.009092152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3443483">
                <text:p>0.13443483</text:p>
              </table:table-cell>
              <table:table-cell office:value-type="float" office:value="0.13726501">
                <text:p>0.137265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-0.009014049">
                <text:p>-0.009014049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3381718">
                <text:p>0.13381718</text:p>
              </table:table-cell>
              <table:table-cell office:value-type="float" office:value="0.1345197">
                <text:p>0.13451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-0.008874909">
                <text:p>-0.008874909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3321185">
                <text:p>0.13321185</text:p>
              </table:table-cell>
              <table:table-cell office:value-type="float" office:value="0.1308593">
                <text:p>0.1308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-0.008854285">
                <text:p>-0.008854285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3262302">
                <text:p>0.13262302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-0.008413255">
                <text:p>-0.008413255</text:p>
              </table:table-cell>
              <table:table-cell office:value-type="float" office:value="-0.11979492">
                <text:p>-0.11979492</text:p>
              </table:table-cell>
              <table:table-cell office:value-type="float" office:value="0.1320383">
                <text:p>0.1320383</text:p>
              </table:table-cell>
              <table:table-cell office:value-type="float" office:value="0.1354348">
                <text:p>0.13543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-0.0073716147">
                <text:p>-0.0073716147</text:p>
              </table:table-cell>
              <table:table-cell office:value-type="float" office:value="-0.05989746">
                <text:p>-0.05989746</text:p>
              </table:table-cell>
              <table:table-cell office:value-type="float" office:value="0.13142887">
                <text:p>0.13142887</text:p>
              </table:table-cell>
              <table:table-cell office:value-type="float" office:value="0.1326895">
                <text:p>0.13268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-0.00686495">
                <text:p>-0.00686495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3083178">
                <text:p>0.13083178</text:p>
              </table:table-cell>
              <table:table-cell office:value-type="float" office:value="0.1271989">
                <text:p>0.1271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-0.006594971">
                <text:p>-0.006594971</text:p>
              </table:table-cell>
              <table:table-cell office:value-type="float" office:value="-0.06655273">
                <text:p>-0.06655273</text:p>
              </table:table-cell>
              <table:table-cell office:value-type="float" office:value="0.13025941">
                <text:p>0.13025941</text:p>
              </table:table-cell>
              <table:table-cell office:value-type="float" office:value="0.1354348">
                <text:p>0.13543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-0.00602559">
                <text:p>-0.00602559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2964997">
                <text:p>0.12964997</text:p>
              </table:table-cell>
              <table:table-cell office:value-type="float" office:value="0.1354348">
                <text:p>0.13543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-0.005693815">
                <text:p>-0.00569381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2904051">
                <text:p>0.12904051</text:p>
              </table:table-cell>
              <table:table-cell office:value-type="float" office:value="0.1345197">
                <text:p>0.1345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-0.0057806903">
                <text:p>-0.0057806903</text:p>
              </table:table-cell>
              <table:table-cell office:value-type="float" office:value="-0.05989746">
                <text:p>-0.05989746</text:p>
              </table:table-cell>
              <table:table-cell office:value-type="float" office:value="0.1284352">
                <text:p>0.1284352</text:p>
              </table:table-cell>
              <table:table-cell office:value-type="float" office:value="0.1345197">
                <text:p>0.1345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-0.005267711">
                <text:p>-0.005267711</text:p>
              </table:table-cell>
              <table:table-cell office:value-type="float" office:value="-0.07320801">
                <text:p>-0.07320801</text:p>
              </table:table-cell>
              <table:table-cell office:value-type="float" office:value="0.12782988">
                <text:p>0.12782988</text:p>
              </table:table-cell>
              <table:table-cell office:value-type="float" office:value="0.1381801">
                <text:p>0.13818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-0.004632978">
                <text:p>-0.004632978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2720807">
                <text:p>0.12720807</text:p>
              </table:table-cell>
              <table:table-cell office:value-type="float" office:value="0.12628381">
                <text:p>0.126283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-0.005013958">
                <text:p>-0.005013958</text:p>
              </table:table-cell>
              <table:table-cell office:value-type="float" office:value="0">
                <text:p>0</text:p>
              </table:table-cell>
              <table:table-cell office:value-type="float" office:value="0.1266398">
                <text:p>0.1266398</text:p>
              </table:table-cell>
              <table:table-cell office:value-type="float" office:value="0.128114">
                <text:p>0.128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-0.005036888">
                <text:p>-0.005036888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260633">
                <text:p>0.1260633</text:p>
              </table:table-cell>
              <table:table-cell office:value-type="float" office:value="0.13177441">
                <text:p>0.131774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-0.0045803804">
                <text:p>-0.0045803804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2547033">
                <text:p>0.12547033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-0.004121526">
                <text:p>-0.004121526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2488558">
                <text:p>0.12488558</text:p>
              </table:table-cell>
              <table:table-cell office:value-type="float" office:value="0.1326895">
                <text:p>0.13268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-0.0037210367">
                <text:p>-0.0037210367</text:p>
              </table:table-cell>
              <table:table-cell office:value-type="float" office:value="-0.086518556">
                <text:p>-0.086518556</text:p>
              </table:table-cell>
              <table:table-cell office:value-type="float" office:value="0.12428848">
                <text:p>0.12428848</text:p>
              </table:table-cell>
              <table:table-cell office:value-type="float" office:value="0.1326895">
                <text:p>0.1326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-0.0029584533">
                <text:p>-0.0029584533</text:p>
              </table:table-cell>
              <table:table-cell office:value-type="float" office:value="-0.0998291">
                <text:p>-0.0998291</text:p>
              </table:table-cell>
              <table:table-cell office:value-type="float" office:value="0.12369138">
                <text:p>0.12369138</text:p>
              </table:table-cell>
              <table:table-cell office:value-type="float" office:value="0.1345197">
                <text:p>0.13451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-0.002072332">
                <text:p>-0.002072332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23086035">
                <text:p>0.123086035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-0.0016019007">
                <text:p>-0.0016019007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22501284">
                <text:p>0.122501284</text:p>
              </table:table-cell>
              <table:table-cell office:value-type="float" office:value="0.12628381">
                <text:p>0.126283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-0.0012491443">
                <text:p>-0.0012491443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121933006">
                <text:p>0.121933006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-0.0008949129">
                <text:p>-0.0008949129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21348254">
                <text:p>0.121348254</text:p>
              </table:table-cell>
              <table:table-cell office:value-type="float" office:value="0.12170831">
                <text:p>0.121708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-0.00047873767">
                <text:p>-0.00047873767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2080059">
                <text:p>0.12080059</text:p>
              </table:table-cell>
              <table:table-cell office:value-type="float" office:value="0.1198781">
                <text:p>0.11987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-0.00030078963">
                <text:p>-0.00030078963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2026113">
                <text:p>0.12026113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00011806916">
                <text:p>0.00011806916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19705215">
                <text:p>0.119705215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0005388803">
                <text:p>0.0005388803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1914929">
                <text:p>0.11914929</text:p>
              </table:table-cell>
              <table:table-cell office:value-type="float" office:value="0.1198781">
                <text:p>0.11987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00072143227">
                <text:p>0.00072143227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1860983">
                <text:p>0.11860983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0009049449">
                <text:p>0.0009049449</text:p>
              </table:table-cell>
              <table:table-cell office:value-type="float" office:value="-0.053242188">
                <text:p>-0.053242188</text:p>
              </table:table-cell>
              <table:table-cell office:value-type="float" office:value="0.11805391">
                <text:p>0.11805391</text:p>
              </table:table-cell>
              <table:table-cell office:value-type="float" office:value="0.12628381">
                <text:p>0.126283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0013896608">
                <text:p>0.0013896608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17485635">
                <text:p>0.117485635</text:p>
              </table:table-cell>
              <table:table-cell office:value-type="float" office:value="0.12262341">
                <text:p>0.122623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0016363736">
                <text:p>0.0016363736</text:p>
              </table:table-cell>
              <table:table-cell office:value-type="float" office:value="-0.06655273">
                <text:p>-0.06655273</text:p>
              </table:table-cell>
              <table:table-cell office:value-type="float" office:value="0.11693382">
                <text:p>0.11693382</text:p>
              </table:table-cell>
              <table:table-cell office:value-type="float" office:value="0.1207932">
                <text:p>0.1207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0022443892">
                <text:p>0.0022443892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1639027">
                <text:p>0.11639027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002675449">
                <text:p>0.002675449</text:p>
              </table:table-cell>
              <table:table-cell office:value-type="float" office:value="-0.05989746">
                <text:p>-0.05989746</text:p>
              </table:table-cell>
              <table:table-cell office:value-type="float" office:value="0.11583435">
                <text:p>0.11583435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003228728">
                <text:p>0.003228728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15278415">
                <text:p>0.115278415</text:p>
              </table:table-cell>
              <table:table-cell office:value-type="float" office:value="0.1198781">
                <text:p>0.11987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0035440994">
                <text:p>0.003544099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1473897">
                <text:p>0.11473897</text:p>
              </table:table-cell>
              <table:table-cell office:value-type="float" office:value="0.11438751">
                <text:p>0.114387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0036201035">
                <text:p>0.0036201035</text:p>
              </table:table-cell>
              <table:table-cell office:value-type="float" office:value="0">
                <text:p>0</text:p>
              </table:table-cell>
              <table:table-cell office:value-type="float" office:value="0.11422424">
                <text:p>0.11422424</text:p>
              </table:table-cell>
              <table:table-cell office:value-type="float" office:value="0.1153026">
                <text:p>0.11530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0036366226">
                <text:p>0.003636622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1370538">
                <text:p>0.11370538</text:p>
              </table:table-cell>
              <table:table-cell office:value-type="float" office:value="0.118963">
                <text:p>0.118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0038939817">
                <text:p>0.003893981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1317005">
                <text:p>0.11317005</text:p>
              </table:table-cell>
              <table:table-cell office:value-type="float" office:value="0.1125573">
                <text:p>0.11255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0039715203">
                <text:p>0.0039715203</text:p>
              </table:table-cell>
              <table:table-cell office:value-type="float" office:value="0">
                <text:p>0</text:p>
              </table:table-cell>
              <table:table-cell office:value-type="float" office:value="0.112663545">
                <text:p>0.112663545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003989016">
                <text:p>0.003989016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0.11216939">
                <text:p>0.11216939</text:p>
              </table:table-cell>
              <table:table-cell office:value-type="float" office:value="0.1125573">
                <text:p>0.11255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0043072766">
                <text:p>0.0043072766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0.1116629">
                <text:p>0.1116629</text:p>
              </table:table-cell>
              <table:table-cell office:value-type="float" office:value="0.11438751">
                <text:p>0.11438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0047474774">
                <text:p>0.004747477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1114816">
                <text:p>0.11114816</text:p>
              </table:table-cell>
              <table:table-cell office:value-type="float" office:value="0.11072711">
                <text:p>0.110727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0048288885">
                <text:p>0.004828888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10649906">
                <text:p>0.110649906</text:p>
              </table:table-cell>
              <table:table-cell office:value-type="float" office:value="0.1079818">
                <text:p>0.10798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004730128">
                <text:p>0.00473012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1016399">
                <text:p>0.11016399</text:p>
              </table:table-cell>
              <table:table-cell office:value-type="float" office:value="0.1079818">
                <text:p>0.10798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004631025">
                <text:p>0.00463102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09678075">
                <text:p>0.109678075</text:p>
              </table:table-cell>
              <table:table-cell office:value-type="float" office:value="0.1125573">
                <text:p>0.11255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0047125467">
                <text:p>0.004712546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10917158">
                <text:p>0.10917158</text:p>
              </table:table-cell>
              <table:table-cell office:value-type="float" office:value="0.11438751">
                <text:p>0.1143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0047949106">
                <text:p>0.004794910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08656846">
                <text:p>0.108656846</text:p>
              </table:table-cell>
              <table:table-cell office:value-type="float" office:value="0.1125573">
                <text:p>0.11255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0049974807">
                <text:p>0.0049974807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108150356">
                <text:p>0.108150356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0052605593">
                <text:p>0.0052605593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076562">
                <text:p>0.1076562</text:p>
              </table:table-cell>
              <table:table-cell office:value-type="float" office:value="0.11438751">
                <text:p>0.114387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005465957">
                <text:p>0.00546595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10714147">
                <text:p>0.10714147</text:p>
              </table:table-cell>
              <table:table-cell office:value-type="float" office:value="0.111642204">
                <text:p>0.1116422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0056117848">
                <text:p>0.005611784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06639095">
                <text:p>0.106639095</text:p>
              </table:table-cell>
              <table:table-cell office:value-type="float" office:value="0.107066706">
                <text:p>0.1070667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00557722">
                <text:p>0.00557722</text:p>
              </table:table-cell>
              <table:table-cell office:value-type="float" office:value="0">
                <text:p>0</text:p>
              </table:table-cell>
              <table:table-cell office:value-type="float" office:value="0.106157295">
                <text:p>0.106157295</text:p>
              </table:table-cell>
              <table:table-cell office:value-type="float" office:value="0.1024912">
                <text:p>0.10249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0056015565">
                <text:p>0.005601556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0569609">
                <text:p>0.10569609</text:p>
              </table:table-cell>
              <table:table-cell office:value-type="float" office:value="0.107066706">
                <text:p>0.1070667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005567172">
                <text:p>0.005567172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052143">
                <text:p>0.1052143</text:p>
              </table:table-cell>
              <table:table-cell office:value-type="float" office:value="0.10340631">
                <text:p>0.103406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0052917507">
                <text:p>0.0052917507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0474897">
                <text:p>0.10474897</text:p>
              </table:table-cell>
              <table:table-cell office:value-type="float" office:value="0.098830804">
                <text:p>0.09883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0049541635">
                <text:p>0.004954163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0430425">
                <text:p>0.10430425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004855715">
                <text:p>0.00485571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03851266">
                <text:p>0.103851266</text:p>
              </table:table-cell>
              <table:table-cell office:value-type="float" office:value="0.1015761">
                <text:p>0.10157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0048171524">
                <text:p>0.0048171524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10339419">
                <text:p>0.10339419</text:p>
              </table:table-cell>
              <table:table-cell office:value-type="float" office:value="0.107066706">
                <text:p>0.1070667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0050198175">
                <text:p>0.005019817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0291239">
                <text:p>0.10291239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0049219504">
                <text:p>0.004921950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02459416">
                <text:p>0.102459416</text:p>
              </table:table-cell>
              <table:table-cell office:value-type="float" office:value="0.1015761">
                <text:p>0.1015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0048839743">
                <text:p>0.0048839743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0200233">
                <text:p>0.10200233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004725471">
                <text:p>0.004725471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0155347">
                <text:p>0.10155347</text:p>
              </table:table-cell>
              <table:table-cell office:value-type="float" office:value="0.1024912">
                <text:p>0.10249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004626962">
                <text:p>0.00462696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01092264">
                <text:p>0.101092264</text:p>
              </table:table-cell>
              <table:table-cell office:value-type="float" office:value="0.1015761">
                <text:p>0.1015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004587944">
                <text:p>0.00458794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0063517">
                <text:p>0.10063517</text:p>
              </table:table-cell>
              <table:table-cell office:value-type="float" office:value="0.1024912">
                <text:p>0.10249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004368926">
                <text:p>0.00436892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00173965">
                <text:p>0.100173965</text:p>
              </table:table-cell>
              <table:table-cell office:value-type="float" office:value="0.1015761">
                <text:p>0.10157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004328918">
                <text:p>0.004328918</text:p>
              </table:table-cell>
              <table:table-cell office:value-type="float" office:value="0">
                <text:p>0</text:p>
              </table:table-cell>
              <table:table-cell office:value-type="float" office:value="0.09971688">
                <text:p>0.09971688</text:p>
              </table:table-cell>
              <table:table-cell office:value-type="float" office:value="0.098830804">
                <text:p>0.0988308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004348311">
                <text:p>0.004348311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9927214">
                <text:p>0.09927214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0044883126">
                <text:p>0.004488312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9881917">
                <text:p>0.09881917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0046290522">
                <text:p>0.0046290522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9836619">
                <text:p>0.09836619</text:p>
              </table:table-cell>
              <table:table-cell office:value-type="float" office:value="0.097915694">
                <text:p>0.097915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004469784">
                <text:p>0.00446978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792557">
                <text:p>0.09792557</text:p>
              </table:table-cell>
              <table:table-cell office:value-type="float" office:value="0.0951704">
                <text:p>0.09517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00436936">
                <text:p>0.0043693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97497314">
                <text:p>0.097497314</text:p>
              </table:table-cell>
              <table:table-cell office:value-type="float" office:value="0.0960855">
                <text:p>0.09608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004208731">
                <text:p>0.004208731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9706493">
                <text:p>0.09706493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004048174">
                <text:p>0.00404817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96616074">
                <text:p>0.096616074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0038869563">
                <text:p>0.0038869563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9616722">
                <text:p>0.09616722</text:p>
              </table:table-cell>
              <table:table-cell office:value-type="float" office:value="0.0942553">
                <text:p>0.09425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0037240854">
                <text:p>0.003724085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9574307">
                <text:p>0.09574307</text:p>
              </table:table-cell>
              <table:table-cell office:value-type="float" office:value="0.0942553">
                <text:p>0.0942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0036806262">
                <text:p>0.003680626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531892">
                <text:p>0.09531892</text:p>
              </table:table-cell>
              <table:table-cell office:value-type="float" office:value="0.0970006">
                <text:p>0.0970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0035774878">
                <text:p>0.0035774878</text:p>
              </table:table-cell>
              <table:table-cell office:value-type="float" office:value="0">
                <text:p>0</text:p>
              </table:table-cell>
              <table:table-cell office:value-type="float" office:value="0.094882414">
                <text:p>0.094882414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0035946488">
                <text:p>0.003594648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442945">
                <text:p>0.09442945</text:p>
              </table:table-cell>
              <table:table-cell office:value-type="float" office:value="0.0970006">
                <text:p>0.09700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003491269">
                <text:p>0.003491269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9399294">
                <text:p>0.09399294</text:p>
              </table:table-cell>
              <table:table-cell office:value-type="float" office:value="0.0942553">
                <text:p>0.09425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0033269958">
                <text:p>0.0033269958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093568794">
                <text:p>0.093568794</text:p>
              </table:table-cell>
              <table:table-cell office:value-type="float" office:value="0.0933402">
                <text:p>0.09334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002981803">
                <text:p>0.002981803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9314876">
                <text:p>0.09314876</text:p>
              </table:table-cell>
              <table:table-cell office:value-type="float" office:value="0.0942553">
                <text:p>0.09425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00269527">
                <text:p>0.00269527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9272461">
                <text:p>0.09272461</text:p>
              </table:table-cell>
              <table:table-cell office:value-type="float" office:value="0.0933402">
                <text:p>0.09334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0024674">
                <text:p>0.002467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9230457">
                <text:p>0.09230457</text:p>
              </table:table-cell>
              <table:table-cell office:value-type="float" office:value="0.0942553">
                <text:p>0.09425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0021786115">
                <text:p>0.002178611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9188042">
                <text:p>0.09188042</text:p>
              </table:table-cell>
              <table:table-cell office:value-type="float" office:value="0.0951704">
                <text:p>0.0951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001948663">
                <text:p>0.001948663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9145215">
                <text:p>0.09145215</text:p>
              </table:table-cell>
              <table:table-cell office:value-type="float" office:value="0.0960855">
                <text:p>0.09608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0021380393">
                <text:p>0.0021380393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91019765">
                <text:p>0.091019765</text:p>
              </table:table-cell>
              <table:table-cell office:value-type="float" office:value="0.0960855">
                <text:p>0.09608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0023283658">
                <text:p>0.002328365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90587385">
                <text:p>0.090587385</text:p>
              </table:table-cell>
              <table:table-cell office:value-type="float" office:value="0.0960855">
                <text:p>0.09608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0025196555">
                <text:p>0.002519655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90155">
                <text:p>0.090155</text:p>
              </table:table-cell>
              <table:table-cell office:value-type="float" office:value="0.0942553">
                <text:p>0.09425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0025916048">
                <text:p>0.0025916048</text:p>
              </table:table-cell>
              <table:table-cell office:value-type="float" office:value="0.013310526">
                <text:p>0.013310526</text:p>
              </table:table-cell>
              <table:table-cell office:value-type="float" office:value="0.089730844">
                <text:p>0.089730844</text:p>
              </table:table-cell>
              <table:table-cell office:value-type="float" office:value="0.0878496">
                <text:p>0.08784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0024830133">
                <text:p>0.0024830133</text:p>
              </table:table-cell>
              <table:table-cell office:value-type="float" office:value="0.013310526">
                <text:p>0.013310526</text:p>
              </table:table-cell>
              <table:table-cell office:value-type="float" office:value="0.08933553">
                <text:p>0.08933553</text:p>
              </table:table-cell>
              <table:table-cell office:value-type="float" office:value="0.0878496">
                <text:p>0.0878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0023739887">
                <text:p>0.0023739887</text:p>
              </table:table-cell>
              <table:table-cell office:value-type="float" office:value="0.019965798">
                <text:p>0.019965798</text:p>
              </table:table-cell>
              <table:table-cell office:value-type="float" office:value="0.08894021">
                <text:p>0.08894021</text:p>
              </table:table-cell>
              <table:table-cell office:value-type="float" office:value="0.08693451">
                <text:p>0.086934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0022043877">
                <text:p>0.0022043877</text:p>
              </table:table-cell>
              <table:table-cell office:value-type="float" office:value="0.033276346">
                <text:p>0.033276346</text:p>
              </table:table-cell>
              <table:table-cell office:value-type="float" office:value="0.08854901">
                <text:p>0.08854901</text:p>
              </table:table-cell>
              <table:table-cell office:value-type="float" office:value="0.088764705">
                <text:p>0.088764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001914211">
                <text:p>0.001914211</text:p>
              </table:table-cell>
              <table:table-cell office:value-type="float" office:value="0.026621073">
                <text:p>0.026621073</text:p>
              </table:table-cell>
              <table:table-cell office:value-type="float" office:value="0.08814958">
                <text:p>0.08814958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001682874">
                <text:p>0.00168287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87746024">
                <text:p>0.087746024</text:p>
              </table:table-cell>
              <table:table-cell office:value-type="float" office:value="0.0887647">
                <text:p>0.08876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0016305356">
                <text:p>0.0016305356</text:p>
              </table:table-cell>
              <table:table-cell office:value-type="float" office:value="0.013310526">
                <text:p>0.013310526</text:p>
              </table:table-cell>
              <table:table-cell office:value-type="float" office:value="0.08734659">
                <text:p>0.08734659</text:p>
              </table:table-cell>
              <table:table-cell office:value-type="float" office:value="0.0878496">
                <text:p>0.08784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0015178816">
                <text:p>0.0015178816</text:p>
              </table:table-cell>
              <table:table-cell office:value-type="float" office:value="0">
                <text:p>0</text:p>
              </table:table-cell>
              <table:table-cell office:value-type="float" office:value="0.08695127">
                <text:p>0.08695127</text:p>
              </table:table-cell>
              <table:table-cell office:value-type="float" office:value="0.09151">
                <text:p>0.091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0015251044">
                <text:p>0.0015251044</text:p>
              </table:table-cell>
              <table:table-cell office:value-type="float" office:value="0">
                <text:p>0</text:p>
              </table:table-cell>
              <table:table-cell office:value-type="float" office:value="0.08653947">
                <text:p>0.08653947</text:p>
              </table:table-cell>
              <table:table-cell office:value-type="float" office:value="0.09151">
                <text:p>0.091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0015323964">
                <text:p>0.0015323964</text:p>
              </table:table-cell>
              <table:table-cell office:value-type="float" office:value="0">
                <text:p>0</text:p>
              </table:table-cell>
              <table:table-cell office:value-type="float" office:value="0.086127676">
                <text:p>0.086127676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0015396103">
                <text:p>0.0015396103</text:p>
              </table:table-cell>
              <table:table-cell office:value-type="float" office:value="-0.013310526">
                <text:p>-0.013310526</text:p>
              </table:table-cell>
              <table:table-cell office:value-type="float" office:value="0.08572411">
                <text:p>0.08572411</text:p>
              </table:table-cell>
              <table:table-cell office:value-type="float" office:value="0.0860194">
                <text:p>0.0860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0016666604">
                <text:p>0.0016666604</text:p>
              </table:table-cell>
              <table:table-cell office:value-type="float" office:value="0">
                <text:p>0</text:p>
              </table:table-cell>
              <table:table-cell office:value-type="float" office:value="0.08533703">
                <text:p>0.08533703</text:p>
              </table:table-cell>
              <table:table-cell office:value-type="float" office:value="0.086019404">
                <text:p>0.0860194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0016742548">
                <text:p>0.0016742548</text:p>
              </table:table-cell>
              <table:table-cell office:value-type="float" office:value="0.013310526">
                <text:p>0.013310526</text:p>
              </table:table-cell>
              <table:table-cell office:value-type="float" office:value="0.08494994">
                <text:p>0.08494994</text:p>
              </table:table-cell>
              <table:table-cell office:value-type="float" office:value="0.0860194">
                <text:p>0.08601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00156185">
                <text:p>0.00156185</text:p>
              </table:table-cell>
              <table:table-cell office:value-type="float" office:value="0">
                <text:p>0</text:p>
              </table:table-cell>
              <table:table-cell office:value-type="float" office:value="0.08456286">
                <text:p>0.08456286</text:p>
              </table:table-cell>
              <table:table-cell office:value-type="float" office:value="0.0878496">
                <text:p>0.08784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0015691855">
                <text:p>0.0015691855</text:p>
              </table:table-cell>
              <table:table-cell office:value-type="float" office:value="-0.0066552525">
                <text:p>-0.0066552525</text:p>
              </table:table-cell>
              <table:table-cell office:value-type="float" office:value="0.08416754">
                <text:p>0.08416754</text:p>
              </table:table-cell>
              <table:table-cell office:value-type="float" office:value="0.08693451">
                <text:p>0.086934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0016365502">
                <text:p>0.0016365502</text:p>
              </table:table-cell>
              <table:table-cell office:value-type="float" office:value="0.0066552525">
                <text:p>0.0066552525</text:p>
              </table:table-cell>
              <table:table-cell office:value-type="float" office:value="0.08377634">
                <text:p>0.08377634</text:p>
              </table:table-cell>
              <table:table-cell office:value-type="float" office:value="0.08693451">
                <text:p>0.0869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0015841904">
                <text:p>0.0015841904</text:p>
              </table:table-cell>
              <table:table-cell office:value-type="float" office:value="0">
                <text:p>0</text:p>
              </table:table-cell>
              <table:table-cell office:value-type="float" office:value="0.08338514">
                <text:p>0.08338514</text:p>
              </table:table-cell>
              <table:table-cell office:value-type="float" office:value="0.08418921">
                <text:p>0.084189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0015914208">
                <text:p>0.0015914208</text:p>
              </table:table-cell>
              <table:table-cell office:value-type="float" office:value="0">
                <text:p>0</text:p>
              </table:table-cell>
              <table:table-cell office:value-type="float" office:value="0.08300629">
                <text:p>0.08300629</text:p>
              </table:table-cell>
              <table:table-cell office:value-type="float" office:value="0.08418921">
                <text:p>0.084189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0015987176">
                <text:p>0.001598717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82627445">
                <text:p>0.082627445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0015459672">
                <text:p>0.001545967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8225271">
                <text:p>0.08225271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0016132367">
                <text:p>0.001613236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8186975">
                <text:p>0.08186975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0016808567">
                <text:p>0.001680856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81486784">
                <text:p>0.081486784</text:p>
              </table:table-cell>
              <table:table-cell office:value-type="float" office:value="0.08235901">
                <text:p>0.082359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0018086049">
                <text:p>0.0018086049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8111617">
                <text:p>0.08111617</text:p>
              </table:table-cell>
              <table:table-cell office:value-type="float" office:value="0.07961371">
                <text:p>0.079613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001756598">
                <text:p>0.001756598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8075791">
                <text:p>0.08075791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0015240492">
                <text:p>0.0015240492</text:p>
              </table:table-cell>
              <table:table-cell office:value-type="float" office:value="0.046586893">
                <text:p>0.046586893</text:p>
              </table:table-cell>
              <table:table-cell office:value-type="float" office:value="0.08041199">
                <text:p>0.08041199</text:p>
              </table:table-cell>
              <table:table-cell office:value-type="float" office:value="0.081443906">
                <text:p>0.0814439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011107852">
                <text:p>0.0011107852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800455">
                <text:p>0.0800455</text:p>
              </table:table-cell>
              <table:table-cell office:value-type="float" office:value="0.081443906">
                <text:p>0.0814439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0093578873">
                <text:p>0.0009357887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9679">
                <text:p>0.079679</text:p>
              </table:table-cell>
              <table:table-cell office:value-type="float" office:value="0.08235901">
                <text:p>0.082359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0082008704">
                <text:p>0.0008200870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7930838">
                <text:p>0.07930838</text:p>
              </table:table-cell>
              <table:table-cell office:value-type="float" office:value="0.07961371">
                <text:p>0.079613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.00088384177">
                <text:p>0.0008838417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7895012">
                <text:p>0.07895012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.0010077897">
                <text:p>0.001007789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78604214">
                <text:p>0.078604214</text:p>
              </table:table-cell>
              <table:table-cell office:value-type="float" office:value="0.07961371">
                <text:p>0.079613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0.0009523695">
                <text:p>0.0009523695</text:p>
              </table:table-cell>
              <table:table-cell office:value-type="float" office:value="0">
                <text:p>0</text:p>
              </table:table-cell>
              <table:table-cell office:value-type="float" office:value="0.07824595">
                <text:p>0.07824595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0.00095669966">
                <text:p>0.00095669966</text:p>
              </table:table-cell>
              <table:table-cell office:value-type="float" office:value="0">
                <text:p>0</text:p>
              </table:table-cell>
              <table:table-cell office:value-type="float" office:value="0.077891804">
                <text:p>0.077891804</text:p>
              </table:table-cell>
              <table:table-cell office:value-type="float" office:value="0.0805288">
                <text:p>0.08052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0.00096117135">
                <text:p>0.00096117135</text:p>
              </table:table-cell>
              <table:table-cell office:value-type="float" office:value="0">
                <text:p>0</text:p>
              </table:table-cell>
              <table:table-cell office:value-type="float" office:value="0.07752942">
                <text:p>0.07752942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0.0009655821">
                <text:p>0.000965582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7717528">
                <text:p>0.07717528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0.00090984674">
                <text:p>0.0009098467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683349">
                <text:p>0.07683349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0.0006137558">
                <text:p>0.0006137558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649169">
                <text:p>0.07649169</text:p>
              </table:table-cell>
              <table:table-cell office:value-type="float" office:value="0.0750382">
                <text:p>0.07503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0.0003763562">
                <text:p>0.0003763562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6154016">
                <text:p>0.076154016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0.00013793707">
                <text:p>0.0001379370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758081">
                <text:p>0.0758081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0.00025863884">
                <text:p>0.0002586388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7546219">
                <text:p>0.07546219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0.0003799357">
                <text:p>0.000379935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5108044">
                <text:p>0.075108044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0.00026162155">
                <text:p>0.0002616215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74762136">
                <text:p>0.074762136</text:p>
              </table:table-cell>
              <table:table-cell office:value-type="float" office:value="0.07412311">
                <text:p>0.074123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0.00032282574">
                <text:p>0.0003228257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442857">
                <text:p>0.07442857</text:p>
              </table:table-cell>
              <table:table-cell office:value-type="float" office:value="0.0750382">
                <text:p>0.07503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0.000084161235">
                <text:p>0.000084161235</text:p>
              </table:table-cell>
              <table:table-cell office:value-type="float" office:value="0">
                <text:p>0</text:p>
              </table:table-cell>
              <table:table-cell office:value-type="float" office:value="0.074090905">
                <text:p>0.074090905</text:p>
              </table:table-cell>
              <table:table-cell office:value-type="float" office:value="0.073208004">
                <text:p>0.0732080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0.00008453714">
                <text:p>0.0000845371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73761456">
                <text:p>0.073761456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0.000024893832">
                <text:p>0.000024893832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341966">
                <text:p>0.07341966</text:p>
              </table:table-cell>
              <table:table-cell office:value-type="float" office:value="0.0750382">
                <text:p>0.07503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-0.0000950628">
                <text:p>-0.000095062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73081985">
                <text:p>0.073081985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-0.000035456527">
                <text:p>-0.00003545652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275668">
                <text:p>0.07275668</text:p>
              </table:table-cell>
              <table:table-cell office:value-type="float" office:value="0.073208004">
                <text:p>0.073208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-0.00015568513">
                <text:p>-0.0001556851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2427236">
                <text:p>0.072427236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-0.00027639096">
                <text:p>-0.0002763909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7212251">
                <text:p>0.07212251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-0.00045770063">
                <text:p>-0.00045770063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180543">
                <text:p>0.07180543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-0.0007599525">
                <text:p>-0.000759952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7148012">
                <text:p>0.07148012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-0.0008234614">
                <text:p>-0.000823461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711548">
                <text:p>0.0711548</text:p>
              </table:table-cell>
              <table:table-cell office:value-type="float" office:value="0.073208004">
                <text:p>0.0732080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-0.00070721813">
                <text:p>-0.0007072181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7082536">
                <text:p>0.07082536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-0.0006503664">
                <text:p>-0.0006503664</text:p>
              </table:table-cell>
              <table:table-cell office:value-type="float" office:value="0">
                <text:p>0</text:p>
              </table:table-cell>
              <table:table-cell office:value-type="float" office:value="0.070508294">
                <text:p>0.070508294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-0.0006531894">
                <text:p>-0.000653189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020356">
                <text:p>0.07020356</text:p>
              </table:table-cell>
              <table:table-cell office:value-type="float" office:value="0.0695476">
                <text:p>0.06954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-0.0008962407">
                <text:p>-0.0008962407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98906">
                <text:p>0.0698906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-0.0010804272">
                <text:p>-0.001080427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957352">
                <text:p>0.06957352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-0.0011454085">
                <text:p>-0.001145408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69256455">
                <text:p>0.069256455</text:p>
              </table:table-cell>
              <table:table-cell office:value-type="float" office:value="0.073208004">
                <text:p>0.073208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-0.0010308018">
                <text:p>-0.0010308018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68927005">
                <text:p>0.068927005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-0.00079547707">
                <text:p>-0.0007954770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860581">
                <text:p>0.06860581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-0.0007390414">
                <text:p>-0.000739041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829697">
                <text:p>0.06829697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-0.00080233865">
                <text:p>-0.00080233865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799636">
                <text:p>0.06799636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-0.0009858839">
                <text:p>-0.0009858839</text:p>
              </table:table-cell>
              <table:table-cell office:value-type="float" office:value="0">
                <text:p>0</text:p>
              </table:table-cell>
              <table:table-cell office:value-type="float" office:value="0.06770399">
                <text:p>0.06770399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-0.0009903412">
                <text:p>-0.000990341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739926">
                <text:p>0.06739926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-0.0009347464">
                <text:p>-0.000934746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6709865">
                <text:p>0.06709865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-0.00081915956">
                <text:p>-0.0008191595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6677745">
                <text:p>0.06677745</text:p>
              </table:table-cell>
              <table:table-cell office:value-type="float" office:value="0.0695476">
                <text:p>0.06954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-0.0007029398">
                <text:p>-0.0007029398</text:p>
              </table:table-cell>
              <table:table-cell office:value-type="float" office:value="0">
                <text:p>0</text:p>
              </table:table-cell>
              <table:table-cell office:value-type="float" office:value="0.06646449">
                <text:p>0.06646449</text:p>
              </table:table-cell>
              <table:table-cell office:value-type="float" office:value="0.065887205">
                <text:p>0.0658872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-0.00070608966">
                <text:p>-0.00070608966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66168">
                <text:p>0.066168</text:p>
              </table:table-cell>
              <table:table-cell office:value-type="float" office:value="0.065887205">
                <text:p>0.0658872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-0.0008293324">
                <text:p>-0.000829332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5871514">
                <text:p>0.065871514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-0.0008930609">
                <text:p>-0.0008930609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557914">
                <text:p>0.06557914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-0.00083702867">
                <text:p>-0.0008370286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528676">
                <text:p>0.06528676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-0.0007807617">
                <text:p>-0.0007807617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06499439">
                <text:p>0.06499439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-0.00042420835">
                <text:p>-0.00042420835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0.064689666">
                <text:p>0.064689666</text:p>
              </table:table-cell>
              <table:table-cell office:value-type="float" office:value="0.065887205">
                <text:p>0.0658872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-0.000065949454">
                <text:p>-0.000065949454</text:p>
              </table:table-cell>
              <table:table-cell office:value-type="float" office:value="0">
                <text:p>0</text:p>
              </table:table-cell>
              <table:table-cell office:value-type="float" office:value="0.06439317">
                <text:p>0.06439317</text:p>
              </table:table-cell>
              <table:table-cell office:value-type="float" office:value="0.0603966">
                <text:p>0.06039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-0.000066228975">
                <text:p>-0.000066228975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412138">
                <text:p>0.06412138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00024657557">
                <text:p>-0.00024657557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6385371">
                <text:p>0.06385371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00048768386">
                <text:p>-0.0004876838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6359016">
                <text:p>0.06359016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00078986556">
                <text:p>-0.00078986556</text:p>
              </table:table-cell>
              <table:table-cell office:value-type="float" office:value="0">
                <text:p>0</text:p>
              </table:table-cell>
              <table:table-cell office:value-type="float" office:value="0.063322484">
                <text:p>0.063322484</text:p>
              </table:table-cell>
              <table:table-cell office:value-type="float" office:value="0.062226802">
                <text:p>0.0622268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0007933739">
                <text:p>-0.0007933739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304246">
                <text:p>0.06304246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00073703355">
                <text:p>-0.0007370335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6275009">
                <text:p>0.06275009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0.0005603708">
                <text:p>-0.000560370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62457718">
                <text:p>0.062457718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0.00038282867">
                <text:p>-0.00038282867</text:p>
              </table:table-cell>
              <table:table-cell office:value-type="float" office:value="0">
                <text:p>0</text:p>
              </table:table-cell>
              <table:table-cell office:value-type="float" office:value="0.062173575">
                <text:p>0.062173575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0.00038445834">
                <text:p>-0.0003844583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1910022">
                <text:p>0.061910022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0.0005662103">
                <text:p>-0.0005662103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61642352">
                <text:p>0.061642352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0.00080874574">
                <text:p>-0.0008087457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13788">
                <text:p>0.0613788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0.0009923739">
                <text:p>-0.0009923739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61111126">
                <text:p>0.061111126</text:p>
              </table:table-cell>
              <table:table-cell office:value-type="float" office:value="0.062226802">
                <text:p>0.0622268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0.0011170127">
                <text:p>-0.0011170127</text:p>
              </table:table-cell>
              <table:table-cell office:value-type="float" office:value="0">
                <text:p>0</text:p>
              </table:table-cell>
              <table:table-cell office:value-type="float" office:value="0.060831103">
                <text:p>0.060831103</text:p>
              </table:table-cell>
              <table:table-cell office:value-type="float" office:value="0.0603966">
                <text:p>0.06039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0.0011220258">
                <text:p>-0.0011220258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60559317">
                <text:p>0.060559317</text:p>
              </table:table-cell>
              <table:table-cell office:value-type="float" office:value="0.0603966">
                <text:p>0.06039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0.00088695413">
                <text:p>-0.0008869541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0287528">
                <text:p>0.060287528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0.0008308786">
                <text:p>-0.0008308786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001986">
                <text:p>0.06001986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0.00089451304">
                <text:p>-0.0008945130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5976042">
                <text:p>0.05976042</text:p>
              </table:table-cell>
              <table:table-cell office:value-type="float" office:value="0.0539909">
                <text:p>0.0539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0.0011982631">
                <text:p>-0.0011982631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59517466">
                <text:p>0.059517466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0.0015034638">
                <text:p>-0.0015034638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59266277">
                <text:p>0.059266277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0.0018099879">
                <text:p>-0.0018099879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59015088">
                <text:p>0.059015088</text:p>
              </table:table-cell>
              <table:table-cell office:value-type="float" office:value="0.0567362">
                <text:p>0.05673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0.0020713091">
                <text:p>0.0020713091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5401509">
                <text:p>0.05401509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0.0020082234">
                <text:p>0.002008223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4901509">
                <text:p>0.04901509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0.0018852712">
                <text:p>0.001885271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401509">
                <text:p>0.04401509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0.0018228292">
                <text:p>0.001822829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9015092">
                <text:p>0.039015092</text:p>
              </table:table-cell>
              <table:table-cell office:value-type="float" office:value="0.0485003">
                <text:p>0.04850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0.0018801211">
                <text:p>0.0018801211</text:p>
              </table:table-cell>
              <table:table-cell office:value-type="float" office:value="0.033276357">
                <text:p>0.033276357</text:p>
              </table:table-cell>
              <table:table-cell office:value-type="float" office:value="0.034015093">
                <text:p>0.034015093</text:p>
              </table:table-cell>
              <table:table-cell office:value-type="float" office:value="0.0393493">
                <text:p>0.03934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0.0021775244">
                <text:p>0.002177524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29015094">
                <text:p>0.029015094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0024152754">
                <text:p>0.002415275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24015095">
                <text:p>0.024015095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0026528118">
                <text:p>0.0026528118</text:p>
              </table:table-cell>
              <table:table-cell office:value-type="float" office:value="0.013310541">
                <text:p>0.013310541</text:p>
              </table:table-cell>
              <table:table-cell office:value-type="float" office:value="0.019015096">
                <text:p>0.019015096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0027712581">
                <text:p>0.0027712581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14015096">
                <text:p>0.014015096</text:p>
              </table:table-cell>
              <table:table-cell office:value-type="float" office:value="0.016471801">
                <text:p>0.0164718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0028897047">
                <text:p>0.0028897047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09015096">
                <text:p>0.009015096</text:p>
              </table:table-cell>
              <table:table-cell office:value-type="float" office:value="0.013726501">
                <text:p>0.0137265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0029484986">
                <text:p>0.0029484986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040150965">
                <text:p>0.0040150965</text:p>
              </table:table-cell>
              <table:table-cell office:value-type="float" office:value="0.0073208003">
                <text:p>0.0073208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0030675887">
                <text:p>0.0030675887</text:p>
              </table:table-cell>
              <table:table-cell office:value-type="float" office:value="0.006655272">
                <text:p>0.006655272</text:p>
              </table:table-cell>
              <table:table-cell office:value-type="float" office:value="-0.0009849034">
                <text:p>-0.0009849034</text:p>
              </table:table-cell>
              <table:table-cell office:value-type="float" office:value="0.0045755">
                <text:p>0.00457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0031270264">
                <text:p>0.0031270264</text:p>
              </table:table-cell>
              <table:table-cell office:value-type="float" office:value="0.0066552726">
                <text:p>0.0066552726</text:p>
              </table:table-cell>
              <table:table-cell office:value-type="float" office:value="-0.0059849033">
                <text:p>-0.0059849033</text:p>
              </table:table-cell>
              <table:table-cell office:value-type="float" office:value="0.00091510004">
                <text:p>0.00091510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0031871079">
                <text:p>0.0031871079</text:p>
              </table:table-cell>
              <table:table-cell office:value-type="float" office:value="0">
                <text:p>0</text:p>
              </table:table-cell>
              <table:table-cell office:value-type="float" office:value="-0.010984903">
                <text:p>-0.01098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0031871079">
                <text:p>0.0031871079</text:p>
              </table:table-cell>
              <table:table-cell office:value-type="float" office:value="0">
                <text:p>0</text:p>
              </table:table-cell>
              <table:table-cell office:value-type="float" office:value="-0.015984904">
                <text:p>-0.015984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0031871079">
                <text:p>0.0031871079</text:p>
              </table:table-cell>
              <table:table-cell office:value-type="float" office:value="0">
                <text:p>0</text:p>
              </table:table-cell>
              <table:table-cell office:value-type="float" office:value="-0.020984903">
                <text:p>-0.02098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0031871079">
                <text:p>0.0031871079</text:p>
              </table:table-cell>
              <table:table-cell office:value-type="float" office:value="0">
                <text:p>0</text:p>
              </table:table-cell>
              <table:table-cell office:value-type="float" office:value="-0.025984902">
                <text:p>-0.02598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0031871079">
                <text:p>0.0031871079</text:p>
              </table:table-cell>
              <table:table-cell office:value-type="float" office:value="0.006655272">
                <text:p>0.006655272</text:p>
              </table:table-cell>
              <table:table-cell office:value-type="float" office:value="-0.0309849">
                <text:p>-0.0309849</text:p>
              </table:table-cell>
              <table:table-cell office:value-type="float" office:value="-0.0045755">
                <text:p>-0.00457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003247404">
                <text:p>0.00324740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-0.0359849">
                <text:p>-0.0359849</text:p>
              </table:table-cell>
              <table:table-cell office:value-type="float" office:value="-0.010066099">
                <text:p>-0.0100660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003547597">
                <text:p>0.003547597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-0.0409849">
                <text:p>-0.0409849</text:p>
              </table:table-cell>
              <table:table-cell office:value-type="float" office:value="-0.013726501">
                <text:p>-0.0137265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0038484335">
                <text:p>0.0038484335</text:p>
              </table:table-cell>
              <table:table-cell office:value-type="float" office:value="0.026621088">
                <text:p>0.026621088</text:p>
              </table:table-cell>
              <table:table-cell office:value-type="float" office:value="-0.045984898">
                <text:p>-0.045984898</text:p>
              </table:table-cell>
              <table:table-cell office:value-type="float" office:value="-0.0219624">
                <text:p>-0.02196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004090476">
                <text:p>0.00409047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-0.050984897">
                <text:p>-0.050984897</text:p>
              </table:table-cell>
              <table:table-cell office:value-type="float" office:value="-0.032943603">
                <text:p>-0.0329436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0038544415">
                <text:p>0.0038544415</text:p>
              </table:table-cell>
              <table:table-cell office:value-type="float" office:value="-0.033276357">
                <text:p>-0.033276357</text:p>
              </table:table-cell>
              <table:table-cell office:value-type="float" office:value="-0.055984896">
                <text:p>-0.055984896</text:p>
              </table:table-cell>
              <table:table-cell office:value-type="float" office:value="-0.0411795">
                <text:p>-0.04117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0035589694">
                <text:p>0.0035589694</text:p>
              </table:table-cell>
              <table:table-cell office:value-type="float" office:value="0">
                <text:p>0</text:p>
              </table:table-cell>
              <table:table-cell office:value-type="float" office:value="-0.060984895">
                <text:p>-0.060984895</text:p>
              </table:table-cell>
              <table:table-cell office:value-type="float" office:value="-0.0439248">
                <text:p>-0.04392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0035630465">
                <text:p>0.003563046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-0.0659849">
                <text:p>-0.0659849</text:p>
              </table:table-cell>
              <table:table-cell office:value-type="float" office:value="-0.0466701">
                <text:p>-0.04667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0036278483">
                <text:p>0.003627848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-0.0709849">
                <text:p>-0.0709849</text:p>
              </table:table-cell>
              <table:table-cell office:value-type="float" office:value="-0.0512456">
                <text:p>-0.05124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003752518">
                <text:p>0.00375251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-0.0759849">
                <text:p>-0.0759849</text:p>
              </table:table-cell>
              <table:table-cell office:value-type="float" office:value="-0.0530758">
                <text:p>-0.05307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0038778302">
                <text:p>0.003877830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-0.080984905">
                <text:p>-0.080984905</text:p>
              </table:table-cell>
              <table:table-cell office:value-type="float" office:value="-0.055821102">
                <text:p>-0.0558211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003943491">
                <text:p>0.003943491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-0.08598491">
                <text:p>-0.08598491</text:p>
              </table:table-cell>
              <table:table-cell office:value-type="float" office:value="-0.0594815">
                <text:p>-0.05948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0038900613">
                <text:p>0.0038900613</text:p>
              </table:table-cell>
              <table:table-cell office:value-type="float" office:value="-0.046586912">
                <text:p>-0.046586912</text:p>
              </table:table-cell>
              <table:table-cell office:value-type="float" office:value="-0.09098491">
                <text:p>-0.09098491</text:p>
              </table:table-cell>
              <table:table-cell office:value-type="float" office:value="-0.0649721">
                <text:p>-0.06497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0034772155">
                <text:p>0.0034772155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-0.09598491">
                <text:p>-0.09598491</text:p>
              </table:table-cell>
              <table:table-cell office:value-type="float" office:value="-0.0722929">
                <text:p>-0.07229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0031841039">
                <text:p>0.0031841039</text:p>
              </table:table-cell>
              <table:table-cell office:value-type="float" office:value="0.053242166">
                <text:p>0.053242166</text:p>
              </table:table-cell>
              <table:table-cell office:value-type="float" office:value="-0.100984916">
                <text:p>-0.100984916</text:p>
              </table:table-cell>
              <table:table-cell office:value-type="float" office:value="-0.0860194">
                <text:p>-0.08601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003671622">
                <text:p>0.003671622</text:p>
              </table:table-cell>
              <table:table-cell office:value-type="float" office:value="0.07986326">
                <text:p>0.07986326</text:p>
              </table:table-cell>
              <table:table-cell office:value-type="float" office:value="-0.10598492">
                <text:p>-0.10598492</text:p>
              </table:table-cell>
              <table:table-cell office:value-type="float" office:value="-0.0933402">
                <text:p>-0.09334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004400539">
                <text:p>0.004400539</text:p>
              </table:table-cell>
              <table:table-cell office:value-type="float" office:value="0.06655271">
                <text:p>0.06655271</text:p>
              </table:table-cell>
              <table:table-cell office:value-type="float" office:value="-0.11098492">
                <text:p>-0.11098492</text:p>
              </table:table-cell>
              <table:table-cell office:value-type="float" office:value="-0.0951704">
                <text:p>-0.09517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0050118687">
                <text:p>0.0050118687</text:p>
              </table:table-cell>
              <table:table-cell office:value-type="float" office:value="0">
                <text:p>0</text:p>
              </table:table-cell>
              <table:table-cell office:value-type="float" office:value="-0.115984924">
                <text:p>-0.115984924</text:p>
              </table:table-cell>
              <table:table-cell office:value-type="float" office:value="-0.0970006">
                <text:p>-0.09700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005025172">
                <text:p>0.005025172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-0.12098493">
                <text:p>-0.12098493</text:p>
              </table:table-cell>
              <table:table-cell office:value-type="float" office:value="-0.097915694">
                <text:p>-0.0979156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004738927">
                <text:p>0.00473892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-0.12598492">
                <text:p>-0.12598492</text:p>
              </table:table-cell>
              <table:table-cell office:value-type="float" office:value="-0.104321405">
                <text:p>-0.1043214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0046324967">
                <text:p>0.0046324967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-0.13098492">
                <text:p>-0.13098492</text:p>
              </table:table-cell>
              <table:table-cell office:value-type="float" office:value="-0.10981201">
                <text:p>-0.109812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004886556">
                <text:p>0.00488655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-0.13598491">
                <text:p>-0.13598491</text:p>
              </table:table-cell>
              <table:table-cell office:value-type="float" office:value="-0.11804791">
                <text:p>-0.118047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0050826785">
                <text:p>0.0050826785</text:p>
              </table:table-cell>
              <table:table-cell office:value-type="float" office:value="0">
                <text:p>0</text:p>
              </table:table-cell>
              <table:table-cell office:value-type="float" office:value="-0.14098491">
                <text:p>-0.14098491</text:p>
              </table:table-cell>
              <table:table-cell office:value-type="float" office:value="-0.12262341">
                <text:p>-0.122623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0051000593">
                <text:p>0.0051000593</text:p>
              </table:table-cell>
              <table:table-cell office:value-type="float" office:value="0.01996582">
                <text:p>0.01996582</text:p>
              </table:table-cell>
              <table:table-cell office:value-type="float" office:value="-0.1459849">
                <text:p>-0.1459849</text:p>
              </table:table-cell>
              <table:table-cell office:value-type="float" office:value="-0.12902911">
                <text:p>-0.12902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0052983286">
                <text:p>0.005298328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-0.1509849">
                <text:p>-0.1509849</text:p>
              </table:table-cell>
              <table:table-cell office:value-type="float" office:value="-0.1345197">
                <text:p>-0.13451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005618691">
                <text:p>0.005618691</text:p>
              </table:table-cell>
              <table:table-cell office:value-type="float" office:value="0">
                <text:p>0</text:p>
              </table:table-cell>
              <table:table-cell office:value-type="float" office:value="-0.1559849">
                <text:p>-0.1559849</text:p>
              </table:table-cell>
              <table:table-cell office:value-type="float" office:value="-0.13726501">
                <text:p>-0.137265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0056403633">
                <text:p>0.0056403633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-0.15942924">
                <text:p>-0.15942924</text:p>
              </table:table-cell>
              <table:table-cell office:value-type="float" office:value="-0.1381801">
                <text:p>-0.13818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0053622723">
                <text:p>0.0053622723</text:p>
              </table:table-cell>
              <table:table-cell office:value-type="float" office:value="-0.03993164">
                <text:p>-0.03993164</text:p>
              </table:table-cell>
              <table:table-cell office:value-type="float" office:value="-0.15880744">
                <text:p>-0.15880744</text:p>
              </table:table-cell>
              <table:table-cell office:value-type="float" office:value="-0.1409254">
                <text:p>-0.14092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00502367">
                <text:p>0.0050236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-0.15817328">
                <text:p>-0.15817328</text:p>
              </table:table-cell>
              <table:table-cell office:value-type="float" office:value="-0.14733112">
                <text:p>-0.14733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0049848314">
                <text:p>0.0049848314</text:p>
              </table:table-cell>
              <table:table-cell office:value-type="float" office:value="-0.033276364">
                <text:p>-0.033276364</text:p>
              </table:table-cell>
              <table:table-cell office:value-type="float" office:value="-0.15751031">
                <text:p>-0.15751031</text:p>
              </table:table-cell>
              <table:table-cell office:value-type="float" office:value="-0.14733112">
                <text:p>-0.14733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004705667">
                <text:p>0.004705667</text:p>
              </table:table-cell>
              <table:table-cell office:value-type="float" office:value="0.03993164">
                <text:p>0.03993164</text:p>
              </table:table-cell>
              <table:table-cell office:value-type="float" office:value="-0.15684733">
                <text:p>-0.15684733</text:p>
              </table:table-cell>
              <table:table-cell office:value-type="float" office:value="-0.15373681">
                <text:p>-0.153736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005086756">
                <text:p>0.005086756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-0.15615553">
                <text:p>-0.15615553</text:p>
              </table:table-cell>
              <table:table-cell office:value-type="float" office:value="-0.1528217">
                <text:p>-0.15282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0055294274">
                <text:p>0.005529427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-0.15546784">
                <text:p>-0.15546784</text:p>
              </table:table-cell>
              <table:table-cell office:value-type="float" office:value="-0.14733112">
                <text:p>-0.14733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0056131124">
                <text:p>0.005613112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-0.15480486">
                <text:p>-0.15480486</text:p>
              </table:table-cell>
              <table:table-cell office:value-type="float" office:value="-0.1445858">
                <text:p>-0.14458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0058770417">
                <text:p>0.0058770417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-0.15415423">
                <text:p>-0.15415423</text:p>
              </table:table-cell>
              <table:table-cell office:value-type="float" office:value="-0.14367071">
                <text:p>-0.14367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006201911">
                <text:p>0.00620191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-0.15350772">
                <text:p>-0.15350772</text:p>
              </table:table-cell>
              <table:table-cell office:value-type="float" office:value="-0.1455009">
                <text:p>-0.14550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0062885997">
                <text:p>0.0062885997</text:p>
              </table:table-cell>
              <table:table-cell office:value-type="float" office:value="0.01996582">
                <text:p>0.01996582</text:p>
              </table:table-cell>
              <table:table-cell office:value-type="float" office:value="-0.152853">
                <text:p>-0.152853</text:p>
              </table:table-cell>
              <table:table-cell office:value-type="float" office:value="-0.14367071">
                <text:p>-0.143670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0064952374">
                <text:p>0.006495237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-0.1522065">
                <text:p>-0.1522065</text:p>
              </table:table-cell>
              <table:table-cell office:value-type="float" office:value="-0.1381801">
                <text:p>-0.13818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0067020888">
                <text:p>0.0067020888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-0.1515847">
                <text:p>-0.1515847</text:p>
              </table:table-cell>
              <table:table-cell office:value-type="float" office:value="-0.1390952">
                <text:p>-0.13909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006609606">
                <text:p>0.00660960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-0.15095878">
                <text:p>-0.15095878</text:p>
              </table:table-cell>
              <table:table-cell office:value-type="float" office:value="-0.13634992">
                <text:p>-0.136349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0065765614">
                <text:p>0.006576561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-0.15034522">
                <text:p>-0.15034522</text:p>
              </table:table-cell>
              <table:table-cell office:value-type="float" office:value="-0.1390952">
                <text:p>-0.13909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006724405">
                <text:p>0.00672440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-0.14971933">
                <text:p>-0.14971933</text:p>
              </table:table-cell>
              <table:table-cell office:value-type="float" office:value="-0.14275561">
                <text:p>-0.142755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0068733217">
                <text:p>0.0068733217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-0.14907694">
                <text:p>-0.14907694</text:p>
              </table:table-cell>
              <table:table-cell office:value-type="float" office:value="-0.14001031">
                <text:p>-0.140010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0072026965">
                <text:p>0.007202696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-0.1484469">
                <text:p>-0.1484469</text:p>
              </table:table-cell>
              <table:table-cell office:value-type="float" office:value="-0.1445858">
                <text:p>-0.14458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007474351">
                <text:p>0.007474351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-0.14779629">
                <text:p>-0.14779629</text:p>
              </table:table-cell>
              <table:table-cell office:value-type="float" office:value="-0.1390952">
                <text:p>-0.13909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00798633">
                <text:p>0.00798633</text:p>
              </table:table-cell>
              <table:table-cell office:value-type="float" office:value="0">
                <text:p>0</text:p>
              </table:table-cell>
              <table:table-cell office:value-type="float" office:value="-0.1471704">
                <text:p>-0.1471704</text:p>
              </table:table-cell>
              <table:table-cell office:value-type="float" office:value="-0.1390952">
                <text:p>-0.13909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0080204485">
                <text:p>0.008020448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-0.14654449">
                <text:p>-0.14654449</text:p>
              </table:table-cell>
              <table:table-cell office:value-type="float" office:value="-0.13634992">
                <text:p>-0.136349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008114219">
                <text:p>0.008114219</text:p>
              </table:table-cell>
              <table:table-cell office:value-type="float" office:value="0.01996582">
                <text:p>0.01996582</text:p>
              </table:table-cell>
              <table:table-cell office:value-type="float" office:value="-0.14593093">
                <text:p>-0.14593093</text:p>
              </table:table-cell>
              <table:table-cell office:value-type="float" office:value="-0.1345197">
                <text:p>-0.1345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008328152">
                <text:p>0.008328152</text:p>
              </table:table-cell>
              <table:table-cell office:value-type="float" office:value="0">
                <text:p>0</text:p>
              </table:table-cell>
              <table:table-cell office:value-type="float" office:value="-0.14532562">
                <text:p>-0.14532562</text:p>
              </table:table-cell>
              <table:table-cell office:value-type="float" office:value="-0.1354348">
                <text:p>-0.13543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008363128">
                <text:p>0.008363128</text:p>
              </table:table-cell>
              <table:table-cell office:value-type="float" office:value="0">
                <text:p>0</text:p>
              </table:table-cell>
              <table:table-cell office:value-type="float" office:value="-0.14471619">
                <text:p>-0.14471619</text:p>
              </table:table-cell>
              <table:table-cell office:value-type="float" office:value="-0.1354348">
                <text:p>-0.1354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